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5C86DAED.png"/>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a2" style:family="table">
      <style:table-properties style:width="23.626cm" fo:margin-left="0cm" fo:margin-right="2.074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725cm" style:rel-column-width="7559*"/>
    </style:style>
    <style:style style:name="Tabla2.B" style:family="table-column">
      <style:table-column-properties style:column-width="1.819cm" style:rel-column-width="5044*"/>
    </style:style>
    <style:style style:name="Tabla2.C" style:family="table-column">
      <style:table-column-properties style:column-width="1.229cm" style:rel-column-width="3410*"/>
    </style:style>
    <style:style style:name="Tabla2.D" style:family="table-column">
      <style:table-column-properties style:column-width="1.656cm" style:rel-column-width="4594*"/>
    </style:style>
    <style:style style:name="Tabla2.E" style:family="table-column">
      <style:table-column-properties style:column-width="1.63cm" style:rel-column-width="4521*"/>
    </style:style>
    <style:style style:name="Tabla2.F" style:family="table-column">
      <style:table-column-properties style:column-width="0.803cm" style:rel-column-width="2226*"/>
    </style:style>
    <style:style style:name="Tabla2.G" style:family="table-column">
      <style:table-column-properties style:column-width="0.908cm" style:rel-column-width="2519*"/>
    </style:style>
    <style:style style:name="Tabla2.H" style:family="table-column">
      <style:table-column-properties style:column-width="1.15cm" style:rel-column-width="3190*"/>
    </style:style>
    <style:style style:name="Tabla2.I" style:family="table-column">
      <style:table-column-properties style:column-width="1.175cm" style:rel-column-width="3258*"/>
    </style:style>
    <style:style style:name="Tabla2.K" style:family="table-column">
      <style:table-column-properties style:column-width="2.298cm" style:rel-column-width="6375*"/>
    </style:style>
    <style:style style:name="Tabla2.L" style:family="table-column">
      <style:table-column-properties style:column-width="1.685cm" style:rel-column-width="4672*"/>
    </style:style>
    <style:style style:name="Tabla2.M" style:family="table-column">
      <style:table-column-properties style:column-width="1.977cm" style:rel-column-width="5484*"/>
    </style:style>
    <style:style style:name="Tabla2.N" style:family="table-column">
      <style:table-column-properties style:column-width="1.764cm" style:rel-column-width="4892*"/>
    </style:style>
    <style:style style:name="Tabla2.O" style:family="table-column">
      <style:table-column-properties style:column-width="1.9cm" style:rel-column-width="5272*"/>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table-properties style:width="25.469cm" fo:margin-left="0cm" fo:margin-right="0.231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2.725cm" style:rel-column-width="7012*"/>
    </style:style>
    <style:style style:name="Tabla3.B" style:family="table-column">
      <style:table-column-properties style:column-width="1.819cm" style:rel-column-width="4679*"/>
    </style:style>
    <style:style style:name="Tabla3.C" style:family="table-column">
      <style:table-column-properties style:column-width="2.404cm" style:rel-column-width="6186*"/>
    </style:style>
    <style:style style:name="Tabla3.D" style:family="table-column">
      <style:table-column-properties style:column-width="1.871cm" style:rel-column-width="4815*"/>
    </style:style>
    <style:style style:name="Tabla3.E" style:family="table-column">
      <style:table-column-properties style:column-width="1.496cm" style:rel-column-width="3848*"/>
    </style:style>
    <style:style style:name="Tabla3.F" style:family="table-column">
      <style:table-column-properties style:column-width="2.713cm" style:rel-column-width="6980*"/>
    </style:style>
    <style:style style:name="Tabla3.G" style:family="table-column">
      <style:table-column-properties style:column-width="1.991cm" style:rel-column-width="5124*"/>
    </style:style>
    <style:style style:name="Tabla3.H" style:family="table-column">
      <style:table-column-properties style:column-width="2.485cm" style:rel-column-width="6395*"/>
    </style:style>
    <style:style style:name="Tabla3.I" style:family="table-column">
      <style:table-column-properties style:column-width="7.966cm" style:rel-column-width="20496*"/>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e21" style:family="table">
      <style:table-properties style:width="17cm" table:align="margins"/>
    </style:style>
    <style:style style:name="Table21.A" style:family="table-column">
      <style:table-column-properties style:column-width="15.111cm" style:rel-column-width="58251*"/>
    </style:style>
    <style:style style:name="Table21.B" style:family="table-column">
      <style:table-column-properties style:column-width="1.889cm" style:rel-column-width="7284*"/>
    </style:style>
    <style:style style:name="Table21.A1" style:family="table-cell">
      <style:table-cell-properties style:vertical-align="middle" fo:padding="0.097cm" fo:border="none"/>
    </style:style>
    <style:style style:name="Table22" style:family="table">
      <style:table-properties style:width="17cm" table:align="margins"/>
    </style:style>
    <style:style style:name="Table22.A" style:family="table-column">
      <style:table-column-properties style:column-width="15.111cm" style:rel-column-width="58251*"/>
    </style:style>
    <style:style style:name="Table22.B" style:family="table-column">
      <style:table-column-properties style:column-width="1.889cm" style:rel-column-width="7284*"/>
    </style:style>
    <style:style style:name="Table22.A1" style:family="table-cell">
      <style:table-cell-properties style:vertical-align="middle" fo:padding="0.097cm" fo:border="none"/>
    </style:style>
    <style:style style:name="Table23" style:family="table">
      <style:table-properties style:width="17cm" table:align="margins"/>
    </style:style>
    <style:style style:name="Table23.A" style:family="table-column">
      <style:table-column-properties style:column-width="15.111cm" style:rel-column-width="58251*"/>
    </style:style>
    <style:style style:name="Table23.B" style:family="table-column">
      <style:table-column-properties style:column-width="1.889cm" style:rel-column-width="7284*"/>
    </style:style>
    <style:style style:name="Table23.A1" style:family="table-cell">
      <style:table-cell-properties style:vertical-align="middle" fo:padding="0.097cm" fo:border="none"/>
    </style:style>
    <style:style style:name="Table24" style:family="table">
      <style:table-properties style:width="17cm" table:align="margins"/>
    </style:style>
    <style:style style:name="Table24.A" style:family="table-column">
      <style:table-column-properties style:column-width="15.111cm" style:rel-column-width="58251*"/>
    </style:style>
    <style:style style:name="Table24.B" style:family="table-column">
      <style:table-column-properties style:column-width="1.889cm" style:rel-column-width="7284*"/>
    </style:style>
    <style:style style:name="Table24.A1" style:family="table-cell">
      <style:table-cell-properties style:vertical-align="middle" fo:padding="0.097cm" fo:border="none"/>
    </style:style>
    <style:style style:name="Table25" style:family="table">
      <style:table-properties style:width="17cm" table:align="margins"/>
    </style:style>
    <style:style style:name="Table25.A" style:family="table-column">
      <style:table-column-properties style:column-width="15.111cm" style:rel-column-width="58251*"/>
    </style:style>
    <style:style style:name="Table25.B" style:family="table-column">
      <style:table-column-properties style:column-width="1.889cm" style:rel-column-width="7284*"/>
    </style:style>
    <style:style style:name="Table25.A1" style:family="table-cell">
      <style:table-cell-properties style:vertical-align="middle" fo:padding="0.097cm" fo:border="none"/>
    </style:style>
    <style:style style:name="Table26" style:family="table">
      <style:table-properties style:width="17cm" table:align="margins"/>
    </style:style>
    <style:style style:name="Table26.A" style:family="table-column">
      <style:table-column-properties style:column-width="15.111cm" style:rel-column-width="58251*"/>
    </style:style>
    <style:style style:name="Table26.B" style:family="table-column">
      <style:table-column-properties style:column-width="1.889cm" style:rel-column-width="7284*"/>
    </style:style>
    <style:style style:name="Table26.A1" style:family="table-cell">
      <style:table-cell-properties style:vertical-align="middle" fo:padding="0.097cm" fo:border="none"/>
    </style:style>
    <style:style style:name="Table27" style:family="table">
      <style:table-properties style:width="17cm" table:align="margins"/>
    </style:style>
    <style:style style:name="Table27.A" style:family="table-column">
      <style:table-column-properties style:column-width="15.111cm" style:rel-column-width="58251*"/>
    </style:style>
    <style:style style:name="Table27.B" style:family="table-column">
      <style:table-column-properties style:column-width="1.889cm" style:rel-column-width="7284*"/>
    </style:style>
    <style:style style:name="Table27.A1" style:family="table-cell">
      <style:table-cell-properties style:vertical-align="middle" fo:padding="0.097cm" fo:border="none"/>
    </style:style>
    <style:style style:name="Table28" style:family="table">
      <style:table-properties style:width="17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A1" style:family="table-cell">
      <style:table-cell-properties style:vertical-align="middle" fo:padding="0.097cm" fo:border="none"/>
    </style:style>
    <style:style style:name="Table29" style:family="table">
      <style:table-properties style:width="17cm" table:align="margins"/>
    </style:style>
    <style:style style:name="Table29.A" style:family="table-column">
      <style:table-column-properties style:column-width="15.111cm" style:rel-column-width="58251*"/>
    </style:style>
    <style:style style:name="Table29.B" style:family="table-column">
      <style:table-column-properties style:column-width="1.889cm" style:rel-column-width="7284*"/>
    </style:style>
    <style:style style:name="Table29.A1" style:family="table-cell">
      <style:table-cell-properties style:vertical-align="middle" fo:padding="0.097cm" fo:border="none"/>
    </style:style>
    <style:style style:name="Table30" style:family="table">
      <style:table-properties style:width="17cm" table:align="margins"/>
    </style:style>
    <style:style style:name="Table30.A" style:family="table-column">
      <style:table-column-properties style:column-width="15.111cm" style:rel-column-width="58251*"/>
    </style:style>
    <style:style style:name="Table30.B" style:family="table-column">
      <style:table-column-properties style:column-width="1.889cm" style:rel-column-width="7284*"/>
    </style:style>
    <style:style style:name="Table30.A1" style:family="table-cell">
      <style:table-cell-properties style:vertical-align="middle" fo:padding="0.097cm" fo:border="none"/>
    </style:style>
    <style:style style:name="Table31" style:family="table">
      <style:table-properties style:width="17cm" table:align="margins"/>
    </style:style>
    <style:style style:name="Table31.A" style:family="table-column">
      <style:table-column-properties style:column-width="15.111cm" style:rel-column-width="58251*"/>
    </style:style>
    <style:style style:name="Table31.B" style:family="table-column">
      <style:table-column-properties style:column-width="1.889cm" style:rel-column-width="7284*"/>
    </style:style>
    <style:style style:name="Table31.A1" style:family="table-cell">
      <style:table-cell-properties style:vertical-align="middle" fo:padding="0.097cm" fo:border="none"/>
    </style:style>
    <style:style style:name="Table32" style:family="table">
      <style:table-properties style:width="17cm" table:align="margins"/>
    </style:style>
    <style:style style:name="Table32.A" style:family="table-column">
      <style:table-column-properties style:column-width="15.111cm" style:rel-column-width="58251*"/>
    </style:style>
    <style:style style:name="Table32.B" style:family="table-column">
      <style:table-column-properties style:column-width="1.889cm" style:rel-column-width="7284*"/>
    </style:style>
    <style:style style:name="Table32.A1" style:family="table-cell">
      <style:table-cell-properties style:vertical-align="middle" fo:padding="0.097cm" fo:border="none"/>
    </style:style>
    <style:style style:name="Table33" style:family="table">
      <style:table-properties style:width="17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A1" style:family="table-cell">
      <style:table-cell-properties style:vertical-align="middle" fo:padding="0.097cm" fo:border="none"/>
    </style:style>
    <style:style style:name="Table34" style:family="table">
      <style:table-properties style:width="17cm" table:align="margins"/>
    </style:style>
    <style:style style:name="Table34.A" style:family="table-column">
      <style:table-column-properties style:column-width="15.111cm" style:rel-column-width="58251*"/>
    </style:style>
    <style:style style:name="Table34.B" style:family="table-column">
      <style:table-column-properties style:column-width="1.889cm" style:rel-column-width="7284*"/>
    </style:style>
    <style:style style:name="Table34.A1" style:family="table-cell">
      <style:table-cell-properties style:vertical-align="middle" fo:padding="0.097cm" fo:border="none"/>
    </style:style>
    <style:style style:name="Table35" style:family="table">
      <style:table-properties style:width="17cm" table:align="margins"/>
    </style:style>
    <style:style style:name="Table35.A" style:family="table-column">
      <style:table-column-properties style:column-width="15.111cm" style:rel-column-width="58251*"/>
    </style:style>
    <style:style style:name="Table35.B" style:family="table-column">
      <style:table-column-properties style:column-width="1.889cm" style:rel-column-width="7284*"/>
    </style:style>
    <style:style style:name="Table35.A1" style:family="table-cell">
      <style:table-cell-properties style:vertical-align="middle" fo:padding="0.097cm" fo:border="none"/>
    </style:style>
    <style:style style:name="Table36" style:family="table">
      <style:table-properties style:width="17cm" table:align="margins"/>
    </style:style>
    <style:style style:name="Table36.A" style:family="table-column">
      <style:table-column-properties style:column-width="15.111cm" style:rel-column-width="58251*"/>
    </style:style>
    <style:style style:name="Table36.B" style:family="table-column">
      <style:table-column-properties style:column-width="1.889cm" style:rel-column-width="7284*"/>
    </style:style>
    <style:style style:name="Table36.A1" style:family="table-cell">
      <style:table-cell-properties style:vertical-align="middle" fo:padding="0.097cm" fo:border="none"/>
    </style:style>
    <style:style style:name="Table37" style:family="table">
      <style:table-properties style:width="17cm" table:align="margins"/>
    </style:style>
    <style:style style:name="Table37.A" style:family="table-column">
      <style:table-column-properties style:column-width="15.111cm" style:rel-column-width="58251*"/>
    </style:style>
    <style:style style:name="Table37.B" style:family="table-column">
      <style:table-column-properties style:column-width="1.889cm" style:rel-column-width="7284*"/>
    </style:style>
    <style:style style:name="Table37.A1" style:family="table-cell">
      <style:table-cell-properties style:vertical-align="middle" fo:padding="0.097cm" fo:border="none"/>
    </style:style>
    <style:style style:name="Table38" style:family="table">
      <style:table-properties style:width="17cm" table:align="margins"/>
    </style:style>
    <style:style style:name="Table38.A" style:family="table-column">
      <style:table-column-properties style:column-width="15.111cm" style:rel-column-width="58251*"/>
    </style:style>
    <style:style style:name="Table38.B" style:family="table-column">
      <style:table-column-properties style:column-width="1.889cm" style:rel-column-width="7284*"/>
    </style:style>
    <style:style style:name="Table38.A1" style:family="table-cell">
      <style:table-cell-properties style:vertical-align="middle" fo:padding="0.097cm" fo:border="none"/>
    </style:style>
    <style:style style:name="Table39" style:family="table">
      <style:table-properties style:width="17cm" table:align="margins"/>
    </style:style>
    <style:style style:name="Table39.A" style:family="table-column">
      <style:table-column-properties style:column-width="15.111cm" style:rel-column-width="58251*"/>
    </style:style>
    <style:style style:name="Table39.B" style:family="table-column">
      <style:table-column-properties style:column-width="1.889cm" style:rel-column-width="7284*"/>
    </style:style>
    <style:style style:name="Table39.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font-style="normal"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language="es" fo:country="AR"/>
    </style:style>
    <style:style style:name="P1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0"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1"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2"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3"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4" style:family="paragraph" style:parent-style-name="Text_20_body">
      <style:text-properties fo:font-style="normal" style:text-underline-style="none" fo:background-color="#ff0000" style:font-style-asian="normal" style:font-style-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0" style:family="paragraph" style:parent-style-name="Text_20_body">
      <style:text-properties style:font-name="Liberation Sans" fo:font-style="italic" style:font-size-asian="14pt" style:font-style-asian="italic" style:font-size-complex="14pt" style:font-style-complex="italic"/>
    </style:style>
    <style:style style:name="P31" style:family="paragraph" style:parent-style-name="Text_20_body">
      <style:text-properties style:font-name="Liberation Serif1" fo:font-size="12pt" style:font-size-asian="12pt" style:font-size-complex="12pt"/>
    </style:style>
    <style:style style:name="P32"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3" style:family="paragraph" style:parent-style-name="Text_20_body">
      <style:text-properties fo:font-variant="normal" fo:text-transform="none" fo:color="#000000" style:font-name="Verdana" fo:font-size="9.75pt" fo:letter-spacing="normal" fo:font-style="normal" fo:font-weight="normal"/>
    </style:style>
    <style:style style:name="P34" style:family="paragraph" style:parent-style-name="Text_20_body">
      <style:paragraph-properties fo:orphans="2" fo:widows="2"/>
      <style:text-properties fo:color="#000000" style:font-name="Times New Roman" text:display="none"/>
    </style:style>
    <style:style style:name="P35" style:family="paragraph" style:parent-style-name="Text_20_body">
      <style:paragraph-properties fo:orphans="2" fo:widows="2"/>
      <style:text-properties fo:color="#000000" style:font-name="Liberation Serif" fo:language="es" fo:country="AR"/>
    </style:style>
    <style:style style:name="P36" style:family="paragraph" style:parent-style-name="Text_20_body">
      <style:text-properties fo:language="en" fo:country="US"/>
    </style:style>
    <style:style style:name="P37" style:family="paragraph" style:parent-style-name="Text_20_body">
      <style:text-properties fo:language="en" fo:country="US" fo:font-style="normal" style:text-underline-style="none" fo:background-color="transparent" style:font-style-asian="normal" style:font-style-complex="normal"/>
    </style:style>
    <style:style style:name="P38" style:family="paragraph" style:parent-style-name="Text_20_body">
      <style:text-properties fo:font-style="italic" style:font-style-asian="italic" style:font-style-complex="italic"/>
    </style:style>
    <style:style style:name="P39" style:family="paragraph" style:parent-style-name="Text_20_body">
      <style:paragraph-properties fo:orphans="2" fo:widows="2"/>
    </style:style>
    <style:style style:name="P40" style:family="paragraph" style:parent-style-name="Text_20_body">
      <style:paragraph-properties fo:margin-left="1.251cm" fo:margin-right="0cm" fo:text-indent="0cm" style:auto-text-indent="false">
        <style:tab-stops/>
      </style:paragraph-properties>
    </style:style>
    <style:style style:name="P41" style:family="paragraph" style:parent-style-name="Text_20_body">
      <style:paragraph-properties fo:margin-top="0cm" fo:margin-bottom="0cm"/>
    </style:style>
    <style:style style:name="P42" style:family="paragraph" style:parent-style-name="Text_20_body">
      <style:paragraph-properties fo:margin-top="0cm" fo:margin-bottom="0cm"/>
      <style:text-properties fo:font-weight="normal" style:font-weight-asian="normal" style:font-weight-complex="normal"/>
    </style:style>
    <style:style style:name="P43" style:family="paragraph" style:parent-style-name="Text_20_body">
      <style:paragraph-properties fo:margin-top="0cm" fo:margin-bottom="0cm"/>
      <style:text-properties fo:font-weight="normal" fo:background-color="#ff420e" style:font-weight-asian="normal" style:font-weight-complex="normal"/>
    </style:style>
    <style:style style:name="P44" style:family="paragraph" style:parent-style-name="Text_20_body">
      <style:paragraph-properties fo:margin-top="0cm" fo:margin-bottom="0cm"/>
      <style:text-properties fo:font-weight="bold"/>
    </style:style>
    <style:style style:name="P45" style:family="paragraph" style:parent-style-name="Text_20_body">
      <style:paragraph-properties fo:margin-top="0cm" fo:margin-bottom="0cm"/>
      <style:text-properties fo:font-weight="bold" style:font-weight-asian="normal" style:font-weight-complex="normal"/>
    </style:style>
    <style:style style:name="P46" style:family="paragraph" style:parent-style-name="Text_20_body">
      <style:paragraph-properties fo:margin-top="0cm" fo:margin-bottom="0cm"/>
      <style:text-properties fo:font-weight="bold" fo:background-color="transparent" style:font-weight-asian="bold" style:font-weight-complex="bold"/>
    </style:style>
    <style:style style:name="P47"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9" style:family="paragraph" style:parent-style-name="Standard">
      <style:text-properties fo:language="es" fo:country="ES"/>
    </style:style>
    <style:style style:name="P50" style:family="paragraph" style:parent-style-name="Standard">
      <style:text-properties style:font-name-asian="MOHNJB+Arial" style:font-name-complex="MOIIIM+Verdana-Bold" style:font-size-complex="10pt"/>
    </style:style>
    <style:style style:name="P51" style:family="paragraph" style:parent-style-name="Standard">
      <style:text-properties style:font-name-asian="MOHNJB+Arial" style:font-name-complex="MOHNJB+Arial"/>
    </style:style>
    <style:style style:name="P52" style:family="paragraph" style:parent-style-name="Standard">
      <style:text-properties style:font-name-asian="MOHOAN+TimesNewRoman" style:font-name-complex="MOHOAN+TimesNewRoman"/>
    </style:style>
    <style:style style:name="P5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5" style:family="paragraph" style:parent-style-name="Standard">
      <style:paragraph-properties style:text-autospace="none"/>
    </style:style>
    <style:style style:name="P56"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7"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8" style:family="paragraph" style:parent-style-name="Standard">
      <style:text-properties fo:color="#000000"/>
    </style:style>
    <style:style style:name="P59" style:family="paragraph" style:parent-style-name="Standard">
      <style:text-properties style:text-position="0% 100%" fo:language="es" fo:country="AR"/>
    </style:style>
    <style:style style:name="P60"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1" style:family="paragraph" style:parent-style-name="Standard">
      <style:text-properties fo:language="es" fo:country="AR"/>
    </style:style>
    <style:style style:name="P62" style:family="paragraph" style:parent-style-name="Text_20_body">
      <style:paragraph-properties fo:margin-top="0.423cm" fo:margin-bottom="0.212cm"/>
    </style:style>
    <style:style style:name="P63" style:family="paragraph" style:parent-style-name="Text_20_body">
      <style:paragraph-properties fo:margin-top="0.423cm" fo:margin-bottom="0.212cm"/>
      <style:text-properties style:font-name="Liberation Sans" fo:font-size="14pt" style:font-size-asian="14pt" style:font-size-complex="14pt"/>
    </style:style>
    <style:style style:name="P64"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5" style:family="paragraph" style:parent-style-name="Text_20_body">
      <style:paragraph-properties fo:margin-top="0.423cm" fo:margin-bottom="0.212cm"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6" style:family="paragraph" style:parent-style-name="Text_20_body">
      <style:paragraph-properties fo:margin-top="0.423cm" fo:margin-bottom="0.212cm" fo:hyphenation-ladder-count="no-limit"/>
      <style:text-properties fo:hyphenate="false" fo:hyphenation-remain-char-count="0" fo:hyphenation-push-char-count="0"/>
    </style:style>
    <style:style style:name="P67"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Standard">
      <style:paragraph-properties fo:margin-top="0.423cm" fo:margin-bottom="0.212cm"/>
      <style:text-properties fo:color="#ff0000" style:font-name="Liberation Sans" style:font-size-asian="14pt" style:font-size-complex="14pt"/>
    </style:style>
    <style:style style:name="P69" style:family="paragraph" style:parent-style-name="Standard">
      <style:paragraph-properties fo:margin-top="0.423cm" fo:margin-bottom="0.212cm"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0" style:family="paragraph" style:parent-style-name="Heading_20_1">
      <style:paragraph-properties fo:text-align="center" style:justify-single-word="false"/>
    </style:style>
    <style:style style:name="P71" style:family="paragraph" style:parent-style-name="Standard">
      <style:paragraph-properties fo:break-before="page"/>
    </style:style>
    <style:style style:name="P72"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3" style:family="paragraph" style:parent-style-name="Text_20_body">
      <style:paragraph-properties fo:break-before="page"/>
      <style:text-properties style:font-name="Liberation Serif1"/>
    </style:style>
    <style:style style:name="P74" style:family="paragraph" style:parent-style-name="Text_20_body">
      <style:paragraph-properties fo:break-before="page"/>
      <style:text-properties fo:font-style="italic" style:font-style-asian="italic" style:font-style-complex="italic"/>
    </style:style>
    <style:style style:name="P75"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6" style:family="paragraph" style:parent-style-name="Footnote">
      <style:text-properties fo:font-style="italic" style:font-style-asian="italic" style:font-style-complex="italic"/>
    </style:style>
    <style:style style:name="P77" style:family="paragraph" style:parent-style-name="Footnote">
      <style:paragraph-properties fo:margin-left="0cm" fo:margin-right="0cm" fo:text-indent="0cm" style:auto-text-indent="false"/>
    </style:style>
    <style:style style:name="P78" style:family="paragraph" style:parent-style-name="Footnote">
      <style:paragraph-properties fo:margin-left="0cm" fo:margin-right="0cm" fo:orphans="2" fo:widows="2" fo:text-indent="0cm" style:auto-text-indent="false"/>
    </style:style>
    <style:style style:name="P79" style:family="paragraph" style:parent-style-name="Table_20_Contents">
      <style:paragraph-properties fo:text-align="start" style:justify-single-word="false"/>
      <style:text-properties style:font-name="Liberation Sans" style:font-size-asian="14pt" style:font-size-complex="14pt"/>
    </style:style>
    <style:style style:name="P80" style:family="paragraph" style:parent-style-name="Table_20_Contents">
      <style:paragraph-properties fo:text-align="center" style:justify-single-word="false"/>
      <style:text-properties style:font-name="Liberation Sans" fo:font-size="9pt" style:font-size-asian="9pt" style:font-size-complex="9pt"/>
    </style:style>
    <style:style style:name="P81"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2"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3" style:family="paragraph" style:parent-style-name="Table_20_Contents">
      <style:paragraph-properties fo:text-align="start" style:justify-single-word="false"/>
      <style:text-properties style:font-name="Liberation Sans" fo:font-size="8pt" style:font-size-asian="8pt" style:font-size-complex="8pt"/>
    </style:style>
    <style:style style:name="P84"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5" style:family="paragraph" style:parent-style-name="Table_20_Contents">
      <style:paragraph-properties fo:text-align="center" style:justify-single-word="false"/>
      <style:text-properties style:font-name="Liberation Sans" fo:font-size="11pt" style:font-size-asian="11pt" style:font-size-complex="11pt"/>
    </style:style>
    <style:style style:name="P86"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7" style:family="paragraph" style:parent-style-name="Table_20_Contents">
      <style:paragraph-properties fo:text-align="center" style:justify-single-word="false"/>
      <style:text-properties fo:language="es" fo:country="AR"/>
    </style:style>
    <style:style style:name="P88" style:family="paragraph" style:parent-style-name="Table_20_Contents">
      <style:paragraph-properties fo:text-align="end" style:justify-single-word="false"/>
      <style:text-properties fo:language="es" fo:country="AR"/>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Contents_20_5">
      <style:paragraph-properties>
        <style:tab-stops>
          <style:tab-stop style:position="15.004cm" style:type="right" style:leader-style="dotted" style:leader-text="."/>
        </style:tab-stops>
      </style:paragraph-properties>
    </style:style>
    <style:style style:name="P93" style:family="paragraph" style:parent-style-name="Standard" style:list-style-name="L7"/>
    <style:style style:name="P94" style:family="paragraph" style:parent-style-name="Standard" style:list-style-name="L8"/>
    <style:style style:name="P95" style:family="paragraph" style:parent-style-name="Standard" style:list-style-name="L9">
      <style:paragraph-properties>
        <style:tab-stops>
          <style:tab-stop style:position="1.268cm"/>
        </style:tab-stops>
      </style:paragraph-properties>
    </style:style>
    <style:style style:name="P96" style:family="paragraph" style:parent-style-name="Standard" style:list-style-name="L10"/>
    <style:style style:name="P97" style:family="paragraph" style:parent-style-name="Standard" style:list-style-name="L10">
      <style:text-properties style:text-underline-style="none"/>
    </style:style>
    <style:style style:name="P98" style:family="paragraph" style:parent-style-name="Standard" style:list-style-name="L11"/>
    <style:style style:name="P99" style:family="paragraph" style:parent-style-name="Standard" style:list-style-name="L12"/>
    <style:style style:name="P100" style:family="paragraph" style:parent-style-name="Standard" style:list-style-name="L12">
      <style:text-properties style:font-name-asian="MOHOAN+TimesNewRoman" style:font-name-complex="MOHOAN+TimesNewRoman"/>
    </style:style>
    <style:style style:name="P101" style:family="paragraph" style:parent-style-name="Text_20_body" style:list-style-name="L1"/>
    <style:style style:name="P102"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07" style:family="paragraph" style:parent-style-name="Text_20_body" style:list-style-name="L6"/>
    <style:style style:name="P108" style:family="paragraph" style:parent-style-name="Text_20_body" style:list-style-name="L13"/>
    <style:style style:name="P109"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0" style:family="paragraph" style:parent-style-name="Text_20_body" style:list-style-name="L15"/>
    <style:style style:name="P111" style:family="paragraph" style:parent-style-name="Text_20_body" style:list-style-name="L16"/>
    <style:style style:name="P112" style:family="paragraph" style:parent-style-name="Text_20_body" style:list-style-name="L14">
      <style:paragraph-properties fo:margin-top="0cm" fo:margin-bottom="0cm"/>
    </style:style>
    <style:style style:name="P113"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14" style:family="paragraph" style:parent-style-name="Text_20_body" style:list-style-name="L17">
      <style:paragraph-properties fo:margin-top="0.423cm" fo:margin-bottom="0.212cm"/>
    </style:style>
    <style:style style:name="P115" style:family="paragraph" style:parent-style-name="Heading_20_5" style:list-style-name="">
      <style:paragraph-properties fo:hyphenation-ladder-count="no-limit"/>
      <style:text-properties fo:hyphenate="false" fo:hyphenation-remain-char-count="0" fo:hyphenation-push-char-count="0"/>
    </style:style>
    <style:style style:name="P116" style:family="paragraph" style:parent-style-name="Heading_20_5">
      <style:paragraph-properties fo:margin-top="0.423cm" fo:margin-bottom="0.212cm" fo:keep-with-next="always"/>
    </style:style>
    <style:style style:name="P117"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18" style:family="paragraph" style:parent-style-name="Heading_20_1" style:master-page-name="caratula">
      <style:paragraph-properties fo:text-align="center" style:justify-single-word="false" style:page-number="auto" fo:break-before="page"/>
    </style:style>
    <style:style style:name="P119" style:family="paragraph" style:parent-style-name="Heading_20_3">
      <style:text-properties style:font-name="Liberation Sans" style:font-size-asian="14pt" style:font-size-complex="14pt"/>
    </style:style>
    <style:style style:name="P120"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1" style:family="paragraph" style:parent-style-name="Heading_20_3">
      <style:text-properties style:text-underline-style="solid" style:text-underline-width="auto" style:text-underline-color="font-color"/>
    </style:style>
    <style:style style:name="P122" style:family="paragraph" style:parent-style-name="Heading_20_3">
      <style:text-properties fo:font-style="italic" style:font-style-asian="italic" style:font-style-complex="italic"/>
    </style:style>
    <style:style style:name="P123" style:family="paragraph" style:parent-style-name="Heading_20_3">
      <style:paragraph-properties fo:margin-top="0.423cm" fo:margin-bottom="0.212cm" fo:keep-with-next="always"/>
    </style:style>
    <style:style style:name="P124"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25"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26" style:family="paragraph" style:parent-style-name="Heading_20_3">
      <style:paragraph-properties fo:margin-top="0.423cm" fo:margin-bottom="0.212cm" fo:break-before="page" fo:keep-with-next="always"/>
    </style:style>
    <style:style style:name="P127"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28" style:family="paragraph" style:parent-style-name="Heading_20_3">
      <style:paragraph-properties fo:margin-top="0.423cm" fo:margin-bottom="0.212cm" fo:break-before="page"/>
      <style:text-properties style:font-name="Liberation Sans" style:font-size-asian="14pt" style:font-size-complex="14pt"/>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style:font-name="Liberation Sans" style:font-size-asian="14pt" style:font-size-complex="14pt"/>
    </style:style>
    <style:style style:name="P131" style:family="paragraph" style:parent-style-name="Heading_20_3">
      <style:paragraph-properties fo:margin-top="0cm" fo:margin-bottom="0cm"/>
      <style:text-properties fo:font-weight="bold"/>
    </style:style>
    <style:style style:name="P132" style:family="paragraph" style:parent-style-name="Heading_20_4" style:list-style-name="">
      <style:paragraph-properties fo:hyphenation-ladder-count="no-limit"/>
      <style:text-properties fo:hyphenate="false" fo:hyphenation-remain-char-count="0" fo:hyphenation-push-char-count="0"/>
    </style:style>
    <style:style style:name="P133" style:family="paragraph" style:parent-style-name="Heading_20_4">
      <style:text-properties fo:font-style="normal" fo:font-weight="bold" style:font-style-asian="normal" style:font-weight-asian="bold" style:font-style-complex="normal" style:font-weight-complex="bold"/>
    </style:style>
    <style:style style:name="P134" style:family="paragraph" style:parent-style-name="Heading_20_4">
      <style:text-properties fo:font-style="normal" style:text-underline-style="none" fo:font-weight="bold" style:font-style-asian="normal" style:font-weight-asian="bold" style:font-style-complex="normal" style:font-weight-complex="bold"/>
    </style:style>
    <style:style style:name="P135" style:family="paragraph" style:parent-style-name="Heading_20_4">
      <style:paragraph-properties fo:margin-top="0.423cm" fo:margin-bottom="0.212cm" fo:keep-with-next="always"/>
    </style:style>
    <style:style style:name="P136"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37"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38"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39"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40"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41" style:family="paragraph" style:parent-style-name="Heading_20_4">
      <style:paragraph-properties fo:margin-top="0.423cm" fo:margin-bottom="0.212cm" fo:keep-with-next="always"/>
      <style:text-properties style:font-style-asian="normal" style:font-style-complex="normal"/>
    </style:style>
    <style:style style:name="P142"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43" style:family="paragraph" style:parent-style-name="Heading_20_4">
      <style:paragraph-properties fo:margin-top="0.423cm" fo:margin-bottom="0.212cm" fo:break-before="page" fo:keep-with-next="always"/>
    </style:style>
    <style:style style:name="P144"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45" style:family="paragraph" style:parent-style-name="Heading_20_4">
      <style:paragraph-properties fo:break-before="page"/>
    </style:style>
    <style:style style:name="P146"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47"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48"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49" style:family="paragraph" style:parent-style-name="Heading_20_2">
      <style:paragraph-properties fo:margin-top="0.423cm" fo:margin-bottom="0.212cm" fo:break-before="page" fo:keep-with-next="always"/>
    </style:style>
    <style:style style:name="P150" style:family="paragraph" style:parent-style-name="Heading_20_2">
      <style:paragraph-properties fo:margin-top="0.423cm" fo:margin-bottom="0.212cm" fo:text-align="start" style:justify-single-word="false" fo:break-before="page" fo:keep-with-next="always"/>
    </style:style>
    <style:style style:name="P151" style:family="paragraph" style:parent-style-name="Heading_20_2">
      <style:paragraph-properties fo:margin-top="0.423cm" fo:margin-bottom="0.212cm" fo:break-before="page"/>
    </style:style>
    <style:style style:name="P152"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53"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style:font-size-asian="14pt" style:font-style-asian="normal" style:font-size-complex="14pt" style:font-style-complex="normal"/>
    </style:style>
    <style:style style:name="P154" style:family="paragraph" style:parent-style-name="Heading_20_2">
      <style:paragraph-properties fo:margin-top="0.423cm" fo:margin-bottom="0.212cm"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55" style:family="paragraph" style:parent-style-name="Heading_20_2" style:list-style-name="">
      <style:paragraph-properties fo:margin-top="0.423cm" fo:margin-bottom="0.212cm" fo:hyphenation-ladder-count="no-limit" fo:keep-with-next="always"/>
      <style:text-properties fo:hyphenate="false" fo:hyphenation-remain-char-count="0" fo:hyphenation-push-char-count="0"/>
    </style:style>
    <style:style style:name="P156" style:family="paragraph" style:parent-style-name="Heading_20_2">
      <style:paragraph-properties fo:break-before="page"/>
    </style:style>
    <style:style style:name="P157" style:family="paragraph" style:parent-style-name="Heading_20_6" style:list-style-name="">
      <style:paragraph-properties fo:hyphenation-ladder-count="no-limit"/>
      <style:text-properties fo:hyphenate="false" fo:hyphenation-remain-char-count="0" fo:hyphenation-push-char-count="0"/>
    </style:style>
    <style:style style:name="P158"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59" style:family="paragraph" style:parent-style-name="Heading_20_6">
      <style:paragraph-properties fo:margin-top="0.423cm" fo:margin-bottom="0.212cm"/>
      <style:text-properties style:font-name="Liberation Sans" fo:font-size="14pt" style:font-size-asian="14pt" style:font-size-complex="14pt"/>
    </style:style>
    <style:style style:name="P1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1" style:family="paragraph">
      <style:paragraph-properties fo:text-align="center"/>
    </style:style>
    <style:style style:name="P162" style:family="paragraph">
      <style:paragraph-properties fo:text-align="center"/>
      <style:text-properties fo:color="#ffffff" style:font-name="Arial1"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font-name="Times New Roman" fo:font-style="normal" style:font-style-asian="normal"/>
    </style:style>
    <style:style style:name="T28" style:family="text">
      <style:text-properties fo:color="#000000" style:font-name="Times New Roman" text:display="none"/>
    </style:style>
    <style:style style:name="T29" style:family="text">
      <style:text-properties fo:color="#000000" style:font-name="Times New Roman" fo:language="es" fo:country="AR"/>
    </style:style>
    <style:style style:name="T30" style:family="text">
      <style:text-properties fo:color="#000000" style:font-name="Times New Roman" fo:language="es" fo:country="AR" fo:font-style="normal" style:font-style-asian="normal"/>
    </style:style>
    <style:style style:name="T31"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2"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4"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5"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6" style:family="text">
      <style:text-properties fo:color="#000000" style:font-name="Liberation Sans" fo:font-size="14pt" fo:language="es" fo:country="AR" style:font-size-asian="14pt" style:font-size-complex="14pt"/>
    </style:style>
    <style:style style:name="T37" style:family="text">
      <style:text-properties fo:color="#000000" style:font-name="Liberation Sans" fo:font-size="14pt" fo:language="es" fo:country="AR" style:font-size-asian="14pt" style:font-style-asian="normal" style:font-size-complex="14pt"/>
    </style:style>
    <style:style style:name="T38" style:family="text">
      <style:text-properties fo:color="#000000" style:font-name="Liberation Sans" fo:language="es" fo:country="AR" style:font-size-asian="14pt" style:font-size-complex="14pt"/>
    </style:style>
    <style:style style:name="T39" style:family="text">
      <style:text-properties fo:color="#000000" style:font-name="Liberation Sans" fo:language="es" fo:country="AR" fo:font-style="normal" style:font-size-asian="14pt" style:font-style-asian="normal" style:font-size-complex="14pt"/>
    </style:style>
    <style:style style:name="T40" style:family="text">
      <style:text-properties fo:color="#000000" style:font-name="Liberation Sans" fo:language="es" fo:country="AR" fo:font-style="normal" style:font-style-asian="normal"/>
    </style:style>
    <style:style style:name="T41" style:family="text">
      <style:text-properties fo:color="#000000" style:font-name="Liberation Serif"/>
    </style:style>
    <style:style style:name="T42" style:family="text">
      <style:text-properties fo:color="#000000" style:font-name="Liberation Serif" fo:font-style="italic" style:font-style-asian="italic" style:font-style-complex="italic"/>
    </style:style>
    <style:style style:name="T43" style:family="text">
      <style:text-properties fo:color="#000000" style:font-name="Liberation Serif" fo:font-style="normal" style:font-style-asian="normal"/>
    </style:style>
    <style:style style:name="T44"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5"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3" style:family="text">
      <style:text-properties fo:color="#000000" style:font-name="Liberation Serif" fo:language="es" fo:country="AR"/>
    </style:style>
    <style:style style:name="T54" style:family="text">
      <style:text-properties fo:color="#000000" style:font-name="Liberation Serif" fo:language="es" fo:country="AR" fo:font-weight="bold" style:font-weight-asian="bold" style:font-weight-complex="bold"/>
    </style:style>
    <style:style style:name="T55" style:family="text">
      <style:text-properties fo:color="#000000" style:font-name="Liberation Serif" fo:language="es" fo:country="AR" fo:font-style="italic" style:font-style-asian="italic" style:font-style-complex="italic"/>
    </style:style>
    <style:style style:name="T56" style:family="text">
      <style:text-properties fo:color="#000000" style:font-name="Liberation Serif" fo:language="es" fo:country="AR" style:text-underline-style="none"/>
    </style:style>
    <style:style style:name="T57" style:family="text">
      <style:text-properties fo:color="#000000" style:font-name="Liberation Serif" fo:language="es" fo:country="AR" fo:font-style="normal" style:font-style-asian="normal"/>
    </style:style>
    <style:style style:name="T58" style:family="text">
      <style:text-properties fo:color="#000000" style:font-name="Liberation Serif" fo:language="es" fo:country="AR" fo:font-style="normal" style:text-underline-style="none" style:font-style-asian="normal"/>
    </style:style>
    <style:style style:name="T59" style:family="text">
      <style:text-properties style:font-name-asian="MOHOKO+SymbolMT" style:font-name-complex="MOHOKO+SymbolMT"/>
    </style:style>
    <style:style style:name="T60" style:family="text">
      <style:text-properties style:font-name-asian="MOHOAN+TimesNewRoman" style:font-name-complex="MOHOAN+TimesNewRoman"/>
    </style:style>
    <style:style style:name="T61" style:family="text">
      <style:text-properties style:font-name-asian="MOHNJB+Arial" style:font-name-complex="MOHNJB+Arial"/>
    </style:style>
    <style:style style:name="T62" style:family="text">
      <style:text-properties fo:font-style="normal"/>
    </style:style>
    <style:style style:name="T63" style:family="text">
      <style:text-properties fo:font-style="normal" style:font-style-asian="normal" style:font-style-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none"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style:font-style-asian="normal" style:font-weight-asian="normal" style:font-style-complex="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fo:background-color="transparent" style:font-style-asian="normal" style:font-weight-asian="normal" style:font-style-complex="normal" style:font-weight-complex="normal"/>
    </style:style>
    <style:style style:name="T71" style:family="text">
      <style:text-properties fo:font-weight="normal" style:font-weight-asian="normal" style:font-weight-complex="normal"/>
    </style:style>
    <style:style style:name="T72" style:family="text">
      <style:text-properties fo:background-color="transparent"/>
    </style:style>
    <style:style style:name="T7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6"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7"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8" style:family="text">
      <style:text-properties style:font-name="Liberation Sans" fo:font-size="14pt" fo:language="es" fo:country="AR" fo:font-style="italic" style:font-size-asian="14pt" style:font-style-asian="normal" style:font-size-complex="14pt" style:font-style-complex="normal"/>
    </style:style>
    <style:style style:name="T79"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0" style:family="text">
      <style:text-properties style:font-name="Liberation Sans" style:text-underline-style="none" style:font-size-asian="14pt" style:font-size-complex="14pt"/>
    </style:style>
    <style:style style:name="T81" style:family="text">
      <style:text-properties style:font-name="Liberation Sans" style:text-underline-style="none" style:font-size-asian="14pt" style:font-style-asian="normal" style:font-size-complex="14pt" style:font-style-complex="normal"/>
    </style:style>
    <style:style style:name="T82" style:family="text">
      <style:text-properties style:font-name="Liberation Sans" style:text-underline-style="none" style:font-size-asian="14pt" style:language-asian="es" style:country-asian="AR" style:font-size-complex="14pt" style:language-complex="ar" style:country-complex="SA"/>
    </style:style>
    <style:style style:name="T83"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4" style:family="text">
      <style:text-properties style:font-name="Liberation Sans" style:text-underline-style="none" style:text-underline-mode="continuous" style:text-overline-mode="continuous" style:text-line-through-mode="continuous" style:font-size-asian="14pt" style:font-size-complex="14pt"/>
    </style:style>
    <style:style style:name="T85"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6" style:family="text">
      <style:text-properties style:font-name="Liberation Sans" style:text-underline-style="none" fo:background-color="transparent" style:font-size-asian="14pt" style:font-style-asian="normal" style:font-size-complex="14pt" style:font-style-complex="normal"/>
    </style:style>
    <style:style style:name="T87" style:family="text">
      <style:text-properties style:font-name="Liberation Sans" fo:font-style="italic" style:text-underline-style="none" style:font-size-asian="14pt" style:font-style-asian="italic" style:font-size-complex="14pt" style:font-style-complex="italic"/>
    </style:style>
    <style:style style:name="T88" style:family="text">
      <style:text-properties style:font-name="Liberation Sans" fo:font-style="italic" style:text-underline-style="none" style:font-size-asian="14pt" style:font-style-asian="normal" style:font-size-complex="14pt" style:font-style-complex="normal"/>
    </style:style>
    <style:style style:name="T89" style:family="text">
      <style:text-properties style:font-name="Liberation Sans" style:font-size-asian="14pt" style:font-size-complex="14pt"/>
    </style:style>
    <style:style style:name="T90" style:family="text">
      <style:text-properties style:font-name="Liberation Sans" fo:language="es" fo:country="AR" fo:background-color="transparent" style:font-size-asian="14pt" style:font-size-complex="14pt"/>
    </style:style>
    <style:style style:name="T91"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92" style:family="text">
      <style:text-properties style:font-name="Liberation Sans" fo:language="en" fo:country="US" fo:font-style="italic" style:font-size-asian="14pt" style:font-style-asian="italic" style:font-size-complex="14pt" style:font-style-complex="italic"/>
    </style:style>
    <style:style style:name="T93"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94"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95"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96" style:family="text">
      <style:text-properties style:text-underline-mode="continuous" style:text-overline-mode="continuous" style:text-line-through-mode="continuous" style:font-name-asian="MOHNJB+Arial" style:font-name-complex="MOHNJB+Arial"/>
    </style:style>
    <style:style style:name="T97" style:family="text">
      <style:text-properties style:text-underline-style="none"/>
    </style:style>
    <style:style style:name="T98" style:family="text">
      <style:text-properties style:text-underline-style="none" style:text-underline-mode="continuous" style:text-overline-mode="continuous" style:text-line-through-mode="continuous" style:font-name-asian="MOHNJB+Arial" style:font-name-complex="MOHNJB+Arial"/>
    </style:style>
    <style:style style:name="T99" style:family="text">
      <style:text-properties style:text-underline-style="none" style:language-asian="es" style:country-asian="AR" style:language-complex="ar" style:country-complex="SA"/>
    </style:style>
    <style:style style:name="T100" style:family="text">
      <style:text-properties style:font-name="Liberation Serif"/>
    </style:style>
    <style:style style:name="T101" style:family="text">
      <style:text-properties style:font-name="Liberation Serif" fo:font-size="12pt" fo:font-style="normal" style:font-size-asian="12pt" style:font-style-asian="normal" style:font-size-complex="12pt" style:font-style-complex="normal"/>
    </style:style>
    <style:style style:name="T102" style:family="text">
      <style:text-properties style:font-name="Liberation Serif" fo:font-size="12pt" fo:font-style="italic" style:font-size-asian="12pt" style:font-style-asian="italic" style:font-size-complex="12pt" style:font-style-complex="italic"/>
    </style:style>
    <style:style style:name="T103" style:family="text">
      <style:text-properties style:font-name="Liberation Serif" fo:font-size="12pt" fo:language="es" fo:country="AR" style:font-name-asian="DXGYRQ+TTE197EF90t00" style:font-size-asian="12pt" style:font-name-complex="DXGYRQ+TTE197EF90t00" style:font-size-complex="12pt"/>
    </style:style>
    <style:style style:name="T104"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05"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06"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07"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08"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09"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0" style:family="text">
      <style:text-properties style:font-name="Liberation Serif" style:text-underline-style="none" style:font-size-asian="14pt" style:language-asian="es" style:country-asian="AR" style:font-size-complex="14pt" style:language-complex="ar" style:country-complex="SA"/>
    </style:style>
    <style:style style:name="T111"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12"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13" style:family="text">
      <style:text-properties style:font-name="Liberation Serif" style:text-underline-style="none" style:language-asian="es" style:country-asian="AR" style:language-complex="ar" style:country-complex="SA"/>
    </style:style>
    <style:style style:name="T114"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15" style:family="text">
      <style:text-properties style:font-name="Liberation Serif" fo:language="es" fo:country="AR"/>
    </style:style>
    <style:style style:name="T116" style:family="text">
      <style:text-properties style:font-name="Liberation Serif" fo:language="es" fo:country="AR" fo:background-color="transparent" style:font-size-asian="14pt" style:font-size-complex="14pt"/>
    </style:style>
    <style:style style:name="T117" style:family="text">
      <style:text-properties style:font-name="Liberation Serif" fo:language="es" fo:country="AR" officeooo:rsid="0002066e" fo:background-color="transparent" style:font-size-asian="14pt" style:font-size-complex="14pt"/>
    </style:style>
    <style:style style:name="T118"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19" style:family="text">
      <style:text-properties style:font-name="Liberation Serif" fo:language="es" fo:country="AR" fo:font-style="italic" fo:background-color="transparent" style:font-size-asian="14pt" style:font-style-asian="italic" style:font-size-complex="14pt" style:font-style-complex="italic"/>
    </style:style>
    <style:style style:name="T120" style:family="text">
      <style:text-properties style:font-name="Liberation Serif" fo:language="es" fo:country="AR" fo:font-style="normal" fo:background-color="transparent" style:font-size-asian="14pt" style:font-style-asian="normal" style:font-size-complex="14pt" style:font-style-complex="normal"/>
    </style:style>
    <style:style style:name="T121"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22" style:family="text">
      <style:text-properties style:font-name="Liberation Serif" fo:language="es" fo:country="AR" style:text-underline-style="none" fo:background-color="transparent" style:font-size-asian="14pt" style:font-size-complex="14pt"/>
    </style:style>
    <style:style style:name="T123" style:family="text">
      <style:text-properties fo:language="es" fo:country="AR"/>
    </style:style>
    <style:style style:name="T124" style:family="text">
      <style:text-properties fo:language="es" fo:country="AR" fo:background-color="#ff0000"/>
    </style:style>
    <style:style style:name="T125" style:family="text">
      <style:text-properties fo:language="es" fo:country="AR" fo:background-color="transparent"/>
    </style:style>
    <style:style style:name="T126" style:family="text">
      <style:text-properties fo:language="es" fo:country="AR" fo:font-style="italic" style:font-style-asian="italic" style:font-style-complex="italic"/>
    </style:style>
    <style:style style:name="T127" style:family="text">
      <style:text-properties fo:language="es" fo:country="AR" fo:font-style="normal" style:font-style-asian="normal" style:font-style-complex="normal"/>
    </style:style>
    <style:style style:name="T128" style:family="text">
      <style:text-properties fo:language="es" fo:country="AR" fo:font-weight="bold" style:font-weight-asian="bold" style:font-weight-complex="bold"/>
    </style:style>
    <style:style style:name="T129" style:family="text">
      <style:text-properties style:font-style-asian="normal" style:font-style-complex="normal"/>
    </style:style>
    <style:style style:name="T130" style:family="text">
      <style:text-properties style:font-weight-asian="normal" style:font-weight-complex="normal"/>
    </style:style>
    <style:style style:name="T13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2"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33"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34"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35"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36" style:family="text">
      <style:text-properties fo:font-variant="normal" fo:text-transform="none" fo:color="#000000" style:font-name="Liberation Serif" fo:letter-spacing="normal" fo:font-style="italic" fo:font-weight="normal" style:font-style-asian="italic" style:font-style-complex="italic"/>
    </style:style>
    <style:style style:name="T137" style:family="text">
      <style:text-properties fo:font-variant="normal" fo:text-transform="none" fo:color="#000000" style:font-name="Arial" fo:font-size="9.75pt" fo:letter-spacing="normal" fo:font-style="normal" fo:font-weight="normal"/>
    </style:style>
    <style:style style:name="T138" style:family="text">
      <style:text-properties fo:font-variant="normal" fo:text-transform="none" fo:color="#000000" style:font-name="Arial" fo:font-size="9.75pt" fo:letter-spacing="normal" fo:font-style="italic" fo:font-weight="normal" style:font-style-asian="italic" style:font-style-complex="italic"/>
    </style:style>
    <style:style style:name="T139" style:family="text">
      <style:text-properties fo:color="#ff0000"/>
    </style:style>
    <style:style style:name="T140" style:family="text">
      <style:text-properties style:font-size-asian="14pt" style:font-size-complex="14pt"/>
    </style:style>
    <style:style style:name="T141" style:family="text">
      <style:text-properties style:font-name-asian="Arial1" style:font-name-complex="Arial1"/>
    </style:style>
    <style:style style:name="T14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color="#ffffff" style:font-name="Arial1"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70">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9">Especialidad en Sistemas y Servicios Distribuidos</text:p>
      <text:p text:style-name="P19"/>
      <text:p text:style-name="P4">Trabajo Final Integrador</text:p>
      <text:p text:style-name="P19">Tema: Análisis y Mejoras de Sistemas de Cómputo Voluntario</text:p>
      <text:p text:style-name="P22"/>
      <text:p text:style-name="P21"/>
      <text:p text:style-name="P20">Autores:<text:tab/>Ing. Javier Jorge</text:p>
      <text:p text:style-name="P20"><text:tab/><text:tab/>Lic. Eduardo Sanchez</text:p>
      <text:p text:style-name="P20"/>
      <text:p text:style-name="P20">Director: Ing. Pablo Passera</text:p>
      <text:p text:style-name="P23"/>
      <text:p text:style-name="P23">Año 2011</text:p>
      <text:p text:style-name="P71"><text:span text:style-name="Emphasis"><text:span text:style-name="T6">Esta página ha sido dejada</text:span></text:span><text:span text:style-name="T6"> intencionadamente en </text:span><text:span text:style-name="Emphasis"><text:span text:style-name="T6">blanco.</text:span></text:span></text:p>
      <text:p text:style-name="P72"><text:span text:style-name="Emphasis"><text:span text:style-name="T6"/></text:span></text:p>
      <text:p text:style-name="P57"><text:span text:style-name="Emphasis"><text:span text:style-name="T6">Agradecimientos</text:span></text:span></text:p>
      <text:p text:style-name="P57"><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7"><text:span text:style-name="Emphasis"><text:span text:style-name="T6">A todos nuestros compañeros de Cohorte; en especial a </text:span></text:span></text:p>
      <text:p text:style-name="P57"><text:span text:style-name="Emphasis"><text:span text:style-name="T6">Agustín y Mónica que siempre nos instaron a seguir con la confección del trabajo integrador.</text:span></text:span></text:p>
      <text:p text:style-name="P57"><text:span text:style-name="Emphasis"><text:span text:style-name="T6">A nuestras familias.-</text:span></text:span></text:p>
      <text:p text:style-name="P57"><text:span text:style-name="Emphasis"><text:span text:style-name="T6">A todos los que nos quieren.-</text:span></text:span></text:p>
      <text:p text:style-name="P57"><text:span text:style-name="Emphasis"><text:span text:style-name="T6">A todos los que de alguna u otra manera...</text:span></text:span></text:p>
      <text:p text:style-name="P57"><text:span text:style-name="Emphasis"><text:span text:style-name="T8"/></text:span></text:p>
      <text:p text:style-name="P57"/>
      <text:p text:style-name="P57"/>
      <text:p text:style-name="P57"/>
      <text:p text:style-name="P7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9">Resumen<text:tab/>7</text:p>
          <text:p text:style-name="P89">Abstract<text:tab/>8</text:p>
          <text:p text:style-name="P89">Introducción <text:tab/>9</text:p>
          <text:p text:style-name="P90">Cómputo Voluntario<text:tab/>9</text:p>
          <text:p text:style-name="P90">Cómputo Voluntario Vs. Cómputo en red (Grid Computing)<text:tab/>9</text:p>
          <text:p text:style-name="P90">Historia<text:tab/>10</text:p>
          <text:p text:style-name="P89">Tecnologías y Frameworks en Cómputo Voluntario<text:tab/>11</text:p>
          <text:p text:style-name="P90">BOINC<text:tab/>13</text:p>
          <text:p text:style-name="P91">Arquitectura<text:tab/>13</text:p>
          <text:p text:style-name="P91">Lo que se ejecuta en el cliente<text:tab/>14</text:p>
          <text:p text:style-name="P91">Lo que se ejecuta en el servidor<text:tab/>14</text:p>
          <text:p text:style-name="P91">Funcionamiento de BOINC<text:tab/>15</text:p>
          <text:p text:style-name="P91">Datos interesantes a tener en cuenta<text:tab/>15</text:p>
          <text:p text:style-name="P91">Composición Interna del Servidor de Tareas<text:tab/>16</text:p>
          <text:p text:style-name="P91">Ciclo de vida de un trabajo<text:tab/>17</text:p>
          <text:p text:style-name="P90">XtremWeb<text:tab/>18</text:p>
          <text:p text:style-name="P91">Arquitectura<text:tab/>18</text:p>
          <text:p text:style-name="P90">XtremWeb-CH<text:tab/>19</text:p>
          <text:p text:style-name="P91">Arquitectura<text:tab/>20</text:p>
          <text:p text:style-name="P91">Componentes<text:tab/>20</text:p>
          <text:p text:style-name="P92">El coordinador<text:tab/>20</text:p>
          <text:p text:style-name="P92">El trabajador<text:tab/>20</text:p>
          <text:p text:style-name="P92">El almacén<text:tab/>20</text:p>
          <text:p text:style-name="P90">Xgrid<text:tab/>22</text:p>
          <text:p text:style-name="P91">Componentes<text:tab/>22</text:p>
          <text:p text:style-name="P91">Características sobresalientes<text:tab/>23</text:p>
          <text:p text:style-name="P91">Sistema de archivos compartido<text:tab/>23</text:p>
          <text:p text:style-name="P90">Grid MP<text:tab/>24</text:p>
          <text:p text:style-name="P91">Seguridad<text:tab/>24</text:p>
          <text:p text:style-name="P91">Arquitectura<text:tab/>25</text:p>
          <text:p text:style-name="P91">Componentes de Grid MP<text:tab/>26</text:p>
          <text:p text:style-name="P92">Program Loader<text:tab/>26</text:p>
          <text:p text:style-name="P92">Servicio MGSI - RPC<text:tab/>26</text:p>
          <text:p text:style-name="P92">Consola MP<text:tab/>26</text:p>
          <text:p text:style-name="P92">Base de datos<text:tab/>26</text:p>
          <text:p text:style-name="P92">Agente MP<text:tab/>26</text:p>
          <text:p text:style-name="P92">Service Manager<text:tab/>26</text:p>
          <text:p text:style-name="P92">Realm Service<text:tab/>27</text:p>
          <text:p text:style-name="P92">Poll Service<text:tab/>27</text:p>
          <text:p text:style-name="P92">Dispatch Service<text:tab/>27</text:p>
          <text:p text:style-name="P92">Servicio de Archivos<text:tab/>27</text:p>
          <text:p text:style-name="P90">SLINC<text:tab/>28</text:p>
          <text:p text:style-name="P91">Arquitectura<text:tab/>28</text:p>
          <text:p text:style-name="P90">XWHEP<text:tab/>30</text:p>
          <text:p text:style-name="P91"><text:soft-page-break/>Componentes<text:tab/>30</text:p>
          <text:p text:style-name="P91">Servicio de Archivos y Seguridad<text:tab/>31</text:p>
          <text:p text:style-name="P91">Gestión de usuarios y tareas<text:tab/>31</text:p>
          <text:p text:style-name="P91">Usuarios y sus derechos<text:tab/>32</text:p>
          <text:p text:style-name="P89">Cuadros de Sistemas de Cómputo Voluntario<text:tab/>33</text:p>
          <text:p text:style-name="P90">1er. Cuadro Comparativo de Sistemas de Cómputo Voluntario<text:tab/>33</text:p>
          <text:p text:style-name="P90">2do. Cuadro Comparativo de Sistemas de Cómputo Voluntario<text:tab/>34</text:p>
          <text:p text:style-name="P89">Proyectos que estén utilizando esta metodología<text:tab/>35</text:p>
          <text:p text:style-name="P90">GIMPS<text:tab/>35</text:p>
          <text:p text:style-name="P90">Seti<text:tab/>35</text:p>
          <text:p text:style-name="P90">WCG:Computing for Clean Water<text:tab/>35</text:p>
          <text:p text:style-name="P90">The Clean Energy Project<text:tab/>36</text:p>
          <text:p text:style-name="P90">Ibercivis<text:tab/>36</text:p>
          <text:p text:style-name="P90">LHC@home<text:tab/>36</text:p>
          <text:p text:style-name="P90">PS3Grid.net<text:tab/>37</text:p>
          <text:p text:style-name="P90">EDGeS@Home<text:tab/>37</text:p>
          <text:p text:style-name="P89">El proyecto BOINC en números<text:tab/>39</text:p>
          <text:p text:style-name="P90">Tabla Comparativa de Estadísticas por Proyecto<text:tab/>39</text:p>
          <text:p text:style-name="P90">Algunas Estadísticas Representativas<text:tab/>40</text:p>
          <text:p text:style-name="P89">Fortalezas y Debilidades de estos sistemas<text:tab/>42</text:p>
          <text:p text:style-name="P90">Fortalezas de BOINC<text:tab/>42</text:p>
          <text:p text:style-name="P91">Buena Publicidad<text:tab/>42</text:p>
          <text:p text:style-name="P91">Código Abierto <text:tab/>42</text:p>
          <text:p text:style-name="P91">Random Exponential Backoff<text:tab/>42</text:p>
          <text:p text:style-name="P91">Soporte para gran volumen de datos<text:tab/>42</text:p>
          <text:p text:style-name="P91">Soporta clientes de múltiples plataformas<text:tab/>42</text:p>
          <text:p text:style-name="P91">Interfaz Web para voluntarios<text:tab/>43</text:p>
          <text:p text:style-name="P91">Carga de trabajo configurable<text:tab/>43</text:p>
          <text:p text:style-name="P91">Seguridad de BOINC<text:tab/>43</text:p>
          <text:p text:style-name="P90">Principales debilidades de BOINC<text:tab/>45</text:p>
          <text:p text:style-name="P91">Seguridad de BOINC<text:tab/>45</text:p>
          <text:p text:style-name="P91">Mala documentación<text:tab/>45</text:p>
          <text:p text:style-name="P91">Escalabilidad <text:tab/>45</text:p>
          <text:p text:style-name="P91">Tareas poco automatizadas<text:tab/>46</text:p>
          <text:p text:style-name="P91">API de BOINC<text:tab/>46</text:p>
          <text:p text:style-name="P91">Restricción de usar MySql<text:tab/>46</text:p>
          <text:p text:style-name="P90">Fortalezas de Xgrid<text:tab/>47</text:p>
          <text:p text:style-name="P91">Permisos Unix <text:tab/>47</text:p>
          <text:p text:style-name="P91">Ejecución controlada vía sandbox<text:tab/>47</text:p>
          <text:p text:style-name="P90">Debilidades de Xgrid<text:tab/>47</text:p>
          <text:p text:style-name="P91">La cantidad de recursos no puede definirse por adelantado<text:tab/>47</text:p>
          <text:p text:style-name="P91">Las tareas concurrentes no pueden correr en un mismo agente<text:tab/>48</text:p>
          <text:p text:style-name="P91">La autenticación no es confiable<text:tab/>48</text:p>
          <text:p text:style-name="P91">Problemas si el controlador se desconecta de la red<text:tab/>48</text:p>
          <text:p text:style-name="P91">Fuga de memoria en el controlador<text:tab/>48</text:p>
          <text:p text:style-name="P89">Mejoras a los Sistemas de Cómputo Voluntario<text:tab/>49</text:p>
          <text:p text:style-name="P90">Arquitectura<text:tab/>49</text:p>
          <text:p text:style-name="P90">Seguridad<text:tab/>52</text:p>
          <text:p text:style-name="P91"><text:soft-page-break/>Uso de firmas digitales y checksums<text:tab/>52</text:p>
          <text:p text:style-name="P91">Ofuscación<text:tab/>52</text:p>
          <text:p text:style-name="P90">El uso de redundancia<text:tab/>53</text:p>
          <text:p text:style-name="P91">Votación por mayoría<text:tab/>53</text:p>
          <text:p text:style-name="P91">Controles al azar<text:tab/>54</text:p>
          <text:p text:style-name="P91">Tolerancia a Fallas basada en Credibilidad<text:tab/>54</text:p>
          <text:p text:style-name="P90">Mejoras al Sistema BOINC<text:tab/>55</text:p>
          <text:p text:style-name="P91">Involucrar a los usuarios<text:tab/>55</text:p>
          <text:p text:style-name="P91">Automatizar la creación de proyectos<text:tab/>55</text:p>
          <text:p text:style-name="P91">Extender la API de BOINC<text:tab/>55</text:p>
          <text:p text:style-name="P91">Mejorar la seguridad e Integridad de los datos de BOINC<text:tab/>55</text:p>
          <text:p text:style-name="P91">Caracterizar los voluntarios<text:tab/>56</text:p>
          <text:p text:style-name="P91">Paralelizar trabajos<text:tab/>56</text:p>
          <text:p text:style-name="P91">Retribuir los trabajos<text:tab/>56</text:p>
          <text:p text:style-name="P89">Posibilidades de hacer BOINC rentado<text:tab/>57</text:p>
          <text:p text:style-name="P90">Seguridad<text:tab/>58</text:p>
          <text:p text:style-name="P91">Sobrecarga al enviar trabajos al coordinador<text:tab/>58</text:p>
          <text:p text:style-name="P91">Falsificación de la identidad del coordinador<text:tab/>58</text:p>
          <text:p text:style-name="P91">Robo de resultados<text:tab/>58</text:p>
          <text:p text:style-name="P91">Envío de resultados erróneos<text:tab/>58</text:p>
          <text:p text:style-name="P91">Confidencialidad de la aplicación del cliente<text:tab/>59</text:p>
          <text:p text:style-name="P90">Resumen de cambios requeridos por BOINC<text:tab/>59</text:p>
          <text:p text:style-name="P91">Análisis económico<text:tab/>60</text:p>
          <text:p text:style-name="P89">Conclusiones y Trabajo Futuro<text:tab/>65</text:p>
          <text:p text:style-name="P89">Bibliografía<text:tab/>67</text:p>
          <text:p text:style-name="P89">Apéndice A<text:tab/>69</text:p>
        </text:index-body>
      </text:table-of-content>
      <text:p text:style-name="Contents_20_2"/>
      <text:p text:style-name="Heading_20_2"/>
      <text:p text:style-name="P147">Resumen</text:p>
      <text:p text:style-name="P26">Cada vez más personas tienen una computadora en su casa que permanece encendida la mayor parte del tiempo con una gran capacidad de cómputo ocioso.</text:p>
      <text:p text:style-name="P26">Por otra parte existe una gran cantidad de proyectos de investigación tanto en el ámbito académico como en el industrial; que requieren, día a día, de un mayor poder de computo y de almacenamiento.</text:p>
      <text:p text:style-name="P26">El problema es aún mayor si esta necesidad de cómputo es variable; es decir, no siempre se esta procesando o almacenando grandes volúmenes de datos. Por lo tanto comprar mas recursos no sería la mejor opción.</text:p>
      <text:p text:style-name="P26">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8"><text:span text:style-name="T71">En el presente trabajo, se estudiarán las diferentes herramientas actuales para realizar cómputo voluntario, </text:span>se mostrarán <text:span text:style-name="T71">sus </text:span>diferentes <text:span text:style-name="T71">arquitecturas, sus fortalezas y debilidades. </text:span>Para terminar, se enumerarán mejoras generales a este tipo de sistemas y en particular al más popular de todos: BOINC.-</text:p>
      <text:p text:style-name="P24"/>
      <text:p text:style-name="P24"/>
      <text:p text:style-name="P24"/>
      <text:p text:style-name="P148">Abstract</text:p>
      <text:p text:style-name="P37">More and more people are buying new and powerful desktop computers and notebooks. These computers are usually left powered on most of the time with several idle resources.</text:p>
      <text:p text:style-name="P37">On the other hand, there are a lot of research projects that each day require more and more computation power and storage.</text:p>
      <text:p text:style-name="P37">The problem is even worse, this <text:s/>computation power and storage requirements are variable. So, buying more hardware resources is not always the best option.</text:p>
      <text:p text:style-name="P37">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6">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4"/>
      <text:p text:style-name="P24"/>
      <text:p text:style-name="P24"/>
      <text:p text:style-name="P24"/>
      <text:p text:style-name="P29"/>
      <text:p text:style-name="P156">Introducción </text:p>
      <text:h text:style-name="Heading_20_3" text:outline-level="3"><text:span text:style-name="T97">C</text:span><text:span text:style-name="T97">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3" text:outline-level="3"><text:span text:style-name="T80">Cómputo Voluntario Vs. Cómputo en red (</text:span><text:span text:style-name="Fuente_20_de_20_párrafo_20_predeter."><text:span text:style-name="T87">Grid Computing</text:span></text:span><text:span text:style-name="T80">)</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0"><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0"><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360128504" text:style-name="L1">
        <text:list-item>
          <text:p text:style-name="P102">La computación voluntaria debe acercar a los usuarios poco experimentados.</text:p>
        </text:list-item>
      </text:list>
      <text:p text:style-name="P40">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2135399996" text:continue-numbering="true" text:style-name="L1">
        <text:list-item>
          <text:p text:style-name="P101"><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0">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2033155378" text:continue-numbering="true" text:style-name="L1">
        <text:list-item>
          <text:p text:style-name="P102">La computación voluntaria “tira” pero no “empuja”.</text:p>
        </text:list-item>
      </text:list>
      <text:p text:style-name="P40">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564042984" text:continue-numbering="true" text:style-name="L1">
        <text:list-item>
          <text:p text:style-name="P102">La computación voluntaria es un asunto unilateral.</text:p>
        </text:list-item>
      </text:list>
      <text:p text:style-name="P40">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2176133894" text:continue-numbering="true" text:style-name="L1">
        <text:list-item>
          <text:p text:style-name="P102">La computación voluntaria demanda grandes relaciones públicas.</text:p>
        </text:list-item>
      </text:list>
      <text:p text:style-name="P40">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4"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49"><text:span text:style-name="T81">Tecnologías y </text:span><text:span text:style-name="Fuente_20_de_20_párrafo_20_predeter."><text:span text:style-name="T88">Frameworks</text:span></text:span><text:span text:style-name="T81">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73"><text:span text:style-name="T140">En la próxima sección, se estudiará BOINC</text:span><text:span text:style-name="T140"><text:note text:id="ftn1" text:note-class="footnote"><text:note-citation>1</text:note-citation><text:note-body><text:p text:style-name="Footnote"><text:a xlink:type="simple" xlink:href="http://boinc.berkeley.edu/">http://boinc.berkeley.edu/</text:a></text:p><text:p text:style-name="Footnote"/></text:note-body></text:note></text:span><text:span text:style-name="T140">, como es su arquitectura, su funcionamiento y composición interna. </text:span><text:span text:style-name="T140">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0" text:outline-level="3"/>
      <text:h text:style-name="P130"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36" text:outline-level="4"><text:soft-page-break/>Lo que se ejecuta en el cliente</text:h>
      <text:list xml:id="list1434373692" text:style-name="L2">
        <text:list-item>
          <text:p text:style-name="P103">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3">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3">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36"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45"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9"/></text:span></text:p>
      <text:list xml:id="list644921383" text:style-name="L3">
        <text:list-item>
          <text:p text:style-name="P104"><text:s/>La PC recibe un conjunto de tareas del servidor de tareas del proyecto. Estas tareas dependen de la PC, es decir, el servidor no va a dar tareas que superen la RAM que tenemos.</text:p>
        </text:list-item>
        <text:list-item>
          <text:p text:style-name="P104"><text:s/>La PC baja el programa a ejecutar y los datos de entrada del servidor de datos. Si el servidor tiene una nueva versión de la aplicación, le va a mandar el ejecutable automáticamente.</text:p>
        </text:list-item>
        <text:list-item>
          <text:p text:style-name="P104"><text:s/>La PC ejecuta la aplicación con esos datos de entrada y produce el resultado.</text:p>
        </text:list-item>
        <text:list-item>
          <text:p text:style-name="P104"><text:s/>La PC sube el archivo de resultados al servidor de datos.</text:p>
        </text:list-item>
        <text:list-item>
          <text:p text:style-name="P104"><text:s/>La PC reporta que completó la tarea al servidor de tareas y recibe nuevos trabajos.</text:p>
        </text:list-item>
      </text:list>
      <text:h text:style-name="P135" text:outline-level="4">Datos interesantes a tener en cuenta</text:h>
      <text:list xml:id="list619449380" text:style-name="L4">
        <text:list-item>
          <text:p text:style-name="P105"><text:s/>Las aplicaciones a ser ejecutadas en los clientes deben ser compiladas para las diferentes arquitecturas en las que el proyecto espera que corran, generando diferentes ejecutables (versiones).</text:p>
        </text:list-item>
        <text:list-item>
          <text:p text:style-name="P105"><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5"><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5"><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5"/>
        </text:list-item>
      </text:list>
      <text:h text:style-name="P136" text:outline-level="4"><text:soft-page-break/>Composición Interna del Servidor de Tareas</text:h>
      <text:p text:style-name="P63"><draw:frame draw:style-name="fr7" draw:name="gráficos13" text:anchor-type="paragraph" svg:x="0cm" svg:y="0cm" svg:width="15.732cm" svg:height="7.435cm" draw:z-index="20"><draw:image xlink:href="Pictures/10000000000003160000017F35E6ACE9.jpg" xlink:type="simple" xlink:show="embed" xlink:actuate="onLoad"/></draw:frame></text:p>
      <text:p text:style-name="P63"/>
      <text:p text:style-name="P63"/>
      <text:p text:style-name="P63"/>
      <text:p text:style-name="P63"/>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32"> </text:span><text:span text:style-name="T133">file deleter</text:span><text:span text:style-name="T132"> es el encargado de borrar los archivos de entrada y salida cuando el trabajo se haya terminado de computar.</text:span></text:p>
      <text:p text:style-name="Text_20_body"><text:span text:style-name="T132">El </text:span><text:span text:style-name="T133">work generator</text:span><text:span text:style-name="T132">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46" text:outline-level="4">Ciclo de vida de un trabajo</text:h>
      <text:p text:style-name="P32"><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894147399" text:style-name="L5">
        <text:list-item>
          <text:p text:style-name="P106">El <text:span text:style-name="T6">work generator</text:span> (provisto por el cliente) crea el trabajo y sus archivos de entrada asociados.</text:p>
        </text:list-item>
        <text:list-item>
          <text:p text:style-name="P106">BOINC crea una o más instancias del trabajo.</text:p>
        </text:list-item>
        <text:list-item>
          <text:p text:style-name="P106">BOINC envía las instancias a los diferentes <text:span text:style-name="T6">hosts</text:span>.</text:p>
        </text:list-item>
        <text:list-item>
          <text:p text:style-name="P106">Después de terminar los trabajos que se encuentran en progreso, el trabajo es desencolado y el <text:span text:style-name="T6">host</text:span> ejecuta el trabajo y luego sube los archivos de salida.</text:p>
        </text:list-item>
        <text:list-item>
          <text:p text:style-name="P106">El host reporta que se completo el trabajo, posiblemente, después de esperar cierto tiempo para reducir los pedidos al <text:span text:style-name="T6">scheduler</text:span>.</text:p>
        </text:list-item>
        <text:list-item>
          <text:p text:style-name="P106">Un validador (provisto por el proyecto de investigación) chequea los archivos de salida, quizás comparando réplicas.</text:p>
        </text:list-item>
        <text:list-item>
          <text:p text:style-name="P106">Cuando una instancia valida es encontrada, el <text:span text:style-name="T6">file deleter</text:span> borra los archivos de entrada y salida.</text:p>
        </text:list-item>
        <text:list-item>
          <text:p text:style-name="P106">Se ejecuta un programa para purgar la base de datos (<text:span text:style-name="T6">DB Purger</text:span>), que borra las entradas del trabajo y sus instancias.</text:p>
        </text:list-item>
      </text:list>
      <text:p text:style-name="P32"/>
      <text:p text:style-name="P33"/>
      <text:p text:style-name="P31"/>
      <text:h text:style-name="P127"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36" text:outline-level="4">Arquitectura</text:h>
      <text:p text:style-name="P62"><draw:frame draw:style-name="fr7" draw:name="gráficos2" text:anchor-type="paragraph" svg:x="0cm" svg:y="0cm" svg:width="17cm" svg:height="7.832cm"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32"/>
      <text:h text:style-name="P127"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2">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2">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72">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36" text:outline-level="4"/>
      <text:h text:style-name="P142"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36"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17" text:outline-level="5">El trabajador</text:h>
      <text:p text:style-name="Standard">El trabajador extrae la tarea asignada, comienza el cómputo y luego de finalizada la tarea devuelve los datos. Los <text:s/>trabajadores funcionan en modo “<text:span text:style-name="T6">pulling”, </text:span><text:span text:style-name="T63">es decir, son los que “</text:span><text:span text:style-name="T63">tiran</text:span><text:span text:style-name="T63">” </text:span><text:span text:style-name="T63">de </text:span><text:span text:style-name="T63">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17"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1308090120" text:style-name="L6">
        <text:list-item>
          <text:p text:style-name="P107"><text:s/>El trabajador recibe una lista de los almacenes disponibles cuando se registra con un coordinador cercano (Solicitud de Registro).</text:p>
        </text:list-item>
        <text:list-item>
          <text:p text:style-name="P107"><text:s/>Cuando un trabajador envía una solicitud de trabajo para ejecutar una nueva tarea, recibe como respuesta, el código binario de la tarea asignada y los dos lugares de sus datos de su entrada.</text:p>
        </text:list-item>
        <text:list-item>
          <text:p text:style-name="P107"><text:s/>Cuando un trabajador termina la ejecución de una tarea, carga su resultado en uno de los almacenes conocidos (seleccionado al azar). Por lo tanto, el resultado se almacena en el trabajador y en el almacén.</text:p>
        </text:list-item>
        <text:list-item>
          <text:p text:style-name="P107"><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6" text:outline-level="3"><text:bookmark-start text:name="firstHeading"/><text:span text:style-name="Fuente_20_de_20_párrafo_20_predeter."><text:span text:style-name="T84">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36"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8"/>
        <text:p text:style-name="P159"/>
        <text:p text:style-name="P63"/>
        <text:h text:style-name="P136" text:outline-level="4"><text:soft-page-break/>Características sobresalientes</text:h>
        <text:list xml:id="list43136469" text:style-name="L7">
          <text:list-item>
            <text:p text:style-name="P93">Los clientes pueden consultar el controlador de forma asíncrona sobre el estado de un trabajo y los resultados. </text:p>
          </text:list-item>
          <text:list-item>
            <text:p text:style-name="P93">Cualquier equipo OSX puede ser comportarse como cualquiera de estos componentes. </text:p>
          </text:list-item>
          <text:list-item>
            <text:p text:style-name="P93">Un <text:span text:style-name="T6">Mac</text:span> puede ser más de un componente a la vez; es decir es posible ser agente, regulador y cliente al mismo tiempo. </text:p>
          </text:list-item>
          <text:list-item>
            <text:p text:style-name="P93">Hay <text:span text:style-name="T20">solo</text:span> un controlador por cada grid. </text:p>
          </text:list-item>
          <text:list-item>
            <text:p text:style-name="P93">Los clientes pueden enviar lo trabajos a los controladores de diferentes grids. </text:p>
          </text:list-item>
          <text:list-item>
            <text:p text:style-name="P93">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36"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6" text:outline-level="3"><text:span text:style-name="Fuente_20_de_20_párrafo_20_predeter."><text:span text:style-name="T84">Grid MP</text:span></text:span></text:h>
        <text:p text:style-name="Standard"><text:span text:style-name="Strong_20_Emphasis"><text:span text:style-name="T71">Grid MP </text:span></text:span><text:span text:style-name="Strong_20_Emphasis"><text:span text:style-name="T71">e</text:span></text:span><text:span text:style-name="Strong_20_Emphasis"><text:span text:style-name="T71">s </text:span></text:span><text:span text:style-name="Strong_20_Emphasis"><text:span text:style-name="T71">un paquete de software de computación distribuida </text:span></text:span><text:span text:style-name="Strong_20_Emphasis"><text:span text:style-name="T71">pero de licencia </text:span></text:span><text:span text:style-name="Strong_20_Emphasis"><text:span text:style-name="T71">comercial. <text:s/>Es desarrollado, soportado y vendido por </text:span></text:span><text:span text:style-name="Strong_20_Emphasis"><text:span text:style-name="T71">la empresa </text:span></text:span><text:span text:style-name="Strong_20_Emphasis"><text:span text:style-name="T71">Univa (</text:span></text:span><text:span text:style-name="Strong_20_Emphasis"><text:span text:style-name="T11">ex United Devices</text:span></text:span><text:span text:style-name="Strong_20_Emphasis"><text:span text:style-name="T71">), </text:span></text:span><text:span text:style-name="Strong_20_Emphasis"><text:span text:style-name="T71">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71"> (llamada </text:span></text:span><text:span text:style-name="Strong_20_Emphasis"><text:span text:style-name="T12">UniCluster</text:span></text:span><text:span text:style-name="Strong_20_Emphasis"><text:span text:style-name="T71">)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71"> (llamada </text:span></text:span><text:span text:style-name="Strong_20_Emphasis"><text:span text:style-name="T11">UniCloud</text:span></text:span><text:span text:style-name="Strong_20_Emphasis"><text:span text:style-name="T71">)</text:span></text:span></text:p>
        <text:p text:style-name="Standard"><text:span text:style-name="Strong_20_Emphasis"><text:span text:style-name="T71">El ultimo </text:span></text:span><text:span text:style-name="Strong_20_Emphasis"><text:span text:style-name="T11">release</text:span></text:span><text:span text:style-name="Strong_20_Emphasis"><text:span text:style-name="T71"> estable es de Julio de 2008, soportando la </text:span></text:span><text:span text:style-name="Strong_20_Emphasis"><text:span text:style-name="T71">gran </text:span></text:span><text:span text:style-name="Strong_20_Emphasis"><text:span text:style-name="T71">mayoría de los sistemas operativos actuales: Linux, Windows, Mac OS X, Solaris, etc.</text:span></text:span></text:p>
        <text:p text:style-name="P49"><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672065269" text:style-name="L8">
          <text:list-item>
            <text:p text:style-name="P94">Agrupamiento de recursos basados en su ubicación y sus capacidades. </text:p>
          </text:list-item>
          <text:list-item>
            <text:p text:style-name="P94">Un ambiente de ejecución seguro. </text:p>
          </text:list-item>
          <text:list-item>
            <text:p text:style-name="P94">Capacidad de encriptar y comprimir automáticamente los datos en la red y durante operaciones de persistencia. </text:p>
          </text:list-item>
          <text:list-item>
            <text:p text:style-name="P94"><text:span text:style-name="T6">Scheduling</text:span> basado en la prioridad de los trabajos,.</text:p>
          </text:list-item>
          <text:list-item>
            <text:p text:style-name="P94">Restricciones de recursos.</text:p>
          </text:list-item>
          <text:list-item>
            <text:p text:style-name="P94">Reasignación automática de trabajo en caso de falla.</text:p>
          </text:list-item>
          <text:list-item>
            <text:p text:style-name="P94">Asignación de trabajos basado en afinidad por localidad de datos en cache. </text:p>
          </text:list-item>
          <text:list-item>
            <text:p text:style-name="P94">Checkpoints en aplicaciones para mejorar la distribución de carga.</text:p>
          </text:list-item>
        </text:list>
        <text:p text:style-name="P9"/>
        <text:h text:style-name="P136" text:outline-level="4">Seguridad</text:h>
        <text:p text:style-name="Standard">Algunos de los aspectos más importantes respecto de la seguridad que se tienen en cuenta en este <text:span text:style-name="T6">framework</text:span> son:</text:p>
        <text:list xml:id="list740520740" text:style-name="L9">
          <text:list-item>
            <text:p text:style-name="P95">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5">Firmas digitales: Utiliza el mecanismo de firmas digitales para validar módulos de programas antes de ejecutarlas. </text:p>
          </text:list-item>
          <text:list-item>
            <text:p text:style-name="P95">Seguridad de los servicios: Uso <text:span text:style-name="T72">de </text:span><text:span text:style-name="Fuente_20_de_20_párrafo_20_predeter."><text:span text:style-name="T10">token keys, <text:s/></text:span></text:span><text:span text:style-name="Fuente_20_de_20_párrafo_20_predeter."><text:span text:style-name="T72">control de nombres de usuario y grupo para controlar el acceso a los servicios.</text:span></text:span></text:p>
          </text:list-item>
        </text:list>
        <text:p text:style-name="P115"/>
        <text:h text:style-name="P144" text:outline-level="4">Arquitectura</text:h>
        <text:p text:style-name="P58"><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58"/>
        <text:p text:style-name="P58">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2">idad enviar tareas </text:span><text:span text:style-name="Fuente_20_de_20_párrafo_20_predeter."><text:span text:style-name="T72">por lotes, los datos en paralelo (</text:span></text:span><text:span text:style-name="Fuente_20_de_20_párrafo_20_predeter."><text:span text:style-name="T10">data parallel</text:span></text:span><text:span text:style-name="Fuente_20_de_20_párrafo_20_predeter."><text:span text:style-name="T72">), y el empleo de trabajos basados en MPI.</text:span></text:span><text:span text:style-name="T72"> </text:span></text:p>
        <text:h text:style-name="P143" text:outline-level="4"><text:span text:style-name="Fuente_20_de_20_párrafo_20_predeter."><text:span text:style-name="T74">Componentes de Grid MP</text:span></text:span></text:h>
        <text:h text:style-name="Heading_20_5" text:outline-level="5"><text:span text:style-name="Fuente_20_de_20_párrafo_20_predeter."><text:span text:style-name="T73">Program Loader</text:span></text:span></text:h>
        <text:p text:style-name="P50">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16" text:outline-level="5"><text:span text:style-name="Fuente_20_de_20_párrafo_20_predeter."><text:span text:style-name="T75">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16" text:outline-level="5"><text:span text:style-name="Fuente_20_de_20_párrafo_20_predeter."><text:span text:style-name="T75">Consola MP</text:span></text:span></text:h>
        <text:p text:style-name="Standard">La Consola presenta un cliente liviano basado en Web para la gestión de los servicios MP, Agentes MP, Aplicaciones, <text:span text:style-name="T97">T</text:span><text:span text:style-name="T97">rabajos</text:span><text:span text:style-name="T17">,</text:span> y Datos.</text:p>
        <text:h text:style-name="P116" text:outline-level="5"><text:span text:style-name="Fuente_20_de_20_párrafo_20_predeter."><text:span text:style-name="T7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59">Se comunica con todos los servicios del sistema, recibe </text:span></text:span><text:span text:style-name="Fuente_20_de_20_párrafo_20_predeter."><text:span text:style-name="T16">tokens</text:span></text:span><text:span text:style-name="Fuente_20_de_20_párrafo_20_predeter."><text:span text:style-name="T59"> del </text:span></text:span><text:span text:style-name="Fuente_20_de_20_párrafo_20_predeter."><text:span text:style-name="T9">Realm Service</text:span></text:span><text:span text:style-name="Fuente_20_de_20_párrafo_20_predeter."><text:span text:style-name="T60">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0">, descarga módulos de programa y datos del </text:span></text:span><text:span text:style-name="Fuente_20_de_20_párrafo_20_predeter."><text:span text:style-name="T9">Servicio de Archivos</text:span></text:span><text:span text:style-name="Fuente_20_de_20_párrafo_20_predeter."><text:span text:style-name="T60">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61">. Además le envía datos al servicio de estadísticas. </text:span></text:span></text:p>
        <text:p text:style-name="Standard"><text:span text:style-name="Fuente_20_de_20_párrafo_20_predeter."><text:span text:style-name="T61">Utiliza firma digital para evitar la modificación maliciosa tanto de sus datos y como de las aplicaciones.</text:span></text:span></text:p>
        <text:h text:style-name="P116" text:outline-level="5"><text:span text:style-name="Fuente_20_de_20_párrafo_20_predeter."><text:span text:style-name="T73">Service Manager</text:span></text:span></text:h>
        <text:p text:style-name="Standard">Su principal función es asegurarse de que todos los servicios requeridos para el correcto funcionamiento del sistema, estén haciéndolo de manera adecuada.</text:p>
        <text:p text:style-name="P52"/>
        <text:p text:style-name="P54">Este servicio cumple con los siguientes roles:</text:p>
        <text:list xml:id="list1271740843" text:style-name="L10">
          <text:list-item>
            <text:p text:style-name="P97"><text:span text:style-name="T96">Arranca</text:span><text:span text:style-name="T96">r</text:span><text:span text:style-name="T96"> y detene</text:span><text:span text:style-name="T96">r</text:span><text:span text:style-name="T96"> todos los demás servicios.</text:span></text:p>
          </text:list-item>
          <text:list-item>
            <text:p text:style-name="P96"><text:span text:style-name="T98">P</text:span><text:span text:style-name="T98">eriódicamente verifica</text:span><text:span text:style-name="T98">r</text:span><text:span text:style-name="T98"> que los servicios están levantados y ejecutándose. Si alguno se encuentra detenido o ha fallado, el servicio es relanzado. </text:span></text:p>
          </text:list-item>
          <text:list-item>
            <text:p text:style-name="P96"><text:span text:style-name="Fuente_20_de_20_párrafo_20_predeter."><text:span text:style-name="T98">Cuando los servicios están corriendo en diferentes máquinas, </text:span></text:span><text:span text:style-name="Fuente_20_de_20_párrafo_20_predeter."><text:span text:style-name="T98">levantar</text:span></text:span><text:span text:style-name="Fuente_20_de_20_párrafo_20_predeter."><text:span text:style-name="T98"> una copia local del </text:span></text:span><text:span text:style-name="Fuente_20_de_20_párrafo_20_predeter."><text:span text:style-name="T13">service manager</text:span></text:span><text:span text:style-name="Fuente_20_de_20_párrafo_20_predeter."><text:span text:style-name="T98"> en cada sistema de manera independiente.</text:span></text:span></text:p>
          </text:list-item>
          <text:list-item>
            <text:p text:style-name="P96"><text:span text:style-name="T98">En caso de</text:span><text:span text:style-name="T98"> falla</text:span><text:span text:style-name="T98">r</text:span><text:span text:style-name="T98">, el mismo se relanza automáticamente.</text:span></text:p>
          </text:list-item>
        </text:list>
        <text:h text:style-name="P116" text:outline-level="5"><text:soft-page-break/><text:span text:style-name="Fuente_20_de_20_párrafo_20_predeter."><text:span text:style-name="T7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4">Este servicio cumple con los siguientes roles:</text:p>
        <text:list xml:id="list2109324565" text:style-name="L11">
          <text:list-item>
            <text:p text:style-name="P98">Validación de los agentes existentes, creación de cuentas y registro de dispositivos.</text:p>
          </text:list-item>
          <text:list-item>
            <text:p text:style-name="P98">Provisión de <text:span text:style-name="Fuente_20_de_20_párrafo_20_predeter."><text:span text:style-name="T5">tokens</text:span></text:span> para la autenticación distribuida de dispositivos</text:p>
          </text:list-item>
          <text:list-item>
            <text:p text:style-name="P98">Sincronización temporal</text:p>
          </text:list-item>
          <text:list-item>
            <text:p text:style-name="P98">Transmisión de direcciones de red de otros dispositivos</text:p>
          </text:list-item>
        </text:list>
        <text:h text:style-name="P116" text:outline-level="5"><text:span text:style-name="Fuente_20_de_20_párrafo_20_predeter."><text:span text:style-name="T73">Poll Service</text:span></text:span></text:h>
        <text:p text:style-name="Standard">El <text:span text:style-name="T6">Poll Service</text:span> comunica al agente los comandos provenientes de otros servicios y recoge periódicamente el estado de los mismos.</text:p>
        <text:p text:style-name="Standard"/>
        <text:p text:style-name="P53">El servicio de estadísticas es responsable de:</text:p>
        <text:list xml:id="list855586184" text:style-name="L12">
          <text:list-item>
            <text:p text:style-name="P99">Conglomerar información sobre carga computacional de los agentes.</text:p>
          </text:list-item>
          <text:list-item>
            <text:p text:style-name="P100">Asistir en el envío de comandos a los agentes, tales como re-autenticarse, reiniciar, abortar, apagar el agente, entre otros.</text:p>
          </text:list-item>
          <text:list-item>
            <text:p text:style-name="P100">Monitorear el correcto funcionamiento de los agentes.</text:p>
          </text:list-item>
        </text:list>
        <text:h text:style-name="P116" text:outline-level="5"><text:span text:style-name="Fuente_20_de_20_párrafo_20_predeter."><text:span text:style-name="T73">Dispatch Service</text:span></text:span></text:h>
        <text:p text:style-name="Standard"><text:span text:style-name="Fuente_20_de_20_párrafo_20_predeter."><text:span text:style-name="T60">El</text:span></text:span><text:bookmark-start text:name="__DdeLink__854_1773326722"/><text:span text:style-name="Fuente_20_de_20_párrafo_20_predeter."><text:span text:style-name="T60"> </text:span></text:span><text:span text:style-name="Fuente_20_de_20_párrafo_20_predeter."><text:span text:style-name="T9">Dispatch Service </text:span></text:span><text:span text:style-name="Fuente_20_de_20_párrafo_20_predeter."><text:span text:style-name="T60">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1">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16" text:outline-level="5"><text:span text:style-name="Fuente_20_de_20_párrafo_20_predeter."><text:span text:style-name="T7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32"/>
        <text:h text:style-name="P126" text:outline-level="3"><text:span text:style-name="Fuente_20_de_20_párrafo_20_predeter."><text:span text:style-name="T84">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63">ahora es mantenido por la comunidad. Al estar desarrollado en Java, es multi-plataforma e independiente del S.O. </text:span></text:p>
        <text:h text:style-name="P135" text:outline-level="4"><text:span text:style-name="Fuente_20_de_20_párrafo_20_predeter."><text:span text:style-name="T79">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2">T</text:span><text:span text:style-name="Fuente_20_de_20_párrafo_20_predeter."><text:span text:style-name="T72">odos los componentes son procesos separados que se comunican a través de XML-RPC, una especificación abierta para llamadas a procedimientos remotos basados en XML, </text:span></text:span><text:span text:style-name="Fuente_20_de_20_párrafo_20_predeter."><text:span text:style-name="T7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5">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5"><text:span text:style-name="Énfasis"><text:span text:style-name="T63">Según la filosofía de sus creadores quisieron hacer de SLINC algo fácil de usar en pequeños proyectos, suficientemente poderoso para soportar grandes proyectos <text:s/>y lo suficientemente flexible para correr en diferentes ambientes. </text:span></text:span></text:p>
        <text:p text:style-name="P55"><text:span text:style-name="Énfasis"><text:span text:style-name="T63">Para lograr este objetivo, utilizaron la librería </text:span></text:span><text:span text:style-name="Énfasis"><text:span text:style-name="T6">open-source Hibernate</text:span></text:span><text:span text:style-name="Énfasis"><text:span text:style-name="T63">, que sirve como capa de abstracción al acceso a la base de datos. A través de ella, SLINC soporta la mayoría de las bases de datos mas populares, incluyendo MySQL, PostgreSQL, Oracle, y Microsoft SQL Server.</text:span></text:span></text:p>
        <text:p text:style-name="P55"><text:span text:style-name="Énfasis"><text:span text:style-name="T63">Cabe destacar que SLINC NO utiliza </text:span></text:span><text:span text:style-name="Énfasis"><text:span text:style-name="T65">encripción</text:span></text:span><text:span text:style-name="Énfasis"><text:span text:style-name="T63"> dado que no fue uno de los objetivos principales de sus autores, pero lo tienen planeado como </text:span></text:span><text:span text:style-name="Énfasis"><text:span text:style-name="T6">feature</text:span></text:span><text:span text:style-name="Énfasis"><text:span text:style-name="T63"> futuro.- </text:span></text:span></text:p>
        <text:h text:style-name="P126" text:outline-level="3"><text:span text:style-name="Fuente_20_de_20_párrafo_20_predeter."><text:span text:style-name="T84">XWHEP</text:span></text:span><text:bookmark-start text:name="__DdeLink__1028_977011455"/><text:bookmark-end text:name="__DdeLink__1028_977011455"/></text:h>
        <text:p text:style-name="P55"><text:span text:style-name="Fuente_20_de_20_párrafo_20_predeter."><text:span text:style-name="T42">XtremWeb for High Energy Physics</text:span></text:span><text:span text:style-name="Fuente_20_de_20_párrafo_20_predeter."><text:span text:style-name="T41"> (</text:span></text:span><text:bookmark-start text:name="__DdeLink__1030_977011455"/><text:span text:style-name="Énfasis"><text:span text:style-name="T43">XWHEP</text:span></text:span><text:bookmark-end text:name="__DdeLink__1030_977011455"/><text:span text:style-name="Fuente_20_de_20_párrafo_20_predeter."><text:span text:style-name="T41">) es una plataforma de computación global que apunta a conglomerar recursos computacionales de toda internet. Contrario a lo que el nombre podría hacer pensar, este es un </text:span></text:span><text:span text:style-name="Fuente_20_de_20_párrafo_20_predeter."><text:span text:style-name="T42">framework</text:span></text:span><text:span text:style-name="Fuente_20_de_20_párrafo_20_predeter."><text:span text:style-name="T41"> de uso general, no dedicado específicamente al la comunidad de física de alta energía (HEP). </text:span></text:span><text:span text:style-name="Fuente_20_de_20_párrafo_20_predeter."><text:span text:style-name="T41">Es</text:span></text:span><text:span text:style-name="Fuente_20_de_20_párrafo_20_predeter."><text:span text:style-name="T41"> </text:span></text:span><text:span text:style-name="Fuente_20_de_20_párrafo_20_predeter."><text:span text:style-name="T42">Free Software</text:span></text:span><text:span text:style-name="Fuente_20_de_20_párrafo_20_predeter."><text:span text:style-name="T41"> (</text:span></text:span><text:span text:style-name="Fuente_20_de_20_párrafo_20_predeter."><text:span text:style-name="T41">bajo licencia </text:span></text:span><text:span text:style-name="Fuente_20_de_20_párrafo_20_predeter."><text:span text:style-name="T41">GPL), </text:span></text:span><text:span text:style-name="Fuente_20_de_20_párrafo_20_predeter."><text:span text:style-name="T41">abierto (</text:span></text:span><text:span text:style-name="Fuente_20_de_20_párrafo_20_predeter."><text:span text:style-name="T41">Open Source</text:span></text:span><text:span text:style-name="Fuente_20_de_20_párrafo_20_predeter."><text:span text:style-name="T41">) y sin fines de lucro.</text:span></text:span></text:p>
        <text:p text:style-name="P55"><text:span text:style-name="Fuente_20_de_20_párrafo_20_predeter."><text:span text:style-name="T41">El proyecto se basa en <text:s/>XtremWeb, que fuera iniciado por el laboratorio de investigaciones informáticas </text:span></text:span><text:a xlink:type="simple" xlink:href="http://www.lri.fr/" office:target-frame-name="_top" xlink:show="replace"><text:span text:style-name="T100">(LRI</text:span></text:a><text:a xlink:type="simple" xlink:href="http://www.lri.fr/" office:target-frame-name="_top" xlink:show="replace"><text:span text:style-name="T100"><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0">)</text:span></text:a><text:span text:style-name="Fuente_20_de_20_párrafo_20_predeter."><text:span text:style-name="T41">. <text:s/>En una iniciativa </text:span></text:span><text:span text:style-name="Fuente_20_de_20_párrafo_20_predeter."><text:span text:style-name="T41">multi-</text:span></text:span><text:span text:style-name="Fuente_20_de_20_párrafo_20_predeter."><text:span text:style-name="T41">disciplinaria, el </text:span></text:span><text:a xlink:type="simple" xlink:href="http://www.lal.in2p3.fr/" office:target-frame-name="_top" xlink:show="replace"><text:span text:style-name="T100">Laboratoire de l'Accélérateur Linéaire (LAL</text:span></text:a><text:a xlink:type="simple" xlink:href="http://www.lal.in2p3.fr/" office:target-frame-name="_top" xlink:show="replace"><text:span text:style-name="T100"><text:note text:id="ftn4" text:note-class="footnote"><text:note-citation>4</text:note-citation><text:note-body><text:p text:style-name="Footnote"><text:a xlink:type="simple" xlink:href="http://www.lal.in2p3.fr/">http://www.lal.in2p3.fr/</text:a></text:p><text:p text:style-name="P77"/></text:note-body></text:note></text:span></text:a><text:a xlink:type="simple" xlink:href="http://www.lal.in2p3.fr/" office:target-frame-name="_top" xlink:show="replace"><text:span text:style-name="T100">)</text:span></text:a><text:span text:style-name="Fuente_20_de_20_párrafo_20_predeter."><text:span text:style-name="T41"> y el</text:span></text:span><text:span text:style-name="T100"> </text:span><text:span text:style-name="Fuente_20_de_20_párrafo_20_predeter."><text:span text:style-name="T41">LRI juntaron sus esfuerzos para realizar lo que era una plataforma de investigación cuyo objeti</text:span></text:span><text:span text:style-name="Fuente_20_de_20_párrafo_20_predeter."><text:span text:style-name="T41">v</text:span></text:span><text:span text:style-name="Fuente_20_de_20_párrafo_20_predeter."><text:span text:style-name="T41">o era el estudio de sistemas distribuidos </text:span></text:span><text:span text:style-name="Fuente_20_de_20_párrafo_20_predeter."><text:span text:style-name="T41">a</text:span></text:span><text:span text:style-name="Fuente_20_de_20_párrafo_20_predeter."><text:span text:style-name="T41"> gran escala. Los primeros casos de uso naturalmente fueron aplicaciones de del laboratorio de HEP (LAL es un laboratorio de HEP).</text:span></text:span></text:p>
        <text:p text:style-name="P55">Este trabajo en conjunto fue un éxito, a tal punto que el LAL continuo, mejoró y expandió la funcionalidad de su antecesor en muchas maneras bajo el nombre de XWHEP.</text:p>
        <text:p text:style-name="P55"/>
        <text:h text:style-name="P135"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35" text:outline-level="4"><text:span text:style-name="Fuente_20_de_20_párrafo_20_predeter."><text:span text:style-name="T32">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39"> </text:span>pueden usar los nodos. Los usuarios deben proveer sus certificados para poder enviar trabajos al planificador.</text:p>
        <text:h text:style-name="P135" text:outline-level="4"><text:span text:style-name="Fuente_20_de_20_párrafo_20_predeter."><text:span text:style-name="T31">Gestión de usuarios </text:span></text:span><text:span text:style-name="Fuente_20_de_20_párrafo_20_predeter."><text:span text:style-name="T31">y </text:span></text:span><text:span text:style-name="Fuente_20_de_20_párrafo_20_predeter."><text:span text:style-name="T31">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cm" svg:y="2cm" svg:width="17cm" svg:height="9.373cm"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36"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5">En esta imagen pueden observarse los diferentes tipos de usuarios y sus permisos, nótese que los permisos son escalados es decir los usuarios de arriba heredan todos los permisos de los de abajo.</text:p>
        <text:p text:style-name="P152">Cuadros de Sistemas de Cómputo Voluntario</text:p>
        <text:p text:style-name="P65">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21"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79"/>
            </table:table-cell>
            <table:table-cell table:style-name="Tabla2.B1" office:value-type="string">
              <text:p text:style-name="P85">Licencia</text:p>
              <text:p text:style-name="P85"/>
            </table:table-cell>
            <table:table-cell table:style-name="Tabla2.C1" office:value-type="string">
              <text:p text:style-name="P85">Multi Plataforma</text:p>
            </table:table-cell>
            <table:table-cell table:style-name="Tabla2.D1" office:value-type="string">
              <text:p text:style-name="P85">Sistema de archivos compartido</text:p>
            </table:table-cell>
            <table:table-cell table:style-name="Tabla2.D1" office:value-type="string">
              <text:p text:style-name="P85">Autenticación/Voluntarios Anónimos</text:p>
            </table:table-cell>
            <table:table-cell table:style-name="Tabla2.F1" office:value-type="string">
              <text:p text:style-name="P85">Autorización</text:p>
            </table:table-cell>
            <table:table-cell table:style-name="Tabla2.F1" office:value-type="string">
              <text:p text:style-name="P85">X509</text:p>
            </table:table-cell>
            <table:table-cell table:style-name="Tabla2.F1" office:value-type="string">
              <text:p text:style-name="P85">Ejecución en Sandbox</text:p>
            </table:table-cell>
            <table:table-cell table:style-name="Tabla2.D1" office:value-type="string">
              <text:p text:style-name="P85">Gran Volumen de Datos</text:p>
            </table:table-cell>
            <table:table-cell table:style-name="Tabla2.D1" office:value-type="string">
              <text:p text:style-name="P85">Multi Usuarios</text:p>
            </table:table-cell>
            <table:table-cell table:style-name="Tabla2.C1" office:value-type="string">
              <text:p text:style-name="P85">Multi Aplicaciones</text:p>
            </table:table-cell>
            <table:table-cell table:style-name="Tabla2.B1" office:value-type="string">
              <text:p text:style-name="P85">Experiencia de Voluntarios</text:p>
            </table:table-cell>
            <table:table-cell table:style-name="Tabla2.F1" office:value-type="string">
              <text:p text:style-name="P85">Utilizado en Proyectos grandes</text:p>
            </table:table-cell>
            <table:table-cell table:style-name="Tabla2.F1" office:value-type="string">
              <text:p text:style-name="P60"><text:span text:style-name="T141">Componentes </text:span>Internos Distribuidos</text:p>
              <text:p text:style-name="P85"/>
            </table:table-cell>
            <table:table-cell table:style-name="Tabla2.O1" office:value-type="string">
              <text:p text:style-name="P60"><text:span text:style-name="T141">Comunicación </text:span>Directa Entre Componentes</text:p>
              <text:p text:style-name="P85"/>
            </table:table-cell>
          </table:table-row>
          <table:table-row table:style-name="Tabla2.2">
            <table:table-cell table:style-name="Tabla2.A2" office:value-type="string">
              <text:p text:style-name="P81">BOINC</text:p>
            </table:table-cell>
            <table:table-cell table:style-name="Tabla2.A2" office:value-type="string">
              <text:p text:style-name="P80">LGPL</text:p>
            </table:table-cell>
            <table:table-cell table:style-name="Tabla2.A2" office:value-type="string">
              <text:p text:style-name="P80">Si</text:p>
            </table:table-cell>
            <table:table-cell table:style-name="Tabla2.A2" office:value-type="string">
              <text:p text:style-name="P80">No</text:p>
            </table:table-cell>
            <table:table-cell table:style-name="Tabla2.A2" office:value-type="string">
              <text:p text:style-name="P80">Anónimos</text:p>
            </table:table-cell>
            <table:table-cell table:style-name="Tabla2.A2" office:value-type="string">
              <text:p text:style-name="P80">No</text:p>
            </table:table-cell>
            <table:table-cell table:style-name="Tabla2.A2" office:value-type="string">
              <text:p text:style-name="P80">No</text:p>
            </table:table-cell>
            <table:table-cell table:style-name="Tabla2.A2" office:value-type="string">
              <text:p text:style-name="P80">No</text:p>
            </table:table-cell>
            <table:table-cell table:style-name="Tabla2.A2" office:value-type="string">
              <text:p text:style-name="P80">Si</text:p>
            </table:table-cell>
            <table:table-cell table:style-name="Tabla2.J2" office:value-type="string">
              <text:p text:style-name="P80">No</text:p>
            </table:table-cell>
            <table:table-cell table:style-name="Tabla2.A2" office:value-type="string">
              <text:p text:style-name="P80">No, único cliente por PC</text:p>
            </table:table-cell>
            <table:table-cell table:style-name="Tabla2.J2" office:value-type="string">
              <text:p text:style-name="P80">Si</text:p>
            </table:table-cell>
            <table:table-cell table:style-name="Tabla2.A2" office:value-type="string">
              <text:p text:style-name="P80">Si</text:p>
            </table:table-cell>
            <table:table-cell table:style-name="Tabla2.A2" office:value-type="string">
              <text:p text:style-name="P80">No</text:p>
            </table:table-cell>
            <table:table-cell table:style-name="Tabla2.O2" office:value-type="string">
              <text:p text:style-name="P80">No</text:p>
            </table:table-cell>
          </table:table-row>
          <table:table-row table:style-name="Tabla2.2">
            <table:table-cell table:style-name="Tabla2.A2" office:value-type="string">
              <text:p text:style-name="P82">XtreamWeb-CH</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text:p>
            </table:table-cell>
          </table:table-row>
          <table:table-row table:style-name="Tabla2.2">
            <table:table-cell table:style-name="Tabla2.A2" office:value-type="string">
              <text:p text:style-name="P81">XGrid</text:p>
            </table:table-cell>
            <table:table-cell table:style-name="Tabla2.A2" office:value-type="string">
              <text:p text:style-name="P80">Propietaria</text:p>
            </table:table-cell>
            <table:table-cell table:style-name="Tabla2.A2" office:value-type="string">
              <text:p text:style-name="P80">No</text:p>
            </table:table-cell>
            <table:table-cell table:style-name="Tabla2.J2" office:value-type="string">
              <text:p text:style-name="P80">Si</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D</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D</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No</text:p>
            </table:table-cell>
          </table:table-row>
          <table:table-row table:style-name="Tabla2.2">
            <table:table-cell table:style-name="Tabla2.A2" office:value-type="string">
              <text:p text:style-name="P81">GridMP</text:p>
            </table:table-cell>
            <table:table-cell table:style-name="Tabla2.A2" office:value-type="string">
              <text:p text:style-name="P80">Comercia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D</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S/D</text:p>
            </table:table-cell>
            <table:table-cell table:style-name="Tabla2.J2" office:value-type="string">
              <text:p text:style-name="P80">S/D</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D</text:p>
            </table:table-cell>
          </table:table-row>
          <table:table-row table:style-name="Tabla2.2">
            <table:table-cell table:style-name="Tabla2.A2" office:value-type="string">
              <text:p text:style-name="P81">SLINC</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nónimos</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 Único cliente por PC</text:p>
            </table:table-cell>
            <table:table-cell table:style-name="Tabla2.J2" office:value-type="string">
              <text:p text:style-name="P80">La que pueda tener con BOINC</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 Via RPC</text:p>
            </table:table-cell>
          </table:table-row>
          <table:table-row table:style-name="Tabla2.2">
            <table:table-cell table:style-name="Tabla2.A2" office:value-type="string">
              <text:p text:style-name="P81">XWHEP</text:p>
            </table:table-cell>
            <table:table-cell table:style-name="Tabla2.A2" office:value-type="string">
              <text:p text:style-name="P80">GPL</text:p>
            </table:table-cell>
            <table:table-cell table:style-name="Tabla2.A2" office:value-type="string">
              <text:p text:style-name="P80">Si</text:p>
            </table:table-cell>
            <table:table-cell table:style-name="Tabla2.J2" office:value-type="string">
              <text:p text:style-name="P80">No</text:p>
            </table:table-cell>
            <table:table-cell table:style-name="Tabla2.J2" office:value-type="string">
              <text:p text:style-name="P80">Autentica</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Si</text:p>
            </table:table-cell>
            <table:table-cell table:style-name="Tabla2.J2" office:value-type="string">
              <text:p text:style-name="P80">No</text:p>
            </table:table-cell>
            <table:table-cell table:style-name="Tabla2.J2" office:value-type="string">
              <text:p text:style-name="P80">No</text:p>
            </table:table-cell>
            <table:table-cell table:style-name="Tabla2.J2" office:value-type="string">
              <text:p text:style-name="P80">No</text:p>
            </table:table-cell>
            <table:table-cell table:style-name="Tabla2.O3" office:value-type="string">
              <text:p text:style-name="P80">Si</text:p>
            </table:table-cell>
          </table:table-row>
        </table:table>
        <text:p text:style-name="P65"/>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3"/>
            </table:table-cell>
            <table:table-cell table:style-name="Tabla3.B1" office:value-type="string">
              <text:p text:style-name="P85">Comunicación Directa Entre Componentes</text:p>
            </table:table-cell>
            <table:table-cell table:style-name="Tabla3.C1" office:value-type="string">
              <text:p text:style-name="P60">API<text:tab/></text:p>
            </table:table-cell>
            <table:table-cell table:style-name="Tabla3.D1" office:value-type="string">
              <text:p text:style-name="P86">Garbage Collector Nativo</text:p>
            </table:table-cell>
            <table:table-cell table:style-name="Tabla3.E1" office:value-type="string">
              <text:p text:style-name="P85">Interfaz Amigable</text:p>
            </table:table-cell>
            <table:table-cell table:style-name="Tabla3.F1" office:value-type="string">
              <text:p text:style-name="P85">Persistencia</text:p>
            </table:table-cell>
            <table:table-cell table:style-name="Tabla3.D1" office:value-type="string">
              <text:p text:style-name="P85">Basado en el <text:s/>sistema de cómputo</text:p>
            </table:table-cell>
            <table:table-cell table:style-name="Tabla3.B1" office:value-type="string">
              <text:p text:style-name="P85">Seguridad</text:p>
            </table:table-cell>
            <table:table-cell table:style-name="Tabla3.I1" office:value-type="string">
              <text:p text:style-name="P60">Observaciones</text:p>
              <text:p text:style-name="P85"/>
            </table:table-cell>
          </table:table-row>
          <table:table-row table:style-name="Tabla3.2">
            <table:table-cell table:style-name="Tabla3.A2" office:value-type="string">
              <text:p text:style-name="P84">BOINC</text:p>
            </table:table-cell>
            <table:table-cell table:style-name="Tabla3.A2" office:value-type="string">
              <text:p text:style-name="P80">No</text:p>
            </table:table-cell>
            <table:table-cell table:style-name="Tabla3.A2" office:value-type="string">
              <text:p text:style-name="P80">Reducida, CPP y Fortran</text:p>
            </table:table-cell>
            <table:table-cell table:style-name="Tabla3.A2" office:value-type="string">
              <text:p text:style-name="P80">DB Purger y File Deleter</text:p>
            </table:table-cell>
            <table:table-cell table:style-name="Tabla3.A2" office:value-type="string">
              <text:p text:style-name="P80">Si, Web</text:p>
            </table:table-cell>
            <table:table-cell table:style-name="Tabla3.A2" office:value-type="string">
              <text:p text:style-name="P80">Única Bdd: MySQL</text:p>
            </table:table-cell>
            <table:table-cell table:style-name="Tabla3.G2" office:value-type="string">
              <text:p text:style-name="P80">Ninguno</text:p>
            </table:table-cell>
            <table:table-cell table:style-name="Tabla3.G2" office:value-type="string">
              <text:p text:style-name="P80">Intermedia Mejorable</text:p>
            </table:table-cell>
            <table:table-cell table:style-name="Tabla3.I2" office:value-type="string">
              <text:p text:style-name="P80">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4">XtreamWeb-CH</text:p>
            </table:table-cell>
            <table:table-cell table:style-name="Tabla3.A2" office:value-type="string">
              <text:p text:style-name="P80">Si, Via RPC</text:p>
            </table:table-cell>
            <table:table-cell table:style-name="Tabla3.A2" office:value-type="string">
              <text:p text:style-name="P80">Amplia: Java, C, CPP, Python</text:p>
            </table:table-cell>
            <table:table-cell table:style-name="Tabla3.G2" office:value-type="string">
              <text:p text:style-name="P80">No</text:p>
            </table:table-cell>
            <table:table-cell table:style-name="Tabla3.G2" office:value-type="string">
              <text:p text:style-name="P80">Si, Web</text:p>
            </table:table-cell>
            <table:table-cell table:style-name="Tabla3.G2" office:value-type="string">
              <text:p text:style-name="P80">Bdd Recomendada: MySQL</text:p>
            </table:table-cell>
            <table:table-cell table:style-name="Tabla3.G2" office:value-type="string">
              <text:p text:style-name="P80">XtreamWeb</text:p>
            </table:table-cell>
            <table:table-cell table:style-name="Tabla3.G2" office:value-type="string">
              <text:p text:style-name="P80">S/D</text:p>
            </table:table-cell>
            <table:table-cell table:style-name="Tabla3.I3" office:value-type="string">
              <text:p text:style-name="P80">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4">XGrid</text:p>
            </table:table-cell>
            <table:table-cell table:style-name="Tabla3.A2" office:value-type="string">
              <text:p text:style-name="P80">No (Proyecto cliente a controlador a agente)</text:p>
            </table:table-cell>
            <table:table-cell table:style-name="Tabla3.A2" office:value-type="string">
              <text:p text:style-name="P80">Reducida</text:p>
            </table:table-cell>
            <table:table-cell table:style-name="Tabla3.G2" office:value-type="string">
              <text:p text:style-name="P80">Elimina procesos hijos huérfanos</text:p>
            </table:table-cell>
            <table:table-cell table:style-name="Tabla3.G2" office:value-type="string">
              <text:p text:style-name="P80">No, linea de comandos</text:p>
            </table:table-cell>
            <table:table-cell table:style-name="Tabla3.G2" office:value-type="string">
              <text:p text:style-name="P80">Vía archivos de proyecto y XMLs</text:p>
            </table:table-cell>
            <table:table-cell table:style-name="Tabla3.G2" office:value-type="string">
              <text:p text:style-name="P80">Ninguno</text:p>
            </table:table-cell>
            <table:table-cell table:style-name="Tabla3.G2" office:value-type="string">
              <text:p text:style-name="P80">Mem leaks y autenticación no 100% confiable</text:p>
            </table:table-cell>
            <table:table-cell table:style-name="Tabla3.I3" office:value-type="string">
              <text:p text:style-name="P80">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4">GridMP</text:p>
            </table:table-cell>
            <table:table-cell table:style-name="Tabla3.A2" office:value-type="string">
              <text:p text:style-name="P80">Si</text:p>
            </table:table-cell>
            <table:table-cell table:style-name="Tabla3.A2" office:value-type="string">
              <text:p text:style-name="P80">Amplia: Java, C, CPP, Python, Perl, C#</text:p>
            </table:table-cell>
            <table:table-cell table:style-name="Tabla3.G2" office:value-type="string">
              <text:p text:style-name="P80">Si, tiene un proceso nativo para eliminar temporales.</text:p>
            </table:table-cell>
            <table:table-cell table:style-name="Tabla3.G2" office:value-type="string">
              <text:p text:style-name="P80">Si, Web (MGSI y Consola de Gestión)</text:p>
            </table:table-cell>
            <table:table-cell table:style-name="Tabla3.G2" office:value-type="string">
              <text:p text:style-name="P80">DB2 y Oracle</text:p>
            </table:table-cell>
            <table:table-cell table:style-name="Tabla3.G2" office:value-type="string">
              <text:p text:style-name="P80">Ninguno</text:p>
            </table:table-cell>
            <table:table-cell table:style-name="Tabla3.G2" office:value-type="string">
              <text:p text:style-name="P80">Utiliza firmas digitales y SSL</text:p>
            </table:table-cell>
            <table:table-cell table:style-name="Tabla3.I3" office:value-type="string">
              <text:p text:style-name="P80">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4">SLINC</text:p>
            </table:table-cell>
            <table:table-cell table:style-name="Tabla3.A2" office:value-type="string">
              <text:p text:style-name="P80">No</text:p>
            </table:table-cell>
            <table:table-cell table:style-name="Tabla3.A2" office:value-type="string">
              <text:p text:style-name="P80">Reducida, CPP y Fortran</text:p>
            </table:table-cell>
            <table:table-cell table:style-name="Tabla3.G2" office:value-type="string">
              <text:p text:style-name="P80">S/D, elimina los nativos de BOINC</text:p>
            </table:table-cell>
            <table:table-cell table:style-name="Tabla3.G2" office:value-type="string">
              <text:p text:style-name="P80">Si, Web</text:p>
            </table:table-cell>
            <table:table-cell table:style-name="Tabla3.G2" office:value-type="string">
              <text:p text:style-name="P80">Cualquiera con soporte Hibernate</text:p>
            </table:table-cell>
            <table:table-cell table:style-name="Tabla3.G2" office:value-type="string">
              <text:p text:style-name="P80">BOINC</text:p>
            </table:table-cell>
            <table:table-cell table:style-name="Tabla3.G2" office:value-type="string">
              <text:p text:style-name="P80">Nula, no fue su objetivo principal.</text:p>
            </table:table-cell>
            <table:table-cell table:style-name="Tabla3.I3" office:value-type="string">
              <text:p text:style-name="P80">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4">XWHEP</text:p>
            </table:table-cell>
            <table:table-cell table:style-name="Tabla3.A2" office:value-type="string">
              <text:p text:style-name="P80">Si</text:p>
            </table:table-cell>
            <table:table-cell table:style-name="Tabla3.A2" office:value-type="string">
              <text:p text:style-name="P80">Amplia: Java, C, CPP, Python</text:p>
            </table:table-cell>
            <table:table-cell table:style-name="Tabla3.G2" office:value-type="string">
              <text:p text:style-name="P80">S/D</text:p>
            </table:table-cell>
            <table:table-cell table:style-name="Tabla3.G2" office:value-type="string">
              <text:p text:style-name="P80">Si, Web</text:p>
            </table:table-cell>
            <table:table-cell table:style-name="Tabla3.G2" office:value-type="string">
              <text:p text:style-name="P80">Bdd Recomendada: MySQL</text:p>
            </table:table-cell>
            <table:table-cell table:style-name="Tabla3.G2" office:value-type="string">
              <text:p text:style-name="P80">XtreamWeb</text:p>
            </table:table-cell>
            <table:table-cell table:style-name="Tabla3.G2" office:value-type="string">
              <text:p text:style-name="P80">Comunicación encriptadas. Clave pub/privada</text:p>
            </table:table-cell>
            <table:table-cell table:style-name="Tabla3.I3" office:value-type="string">
              <text:p text:style-name="P80">Los recursos son anónimos Es tolerante a Fallas. Monitorea el uso de la PC, y cuando este baja, se activa automáticamente.</text:p>
            </table:table-cell>
          </table:table-row>
        </table:table>
        <text:p text:style-name="P69"/>
        <text:p text:style-name="P153">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19"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5"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63">http://setiathome.berkeley.ed</text:span></text:a><text:a xlink:type="simple" xlink:href="http://setiathome.berkeley.edu/"><text:span text:style-name="T63">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25"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5"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5" text:outline-level="3">Ibercivis</text:h>
        <text:p text:style-name="Text_20_body"><text:span text:style-name="T6">Ibercivis</text:span> es una <text:span text:style-name="Strong_20_Emphasis"><text:span text:style-name="T7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1">iniciativa pionera en España</text:span></text:span><text:span text:style-name="T7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3" text:outline-level="3"><text:span text:style-name="Fuente_20_de_20_párrafo_20_predeter."><text:span text:style-name="T92">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63"> </text:span><text:span text:style-name="T63">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3" text:outline-level="3"><text:span text:style-name="Fuente_20_de_20_párrafo_20_predeter."><text:span text:style-name="T92">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3" text:outline-level="3"><text:span text:style-name="Fuente_20_de_20_párrafo_20_predeter."><text:span text:style-name="T92">EDGeS@Home</text:span></text:span></text:h>
        <text:p text:style-name="Text_20_body"><text:span text:style-name="Énfasis"><text:span text:style-name="T6">EDGeS@Home</text:span></text:span><text:span text:style-name="Énfasis"><text:span text:style-name="T63"> es un proyecto </text:span></text:span><text:span text:style-name="Énfasis"><text:span text:style-name="T65">multi</text:span></text:span><text:span text:style-name="Énfasis"><text:span text:style-name="T65">-</text:span></text:span><text:span text:style-name="Énfasis"><text:span text:style-name="T65">plataforma</text:span></text:span><text:span text:style-name="Énfasis"><text:span text:style-name="T64">,</text:span></text:span><text:span text:style-name="Énfasis"><text:span text:style-name="T63"> </text:span></text:span><text:span text:style-name="Énfasis"><text:span text:style-name="T63">que </text:span></text:span><text:span text:style-name="Énfasis"><text:span text:style-name="T63">lanza aplicaciones desarrolladas por científicos </text:span></text:span><text:span text:style-name="Énfasis"><text:span text:style-name="T63">para Grid </text:span></text:span><text:span text:style-name="Énfasis"><text:span text:style-name="T63">Computing</text:span></text:span><text:span text:style-name="Énfasis"><text:span text:style-name="T63">, pero que también pueden ejecutarse en sistemas de </text:span></text:span><text:span text:style-name="Énfasis"><text:span text:style-name="T63">c</text:span></text:span><text:span text:style-name="Énfasis"><text:span text:style-name="T63">omputación </text:span></text:span><text:span text:style-name="Énfasis"><text:span text:style-name="T63">v</text:span></text:span><text:span text:style-name="Énfasis"><text:span text:style-name="T63">oluntaria, como </text:span></text:span><text:span text:style-name="Énfasis"><text:span text:style-name="T6">BOINC</text:span></text:span><text:span text:style-name="Énfasis"><text:span text:style-name="T63"> o </text:span></text:span><text:span text:style-name="Énfasis"><text:span text:style-name="T6">XWHEP</text:span></text:span><text:span text:style-name="Énfasis"><text:span text:style-name="T63">.</text:span></text:span></text:p>
        <text:p text:style-name="P13"><text:span text:style-name="Énfasis"><text:span text:style-name="T63">Cualquier persona </text:span></text:span><text:span text:style-name="Énfasis"><text:span text:style-name="T63">puede donar tiempo de computación a </text:span></text:span><text:span text:style-name="Énfasis"><text:span text:style-name="T6">EDGeS@Home</text:span></text:span><text:span text:style-name="Énfasis"><text:span text:style-name="T63">, y por lo tanto a los científicos, usando </text:span></text:span><text:span text:style-name="Énfasis"><text:span text:style-name="T63">el servicio </text:span></text:span><text:span text:style-name="Énfasis"><text:span text:style-name="T12">EGEE</text:span></text:span><text:span text:style-name="Énfasis"><text:span text:style-name="T66"> </text:span></text:span><text:span text:style-name="Énfasis"><text:span text:style-name="T12">Grid</text:span></text:span><text:span text:style-name="Énfasis"><text:span text:style-name="T63">. Al igual que los de más proyectos solo es necesario </text:span></text:span><text:span text:style-name="Énfasis"><text:span text:style-name="T63">descargar e instalar el cliente en una PC. Cuando el equipo no tiene nada o casi nada que hacer, este cliente pide trabajo a </text:span></text:span><text:span text:style-name="Énfasis"><text:span text:style-name="T6">EDGeS@Home</text:span></text:span><text:span text:style-name="Énfasis"><text:span text:style-name="T63">, ejecuta los trabajos y devuelve los resultados. </text:span></text:span><text:soft-page-break/><text:span text:style-name="Énfasis"><text:span text:style-name="T63">EDGeS@Home funciona en </text:span></text:span><text:span text:style-name="Énfasis"><text:span text:style-name="T6">Windows, MacOSX</text:span></text:span><text:span text:style-name="Énfasis"><text:span text:style-name="T63"> y en sistemas </text:span></text:span><text:span text:style-name="Énfasis"><text:span text:style-name="T6">Linux</text:span></text:span><text:span text:style-name="Énfasis"><text:span text:style-name="T63">.</text:span></text:span></text:p>
        <text:p text:style-name="Text_20_body"><text:span text:style-name="Énfasis"><text:span text:style-name="T6">EDGeS@Home</text:span></text:span><text:span text:style-name="Énfasis"><text:span text:style-name="T63"> es seguro: solo </text:span></text:span><text:span text:style-name="Énfasis"><text:span text:style-name="T63">se </text:span></text:span><text:span text:style-name="Énfasis"><text:span text:style-name="T63">permit</text:span></text:span><text:span text:style-name="Énfasis"><text:span text:style-name="T63">e</text:span></text:span><text:span text:style-name="Énfasis"><text:span text:style-name="T63"> el uso de programas probados, validados y fiables para asegurar que ni el software y ni las aplicaciones dañen el equipo de ninguna forma.</text:span></text:span></text:p>
        <text:p text:style-name="Text_20_body"><text:span text:style-name="Énfasis"><text:span text:style-name="T63">Este proyecto posee clientes tanto para XWEP como para BOINC, </text:span></text:span><text:span text:style-name="Énfasis"><text:span text:style-name="T63">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99"/></text:span></text:p>
        <text:p text:style-name="P150"><text:span text:style-name="Fuente_20_de_20_párrafo_20_predeter."><text:span text:style-name="T83">El proyecto BOINC en números</text:span></text:span><text:span text:style-name="Fuente_20_de_20_párrafo_20_predeter."><text:span text:style-name="T83"><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1">http://www.mersenne.org/</text:span></text:a></text:p><text:p text:style-name="P75"/></text:note-body></text:note></text:span></text:span></text:p>
        <text:p text:style-name="Text_20_body"><text:span text:style-name="Fuente_20_de_20_párrafo_20_predeter."><text:span text:style-name="T99">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0">T</text:span><text:span text:style-name="Fuente_20_de_20_párrafo_20_predeter."><text:span text:style-name="T113">otal de recursos (</text:span></text:span><text:span text:style-name="Fuente_20_de_20_párrafo_20_predeter."><text:span text:style-name="T114">hosts</text:span></text:span><text:span text:style-name="Fuente_20_de_20_párrafo_20_predeter."><text:span text:style-name="T113">) </text:span></text:span><text:span text:style-name="Fuente_20_de_20_párrafo_20_predeter."><text:span text:style-name="T113">BOINC</text:span></text:span><text:span text:style-name="Fuente_20_de_20_párrafo_20_predeter."><text:span text:style-name="T113">: 6.232.260 </text:span></text:span></text:p>
        <text:p text:style-name="Text_20_body"><text:span text:style-name="Fuente_20_de_20_párrafo_20_predeter."><text:span text:style-name="T113">Total de usuarios </text:span></text:span><text:span text:style-name="Fuente_20_de_20_párrafo_20_predeter."><text:span text:style-name="T113">del </text:span></text:span><text:span text:style-name="Fuente_20_de_20_párrafo_20_predeter."><text:span text:style-name="T114">framework</text:span></text:span><text:span text:style-name="Fuente_20_de_20_párrafo_20_predeter."><text:span text:style-name="T113">: 2.184.510</text:span></text:span></text:p>
        <text:p text:style-name="Text_20_body"><text:span text:style-name="Fuente_20_de_20_párrafo_20_predeter."><text:span text:style-name="T113">Países: 286, Argentina esta en la posición </text:span></text:span><text:span text:style-name="Fuente_20_de_20_párrafo_20_predeter."><text:span text:style-name="T112">30</text:span></text:span><text:span text:style-name="Fuente_20_de_20_párrafo_20_predeter."><text:span text:style-name="T113"> del </text:span></text:span><text:span text:style-name="Fuente_20_de_20_párrafo_20_predeter."><text:span text:style-name="T114">ranking</text:span></text:span><text:span text:style-name="Fuente_20_de_20_párrafo_20_predeter."><text:span text:style-name="T113"> con casi 9.300 usuarios.</text:span></text:span></text:p>
        <text:p text:style-name="Text_20_body"><text:span text:style-name="Fuente_20_de_20_párrafo_20_predeter."><text:span text:style-name="T110">Promedio de operaciones punto flotante por segundo: </text:span></text:span><text:span text:style-name="Fuente_20_de_20_párrafo_20_predeter."><text:span text:style-name="T111">17,180,706.94 GigaFLOPS (17,180.707 TeraFLOPS)</text:span></text:span></text:p>
        <text:h text:style-name="P123" text:outline-level="3"><text:span text:style-name="Fuente_20_de_20_párrafo_20_predeter."><text:span text:style-name="T85">Tabla </text:span></text:span><text:span text:style-name="Fuente_20_de_20_párrafo_20_predeter."><text:span text:style-name="T85">C</text:span></text:span><text:span text:style-name="Fuente_20_de_20_párrafo_20_predeter."><text:span text:style-name="T85">omparativa de </text:span></text:span><text:span text:style-name="Fuente_20_de_20_párrafo_20_predeter."><text:span text:style-name="T85">E</text:span></text:span><text:span text:style-name="Fuente_20_de_20_párrafo_20_predeter."><text:span text:style-name="T85">stadísticas por </text:span></text:span><text:span text:style-name="Fuente_20_de_20_párrafo_20_predeter."><text:span text:style-name="T85">P</text:span></text:span><text:span text:style-name="Fuente_20_de_20_párrafo_20_predeter."><text:span text:style-name="T85">royecto</text:span></text:span><text:span text:style-name="Fuente_20_de_20_párrafo_20_predeter."><text:span text:style-name="T85"><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0"><draw:frame draw:style-name="fr11"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p>
        <text:h text:style-name="P123" text:outline-level="3"><text:span text:style-name="Fuente_20_de_20_párrafo_20_predeter."><text:span text:style-name="T82">Algunas </text:span></text:span><text:span text:style-name="Fuente_20_de_20_párrafo_20_predeter."><text:span text:style-name="T82">E</text:span></text:span><text:span text:style-name="Fuente_20_de_20_párrafo_20_predeter."><text:span text:style-name="T82">stadísticas </text:span></text:span><text:span text:style-name="Fuente_20_de_20_párrafo_20_predeter."><text:span text:style-name="T82">Representativas</text:span></text:span></text:h>
        <text:p text:style-name="P30"><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99"/></text:span></text:p>
        <text:p text:style-name="P67">El número de usuarios de Seti, creció en 4 años de 650.000 usuarios, a 1.200.000!</text:p>
        <text:p text:style-name="P64"><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4"/>
        <text:p text:style-name="P64"/>
        <text:p text:style-name="P64"/>
        <text:p text:style-name="P64"/>
        <text:p text:style-name="P64"/>
        <text:p text:style-name="P64">­</text:p>
        <text:p text:style-name="P64"/>
        <text:p text:style-name="P64">En los inicios, Ibercivis era un proyecto meramente Hispano, pero a partir de junio de 2008, la cantidad de usuarios creció a partir de una apertura a nuevos países (de 54 a casi los 140 actuales).</text:p>
        <text:p text:style-name="P64"><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4"/>
        <text:p text:style-name="P64"/>
        <text:p text:style-name="P64"/>
        <text:p text:style-name="P64"/>
        <text:p text:style-name="P64"/>
        <text:p text:style-name="P64"/>
        <text:p text:style-name="P64"/>
        <text:p text:style-name="P66"><text:span text:style-name="T81">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1">.</text:span></text:p>
        <text:p text:style-name="P151"><text:span text:style-name="T81">Fortalezas y </text:span><text:span text:style-name="Fuente_20_de_20_párrafo_20_predeter."><text:span text:style-name="T86">Debilidades</text:span></text:span><text:span text:style-name="T81">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63">Ambos fueron escogidos, debido a que son de orígenes y licencias distintas. <text:s/>B</text:span><text:span text:style-name="T63">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36"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36" text:outline-level="4"><text:span text:style-name="T6">R</text:span><text:span text:style-name="T6">andom Exponential </text:span><text:span text:style-name="T14">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38"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38" text:outline-level="4">Soporta clientes de múltiples plataformas</text:h>
        <text:p text:style-name="P15">El cliente de BOINC esta disponible para la mayoría de las plataformas:</text:p>
        <text:list xml:id="list2133743960" text:style-name="L13">
          <text:list-item>
            <text:p text:style-name="P108"><text:span text:style-name="T102">Microsoft Windows</text:span><text:span text:style-name="T101"> (98 o posterior) corriendo en una CPU Intel x86-compatible.</text:span></text:p>
          </text:list-item>
          <text:list-item>
            <text:p text:style-name="P109"><text:soft-page-break/>Linux corriendo en una CPU Intel x86-compatible.</text:p>
          </text:list-item>
          <text:list-item>
            <text:p text:style-name="P109">Linux corriendo en una CPU AMD x86_64 o Intel EM64T.</text:p>
          </text:list-item>
          <text:list-item>
            <text:p text:style-name="P109">Mac OS X 10.3 o posterior corriendo en Motorola PowerPC .</text:p>
          </text:list-item>
          <text:list-item>
            <text:p text:style-name="P109">Mac OS 10.4 o posterior corriendo en CPU Intel .</text:p>
          </text:list-item>
          <text:list-item>
            <text:p text:style-name="P109">Solaris 2.7 y 2.8 corriendo en una CPU SPARC-compatible.</text:p>
          </text:list-item>
          <text:list-item>
            <text:p text:style-name="P109">Solaris 2.8 o posterior corriendo en una CPU SPARC 64-bits.</text:p>
          </text:list-item>
        </text:list>
        <text:h text:style-name="P138" text:outline-level="4"><text:span text:style-name="T129">Interfaz </text:span><text:span text:style-name="T129">Web para</text:span><text:span text:style-name="T129"> </text:span><text:span text:style-name="T129">voluntarios</text:span></text:h>
        <text:p text:style-name="Text_20_body"><text:span text:style-name="T101">BOINC provee este tipo de interfaces para que el voluntario cree su cuenta, edite preferencias y cambie su estado. <text:s/>Las preferencias del participante son propagadas automáticamente a todos sus </text:span><text:span text:style-name="T102">hosts. </text:span><text:span text:style-name="T101">Es decir</text:span><text:span text:style-name="T102">,</text:span><text:span text:style-name="T101"> que el voluntario solo debe modificar las propiedades de un </text:span><text:span text:style-name="T102">host</text:span><text:span text:style-name="T101">, para que el cambio se transfiera al resto automáticamente.</text:span><text:span text:style-name="T102"> </text:span></text:p>
        <text:h text:style-name="P139"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39" text:outline-level="4">Seguridad de BOINC</text:h>
        <text:p text:style-name="Text_20_body">El sistema <text:span text:style-name="T6">BOINC</text:span> provee mecanismos para reducir la probabilidad de algunos de estos ataques: </text:p>
        <text:p text:style-name="P41"><text:span text:style-name="T2">Falsificación de r</text:span><text:span text:style-name="T2">esult</text:span><text:span text:style-name="T2">ados</text:span><text:span text:style-name="T2"> y </text:span><text:span text:style-name="T2">de </text:span><text:span text:style-name="T2">créditos:</text:span></text:p>
        <text:list xml:id="list200982047" text:style-name="L14">
          <text:list-item>
            <text:p text:style-name="P112"><text:span text:style-name="T2">Falsificación de r</text:span><text:span text:style-name="T2">esult</text:span><text:span text:style-name="T2">ados</text:span><text:span text:style-name="T2">. </text:span><text:span text:style-name="T69">El atacante retorna resultados incorrectos</text:span><text:span text:style-name="T69">. </text:span></text:p>
          </text:list-item>
          <text:list-item>
            <text:p text:style-name="P112"><text:span text:style-name="T68">Falsificación</text:span><text:span text:style-name="T68"> de </text:span><text:span text:style-name="T68">créditos.</text:span><text:span text:style-name="T69"> </text:span><text:span text:style-name="T69">El atacante retorna resultados </text:span><text:span text:style-name="T69">argumentando que la </text:span><text:span text:style-name="T69">computación</text:span><text:span text:style-name="T69"> tomo más tiempo </text:span><text:span text:style-name="T69">de CPU del que fuera </text:span><text:span text:style-name="T69">realmente </text:span><text:span text:style-name="T69">consumido</text:span><text:span text:style-name="T69">. </text:span></text:p>
          </text:list-item>
        </text:list>
        <text:p text:style-name="Text_20_body"><text:span text:style-name="T6">BOINC</text:span> puede detectarlos (y por ende reducirlos) de manera probabilística, utilizando redundancia y verificación de resultados/créditos.</text:p>
        <text:p text:style-name="P41"><text:span text:style-name="T2">Distribución de ejecutables maliciosos</text:span><text:span text:style-name="T2">:</text:span></text:p>
        <text:list xml:id="list351445995" text:continue-numbering="true" text:style-name="L14">
          <text:list-item>
            <text:p text:style-name="P112"><text:span text:style-name="T4">Ataque</text:span><text:span text:style-name="T2">:</text:span><text:span text:style-name="T2"> <text:s/></text:span><text:span text:style-name="T71">El atacante entra al servidor de BOINC, y modificando la base de datos y los archivos, intenta distribuir su propio ejecutable con virus</text:span><text:span text:style-name="T71"> <text:s/></text:span><text:span text:style-name="T71">disfrazado como una aplicación de ciencia</text:span><text:span text:style-name="T71">. </text:span></text:p>
          </text:list-item>
        </text:list>
        <text:p text:style-name="P42"><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4"/>
        <text:p text:style-name="P41"><text:span text:style-name="T2">Denegación del servicio por ataques al servidor de datos</text:span><text:span text:style-name="T2">:</text:span></text:p>
        <text:list xml:id="list586918973" text:continue-numbering="true" text:style-name="L14">
          <text:list-item>
            <text:p text:style-name="P112"><text:span text:style-name="T4">Ataque</text:span><text:span text:style-name="T2">:</text:span><text:span text:style-name="T2"> </text:span><text:span text:style-name="T71">El atacante repetidamente envía grandes archivos al servidor de datos del proyecto, llenando los discos duros, volviéndolo inusable.</text:span><text:span text:style-name="T71"> </text:span></text:p>
          </text:list-item>
        </text:list>
        <text:p text:style-name="P42"><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5"/>
        <text:p text:style-name="P41"><text:span text:style-name="T2">Rob</text:span><text:span text:style-name="T2">o de</text:span><text:span text:style-name="T2"> información de la cuenta de participantes mediante ataques al servidor:</text:span></text:p>
        <text:list xml:id="list2147158376" text:continue-numbering="true" text:style-name="L14">
          <text:list-item>
            <text:p text:style-name="P112"><text:span text:style-name="T4">Ataque</text:span><text:span text:style-name="T2">:</text:span><text:span text:style-name="T2"> </text:span><text:span text:style-name="T71">El atacante entra al servidor de BOINC y roba direcciones de </text:span><text:span text:style-name="T11">e</text:span><text:span text:style-name="T11">mail</text:span><text:span text:style-name="T71"> y otros datos de los participantes. </text:span></text:p>
          </text:list-item>
        </text:list>
        <text:p text:style-name="P41">Cada proyecto debe asegurar la información privada de las cuentas mediante las practicas convencionales de seguridad. Todos los servidores deben ser protegidos por un <text:span text:style-name="T6">firewall </text:span><text:span text:style-name="T63">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9">plataforma a BOINC y por ende, la participación publica decaería significativamente.</text:span></text:p>
        <text:p text:style-name="P47"/>
        <text:p text:style-name="P41"><text:span text:style-name="T68">Abuso intencional de los recursos de los participantes por los proye</text:span><text:span text:style-name="T68">c</text:span><text:span text:style-name="T68">tos</text:span><text:span text:style-name="T68">:</text:span></text:p>
        <text:list xml:id="list1795235382" text:continue-numbering="true" text:style-name="L14">
          <text:list-item>
            <text:p text:style-name="P112"><text:span text:style-name="T68">Ataque</text:span><text:span text:style-name="T68">:</text:span><text:span text:style-name="T68"> </text:span><text:span text:style-name="T69">Un proyecto intencionalmente entrega una aplicación que abusa de los recursos de los participantes, por ejemplo, para robar </text:span><text:span text:style-name="T69">información</text:span><text:span text:style-name="T69"> sensible guardada en la computadora del participante</text:span><text:span text:style-name="T69">. </text:span></text:p>
          </text:list-item>
        </text:list>
        <text:p text:style-name="P41"><text:span text:style-name="T69">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67">ninguna</text:span><text:span text:style-name="T69"> advertencia al respecto. (Prueba de ello puede encontrarse en la bibliografía</text:span><text:span text:style-name="T69"><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69">, donde en un extenso foro se habla al respecto y se propone involucrar más al instalador en cuanto a </text:span><text:span text:style-name="T69">lo </text:span><text:span text:style-name="T69">que esta configurando).</text:span></text:p>
        <text:p text:style-name="P47"/>
        <text:p text:style-name="P41"><text:span text:style-name="T68">Abuso accidental de los recursos de los participantes por los proye</text:span><text:span text:style-name="T68">c</text:span><text:span text:style-name="T68">tos</text:span><text:span text:style-name="T68">:</text:span></text:p>
        <text:list xml:id="list1823122815" text:continue-numbering="true" text:style-name="L14">
          <text:list-item>
            <text:p text:style-name="P112"><text:span text:style-name="T68">Ataque</text:span><text:span text:style-name="T68">:</text:span><text:span text:style-name="T68"> </text:span><text:span text:style-name="T69">Un proyecto </text:span><text:span text:style-name="T69">accidental</text:span><text:span text:style-name="T69">mente entrega una aplicación que abusa de los recursos de los participantes, por ejemplo,</text:span><text:span text:style-name="T69"> </text:span><text:span text:style-name="T69">borrando archivos o causando inestabilidades en la maquina </text:span><text:span text:style-name="T11">host</text:span><text:span text:style-name="T69">.</text:span></text:p>
          </text:list-item>
        </text:list>
        <text:p text:style-name="P47"><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57" text:outline-level="6"/>
        <text:h text:style-name="P127" text:outline-level="3">Principales debilidades de <text:span text:style-name="T6">B</text:span><text:span text:style-name="T6">OINC</text:span></text:h>
        <text:h text:style-name="P139" text:outline-level="4">Seguridad de BOINC</text:h>
        <text:p text:style-name="P42"><text:span text:style-name="T63">El sistema </text:span><text:span text:style-name="T6">BOINC</text:span><text:span text:style-name="T63"> </text:span><text:span text:style-name="T63">no </text:span><text:span text:style-name="T63">provee </text:span><text:span text:style-name="T63">ningún mecanismo para mitigar los siguientes </text:span><text:span text:style-name="T63">ataques:</text:span><text:span text:style-name="T63"> </text:span></text:p>
        <text:p text:style-name="P43"/>
        <text:p text:style-name="P41"><text:span text:style-name="T2">Rob</text:span><text:span text:style-name="T2">o de</text:span><text:span text:style-name="T2"> información de la cuenta de participantes mediante ataques a l</text:span><text:span text:style-name="T2">a red</text:span><text:span text:style-name="T2">:</text:span></text:p>
        <text:list xml:id="list1515767258" text:continue-numbering="true" text:style-name="L14">
          <text:list-item>
            <text:p text:style-name="P112"><text:span text:style-name="T4">Ataque</text:span><text:span text:style-name="T4">:</text:span><text:span text:style-name="T71"> El atacante explota vulnerabilidades en los protocolos de red para robar información de los participantes. </text:span></text:p>
          </text:list-item>
        </text:list>
        <text:p text:style-name="P41"><text:span text:style-name="T11">B</text:span><text:span text:style-name="T11">OINC</text:span><text:span text:style-name="T69"> </text:span><text:span text:style-name="T69">n</text:span><text:span text:style-name="T69">o pu</text:span><text:span text:style-name="T69">ede </text:span><text:span text:style-name="T69">prevenir que los atacantes hagan </text:span><text:span text:style-name="T11">sniffing</text:span><text:span text:style-name="T69"> del tráfico para obtener las claves de cuenta </text:span><text:span text:style-name="T70">de los participantes y usarlos para obtener mas información del participante.</text:span></text:p>
        <text:p text:style-name="P48"/>
        <text:p text:style-name="P46">Robo de archivos de proyectos:</text:p>
        <text:list xml:id="list1979564633" text:continue-numbering="true" text:style-name="L14">
          <text:list-item>
            <text:p text:style-name="P113"><text:span text:style-name="T130">Ataque</text:span>: <text:span text:style-name="T71">El atacante roba archivos de entrada y salida</text:span><text:span text:style-name="T71">. </text:span></text:p>
          </text:list-item>
        </text:list>
        <text:p text:style-name="P42">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1"/>
        <text:p text:style-name="Text_20_body">Queremos destacar, que muchas de las fortalezas de BOINC son alcanzadas mediante una buena configuración del sistema. Si el sistema esta mal configurado; <text:s/>el participante lamentablemente esta bajo su propio riesgo.</text:p>
        <text:h text:style-name="P139"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39"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63"> </text:span><text:span text:style-name="T67">NO</text:span><text:span text:style-name="T63">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63"> con varios procesadores o en diferentes </text:span><text:span text:style-name="T6">hosts</text:span><text:span text:style-name="T63">; las copias no pueden intercambiar datos entre ellas; es decir, cada copia trabaja con su tarea asignada y no tiene ningún tipo de interacción con el resto. </text:span></text:p>
        <text:h text:style-name="P139"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39" text:outline-level="4">API de BOINC</text:h>
        <text:p text:style-name="Text_20_body"><text:span text:style-name="T103">La API que </text:span><text:span text:style-name="T104">BOINC</text:span><text:span text:style-name="T103"> brinda al público, no es mas que un conjunto de funciones escritas en lenguaje C++ con algunos </text:span><text:span text:style-name="T104">wrappers</text:span><text:span text:style-name="T103"> en FORTRAN, por lo que los componentes nuevos para este </text:span><text:span text:style-name="T104">framework</text:span><text:span text:style-name="T103"> deben, necesariamente, ser escritos en alguno de estos lenguajes</text:span><text:span text:style-name="Fuente_20_de_20_párrafo_20_predeter."><text:span text:style-name="T103">. Creemos que es una gran debilidad tener una </text:span></text:span><text:span text:style-name="Fuente_20_de_20_párrafo_20_predeter."><text:span text:style-name="T104">API</text:span></text:span><text:span text:style-name="Fuente_20_de_20_párrafo_20_predeter."><text:span text:style-name="T103">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6"/>
        <text:h text:style-name="P135" text:outline-level="4"><text:span text:style-name="Fuente_20_de_20_párrafo_20_predeter."><text:span text:style-name="T76">Restricción de usar MySql</text:span></text:span></text:h>
        <text:p text:style-name="Text_20_body"><text:span text:style-name="Fuente_20_de_20_párrafo_20_predeter."><text:span text:style-name="T104">BOINC</text:span></text:span><text:span text:style-name="Fuente_20_de_20_párrafo_20_predeter."><text:span text:style-name="T103"> restringe la base de datos a </text:span></text:span><text:span text:style-name="Fuente_20_de_20_párrafo_20_predeter."><text:span text:style-name="T104">MySQL</text:span></text:span><text:span text:style-name="Fuente_20_de_20_párrafo_20_predeter."><text:span text:style-name="T103">. </text:span></text:span><text:span text:style-name="Fuente_20_de_20_párrafo_20_predeter."><text:span text:style-name="T103">Investigando hemos encontrado que la salida de funcionamiento de </text:span></text:span><text:span text:style-name="Fuente_20_de_20_párrafo_20_predeter."><text:span text:style-name="T104">BOINC</text:span></text:span><text:span text:style-name="Fuente_20_de_20_párrafo_20_predeter."><text:span text:style-name="T103"> (en particular del proyecto </text:span></text:span><text:a xlink:type="simple" xlink:href="mailto:seti@home"><text:span text:style-name="Fuente_20_de_20_párrafo_20_predeter."><text:span text:style-name="T103">seti@home</text:span></text:span></text:a><text:span text:style-name="Fuente_20_de_20_párrafo_20_predeter."><text:span text:style-name="T103">) se produce demasiado a menudo, por fallas en </text:span></text:span><text:span text:style-name="Fuente_20_de_20_párrafo_20_predeter."><text:span text:style-name="T103">su</text:span></text:span><text:span text:style-name="Fuente_20_de_20_párrafo_20_predeter."><text:span text:style-name="T103"> base de datos. </text:span></text:span><text:span text:style-name="Fuente_20_de_20_párrafo_20_predeter."><text:span text:style-name="T103">M</text:span></text:span><text:span text:style-name="Fuente_20_de_20_párrafo_20_predeter."><text:span text:style-name="T103">antenimientos </text:span></text:span><text:span text:style-name="Fuente_20_de_20_párrafo_20_predeter."><text:span text:style-name="T103">programados </text:span></text:span><text:span text:style-name="Fuente_20_de_20_párrafo_20_predeter."><text:span text:style-name="T103">que deberían durar h</text:span></text:span><text:span text:style-name="Fuente_20_de_20_párrafo_20_predeter."><text:span text:style-name="T103">oras</text:span></text:span><text:span text:style-name="Fuente_20_de_20_párrafo_20_predeter."><text:span text:style-name="T103">, terminan tardando </text:span></text:span><text:span text:style-name="Fuente_20_de_20_párrafo_20_predeter."><text:span text:style-name="T103">varios </text:span></text:span><text:span text:style-name="Fuente_20_de_20_párrafo_20_predeter."><text:span text:style-name="T103">días </text:span></text:span><text:span text:style-name="Fuente_20_de_20_párrafo_20_predeter."><text:span text:style-name="T103">debido a fallas en su base</text:span></text:span><text:span text:style-name="Fuente_20_de_20_párrafo_20_predeter."><text:span text:style-name="T103">.</text:span></text:span></text:p>
        <text:p text:style-name="Text_20_body"><text:span text:style-name="Fuente_20_de_20_párrafo_20_predeter."><text:span text:style-name="T103">El proyect</text:span></text:span><text:span text:style-name="Fuente_20_de_20_párrafo_20_predeter."><text:span text:style-name="T103">o </text:span></text:span><text:span text:style-name="Fuente_20_de_20_párrafo_20_predeter."><text:span text:style-name="T104">S</text:span></text:span><text:span text:style-name="Fuente_20_de_20_párrafo_20_predeter."><text:span text:style-name="T104">ETI</text:span></text:span><text:span text:style-name="Fuente_20_de_20_párrafo_20_predeter."><text:span text:style-name="T103"> ha estado fuera de funcionamiento varias veces debido a que la base de datos de </text:span></text:span><text:span text:style-name="Fuente_20_de_20_párrafo_20_predeter."><text:span text:style-name="T104">BOINC</text:span></text:span><text:span text:style-name="Fuente_20_de_20_párrafo_20_predeter."><text:span text:style-name="T103"> (</text:span></text:span><text:span text:style-name="Fuente_20_de_20_párrafo_20_predeter."><text:span text:style-name="T104">MySQL</text:span></text:span><text:span text:style-name="Fuente_20_de_20_párrafo_20_predeter."><text:span text:style-name="T103">) no pudo ser capaz de manejar grandes </text:span></text:span><text:span text:style-name="Fuente_20_de_20_párrafo_20_predeter."><text:span text:style-name="T103">volúmenes</text:span></text:span><text:span text:style-name="Fuente_20_de_20_párrafo_20_predeter."><text:span text:style-name="T103"> de datos, de manera concurrente. La otra gran fuente de fallas es el hardware, pero la </text:span></text:span><text:span text:style-name="Fuente_20_de_20_párrafo_20_predeter."><text:span text:style-name="T103">mayoría</text:span></text:span><text:span text:style-name="Fuente_20_de_20_párrafo_20_predeter."><text:span text:style-name="T103"> de las veces es acompañada con corrupción de datos en la misma base de datos.</text:span></text:span></text:p>
        <text:p text:style-name="Text_20_body"><text:span text:style-name="Fuente_20_de_20_párrafo_20_predeter."><text:span text:style-name="T103">Colocamos un fragmento de las noticias de </text:span></text:span><text:span text:style-name="Fuente_20_de_20_párrafo_20_predeter."><text:span text:style-name="T104">S</text:span></text:span><text:span text:style-name="Fuente_20_de_20_párrafo_20_predeter."><text:span text:style-name="T104">ETI</text:span></text:span><text:span text:style-name="Fuente_20_de_20_párrafo_20_predeter."><text:span text:style-name="T103">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3">Basta con mirar un poco las </text:span></text:span><text:a xlink:type="simple" xlink:href="http://boincstats.com/page/project_news.php?pr=sah_beta"><text:span text:style-name="Fuente_20_de_20_párrafo_20_predeter."><text:span text:style-name="T109">estadísticas</text:span></text:span></text:a><text:span text:style-name="Fuente_20_de_20_párrafo_20_predeter."><text:span text:style-name="T103"><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3"> para darse cuenta que tienen un grave problema con la base de datos: se pueden encontrar múltiples </text:span></text:span><text:span text:style-name="Fuente_20_de_20_párrafo_20_predeter."><text:span text:style-name="T104">Database server crashed, database is out of space</text:span></text:span><text:span text:style-name="Fuente_20_de_20_párrafo_20_predeter."><text:span text:style-name="T103">, </text:span></text:span><text:span text:style-name="Fuente_20_de_20_párrafo_20_predeter."><text:span text:style-name="T104">database outage, </text:span></text:span><text:span text:style-name="Fuente_20_de_20_párrafo_20_predeter."><text:span text:style-name="T107">etc.</text:span></text:span><text:span text:style-name="Fuente_20_de_20_párrafo_20_predeter."><text:span text:style-name="T103"> </text:span></text:span></text:p>
        <text:p text:style-name="Text_20_body"><text:span text:style-name="Fuente_20_de_20_párrafo_20_predeter."><text:span text:style-name="T103">Hasta tal punto llega la centralización de la base de datos en el proyecto </text:span></text:span><text:span text:style-name="Fuente_20_de_20_párrafo_20_predeter."><text:span text:style-name="T104">SETI</text:span></text:span><text:span text:style-name="Fuente_20_de_20_párrafo_20_predeter."><text:span text:style-name="T103">, que cada vez que en Berkeley tienen una falla en el suministro eléctrico, la base de datos queda inaccesible y todos los clientes de </text:span></text:span><text:span text:style-name="Fuente_20_de_20_párrafo_20_predeter."><text:span text:style-name="T104">SETI</text:span></text:span><text:span text:style-name="Fuente_20_de_20_párrafo_20_predeter."><text:span text:style-name="T103"> en el mundo, no pueden seguir funcionando. <text:s/></text:span></text:span><text:span text:style-name="Fuente_20_de_20_párrafo_20_predeter."><text:span text:style-name="T103">Estamos hablando de ventanas emergentes apareciendo simultáneamente en casi 3 millones de </text:span></text:span><text:span text:style-name="Fuente_20_de_20_párrafo_20_predeter."><text:span text:style-name="T104">hosts</text:span></text:span><text:span text:style-name="Fuente_20_de_20_párrafo_20_predeter."><text:span text:style-name="T103"> </text:span></text:span><text:span text:style-name="Fuente_20_de_20_párrafo_20_predeter."><text:span text:style-name="T103">en 253 paises</text:span></text:span><text:span text:style-name="Fuente_20_de_20_párrafo_20_predeter."><text:span text:style-name="T103">.</text:span></text:span></text:p>
        <text:p text:style-name="Text_20_body"><text:span text:style-name="Fuente_20_de_20_párrafo_20_predeter."><text:span text:style-name="T103">Creemos que si bien, </text:span></text:span><text:span text:style-name="Fuente_20_de_20_párrafo_20_predeter."><text:span text:style-name="T104">BOINC</text:span></text:span><text:span text:style-name="Fuente_20_de_20_párrafo_20_predeter."><text:span text:style-name="T103"> sigue la filosofía </text:span></text:span><text:span text:style-name="Fuente_20_de_20_párrafo_20_predeter."><text:span text:style-name="T104">open-source</text:span></text:span><text:span text:style-name="Fuente_20_de_20_párrafo_20_predeter."><text:span text:style-name="T103"> con su base de datos, la posibilidad de cambiar su base de datos (PostgreSQL</text:span></text:span><text:span text:style-name="Fuente_20_de_20_párrafo_20_predeter."><text:span text:style-name="T103"><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03"> o la comercial Oracle, por ejemplo, </text:span></text:span><text:span text:style-name="Fuente_20_de_20_párrafo_20_predeter."><text:span text:style-name="T103">tal como lo hace SLINC</text:span></text:span><text:span text:style-name="Fuente_20_de_20_párrafo_20_predeter."><text:span text:style-name="T103">) en proyectos </text:span></text:span><text:span text:style-name="Fuente_20_de_20_párrafo_20_predeter."><text:span text:style-name="T104">data</text:span></text:span><text:span text:style-name="Fuente_20_de_20_párrafo_20_predeter."><text:span text:style-name="T103"> intensivos, lo ayudaría a mejorar la experiencia de usuario (en este caso, </text:span></text:span><text:soft-page-break/><text:span text:style-name="Fuente_20_de_20_párrafo_20_predeter."><text:span text:style-name="T103">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04">BOINC</text:span></text:span><text:span text:style-name="Fuente_20_de_20_párrafo_20_predeter."><text:span text:style-name="T103"> por completo; perdiendo de esta manera a un voluntario.</text:span></text:span></text:p>
        <text:h text:style-name="P123" text:outline-level="3">Fort<text:span text:style-name="T89">alezas de Xgrid</text:span></text:h>
        <text:h text:style-name="P135" text:outline-level="4"><text:span text:style-name="Fuente_20_de_20_párrafo_20_predeter."><text:span text:style-name="T78">Permisos </text:span></text:span><text:span text:style-name="Fuente_20_de_20_párrafo_20_predeter."><text:span text:style-name="T78">Unix</text:span></text:span><text:span text:style-name="Fuente_20_de_20_párrafo_20_predeter."><text:span text:style-name="T123"> </text:span></text:span></text:h>
        <text:p text:style-name="Text_20_body"><text:span text:style-name="Fuente_20_de_20_párrafo_20_predeter."><text:span text:style-name="T103">Los agentes Xgrid siempre ejecutan sus trabajos como usuario “</text:span></text:span><text:span text:style-name="Fuente_20_de_20_párrafo_20_predeter."><text:span text:style-name="T104">nobody”</text:span></text:span><text:span text:style-name="Fuente_20_de_20_párrafo_20_predeter."><text:span text:style-name="T103">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03">no van a tener </text:span></text:span><text:span text:style-name="Fuente_20_de_20_párrafo_20_predeter."><text:span text:style-name="T103">permisos de Unix). Por todo esto se recomienda ejecutar “</text:span></text:span><text:a xlink:type="simple" xlink:href="http://en.wikipedia.org/wiki/Repair_permissions"><text:span text:style-name="Fuente_20_de_20_párrafo_20_predeter."><text:span text:style-name="T105">repair permissions</text:span></text:span></text:a><text:span text:style-name="Fuente_20_de_20_párrafo_20_predeter."><text:span text:style-name="T106">”</text:span></text:span><text:span text:style-name="Fuente_20_de_20_párrafo_20_predeter."><text:span text:style-name="T106"><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09"> </text:span></text:span><text:span text:style-name="Fuente_20_de_20_párrafo_20_predeter."><text:span text:style-name="T103">antes de activar Xgrid en cualquier agente. </text:span></text:span></text:p>
        <text:h text:style-name="P135" text:outline-level="4"><text:span text:style-name="Fuente_20_de_20_párrafo_20_predeter."><text:span text:style-name="T77">Ejecución controlada vía sandbox</text:span></text:span></text:h>
        <text:p text:style-name="Text_20_body"><text:span text:style-name="Fuente_20_de_20_párrafo_20_predeter."><text:span text:style-name="T103">Todos los trabajos de Xgrid se ejecutan en un entorno limitado o </text:span></text:span><text:span text:style-name="Fuente_20_de_20_párrafo_20_predeter."><text:span text:style-name="T106">sandbox</text:span></text:span><text:span text:style-name="Fuente_20_de_20_párrafo_20_predeter."><text:span text:style-name="T103">.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04">Setuid</text:span></text:span><text:span text:style-name="Fuente_20_de_20_párrafo_20_predeter."><text:span text:style-name="T103">"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89">Debilidades </text:span><text:span text:style-name="T89">de X</text:span><text:span text:style-name="T89">grid</text:span></text:h>
        <text:h text:style-name="P135" text:outline-level="4"><text:span text:style-name="Fuente_20_de_20_párrafo_20_predeter."><text:span text:style-name="T77">La cantidad de recursos no puede definirse por adelantado</text:span></text:span></text:h>
        <text:p text:style-name="P11">Las tareas deberían poder determinar cuanta cantidad de recursos necesitan (numero de procesadores, cantidad de memoria, <text:span text:style-name="T97">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35" text:outline-level="4"><text:span text:style-name="Fuente_20_de_20_párrafo_20_predeter."><text:span text:style-name="T77">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35" text:outline-level="4"><text:span text:style-name="Fuente_20_de_20_párrafo_20_predeter."><text:span text:style-name="T77">La autenticación </text:span></text:span><text:bookmark-start text:name="SSH-like_authentication"/><text:span text:style-name="Fuente_20_de_20_párrafo_20_predeter."><text:span text:style-name="T77">n</text:span></text:span><text:bookmark-end text:name="SSH-like_authentication"/><text:span text:style-name="Fuente_20_de_20_párrafo_20_predeter."><text:span text:style-name="T77">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35" text:outline-level="4"><text:span text:style-name="Fuente_20_de_20_párrafo_20_predeter."><text:span text:style-name="T77">Problemas si el controlador se desconecta de la red</text:span></text:span></text:h>
        <text:p text:style-name="Text_20_body"><text:span text:style-name="T123">Xgrid tiene un </text:span><text:span text:style-name="T126">bug</text:span><text:span text:style-name="T123"> asimétrico reconocido. Como es de esperarse, si un agente cambia a estado </text:span><text:span text:style-name="T126">off-line</text:span><text:span text:style-name="T123">, el controlador puede notarlo y marcarlo como </text:span><text:span text:style-name="T126">off-line</text:span><text:span text:style-name="T123">. Y cuando el agente vuelve a estar operativo, el controlador lo vuelve a marcar como disponible. Sin embargo si el controlador es desconectado del </text:span><text:span text:style-name="T126">jack</text:span><text:span text:style-name="T123"> de </text:span><text:span text:style-name="T126">Ethernet</text:span><text:span text:style-name="T127">, aún por solo un segundo, algunos de los agentes pueden fallar en el </text:span><text:span text:style-name="T126">handshake</text:span><text:span text:style-name="T127"> cuando intentan restablecer la conexión. El controlador verá permanentemente estos agentes como </text:span><text:span text:style-name="T126">on-line </text:span><text:span text:style-name="T127">pero inaccesibles. Si esos agentes son eliminados de la cola de trabajo, no podrán volver automáticamente. Esta condición solo puede corregirse reiniciando el servicio agente (equivalente a un </text:span><text:span text:style-name="T126">reboot</text:span><text:span text:style-name="T127">) de cada uno de los agentes afectados. </text:span></text:p>
        <text:p text:style-name="Text_20_body"><text:span text:style-name="T127">El impacto es muy alto, ya que se necesitan permisos de </text:span><text:span text:style-name="T126">admin</text:span><text:span text:style-name="T127"> para reiniciar los agentes. Si bien </text:span><text:span text:style-name="T126">Apple</text:span><text:span text:style-name="T127"> ha reconocido el bug, aún no tiene una solución para el mismo. </text:span></text:p>
        <text:h text:style-name="P135" text:outline-level="4"><text:span text:style-name="Fuente_20_de_20_párrafo_20_predeter."><text:span text:style-name="T77">Fuga de memoria en el controlador</text:span></text:span></text:h>
        <text:p text:style-name="Text_20_body"><text:span text:style-name="Fuente_20_de_20_párrafo_20_predeter."><text:span text:style-name="T107">Sin razón aparente, el controlador requiere un </text:span></text:span><text:span text:style-name="Fuente_20_de_20_párrafo_20_predeter."><text:span text:style-name="T104">footprint</text:span></text:span><text:span text:style-name="Fuente_20_de_20_párrafo_20_predeter."><text:span text:style-name="T107">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04">Apple</text:span></text:span><text:span text:style-name="Fuente_20_de_20_párrafo_20_predeter."><text:span text:style-name="T107"> no tiene intención de arreglar este bug, y sugiere usar un </text:span></text:span><text:span text:style-name="Fuente_20_de_20_párrafo_20_predeter."><text:span text:style-name="T107">sistema de archivos</text:span></text:span><text:span text:style-name="Fuente_20_de_20_párrafo_20_predeter."><text:span text:style-name="T107"> compartido.</text:span></text:span></text:p>
        <text:p text:style-name="P149"><text:span text:style-name="Fuente_20_de_20_párrafo_20_predeter."><text:span text:style-name="T93">Mejoras a los Sistemas de Cóm</text:span></text:span><text:span text:style-name="Fuente_20_de_20_párrafo_20_predeter."><text:span text:style-name="T94">puto Voluntario</text:span></text:span></text:p>
        <text:p text:style-name="Text_20_body"><text:span text:style-name="Fuente_20_de_20_párrafo_20_predeter."><text:span text:style-name="T107">En esta sección, se describirán algunas mejoras que hemos identificado para sistemas de cómputo voluntario en general. Más adelante, propondremos </text:span></text:span><text:span text:style-name="Fuente_20_de_20_párrafo_20_predeter."><text:span text:style-name="T108">mejoras</text:span></text:span><text:span text:style-name="Fuente_20_de_20_párrafo_20_predeter."><text:span text:style-name="T107"> al sistema BOINC en particular. <text:s/></text:span></text:span></text:p>
        <text:h text:style-name="P119" text:outline-level="3">Arquitectura</text:h>
        <text:p text:style-name="Text_20_body"><text:span text:style-name="Fuente_20_de_20_párrafo_20_predeter."><text:span text:style-name="T48">De los sistemas vigentes, BOINC es el más utilizado. Parecería ser que su simplicidad lo ha hecho muy popular. Sin embargo es esta simplicidad la que lo hace vulnerable. </text:span></text:span><text:span text:style-name="Fuente_20_de_20_párrafo_20_predeter."><text:span text:style-name="T52">Boinc</text:span></text:span><text:span text:style-name="Fuente_20_de_20_párrafo_20_predeter."><text:span text:style-name="T4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2">XtremWeb for High Energy Physics (XWHEP)</text:span></text:span><text:span text:style-name="Fuente_20_de_20_párrafo_20_predeter."><text:span text:style-name="T48"> y </text:span></text:span><text:span text:style-name="Fuente_20_de_20_párrafo_20_predeter."><text:span text:style-name="T52">XtremWeb-CH</text:span></text:span><text:span text:style-name="Fuente_20_de_20_párrafo_20_predeter."><text:span text:style-name="T4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8"><office:annotation><dc:creator>javier jorge</dc:creator><dc:date>2011-11-02T23:12:20</dc:date><text:p text:style-name="P160"><text:span text:style-name="T142"/></text:p><text:p text:style-name="P160"><text:span text:style-name="T142">Three-tier or</text:span></text:p><text:p text:style-name="P160"><text:span text:style-name="T142">multi-tier C/S</text:span></text:p><text:p text:style-name="P160"><text:span text:style-name="T142">architecture</text:span></text:p><text:p text:style-name="P160"><text:span text:style-name="T142">Large scale applications with hundreds or thousands of clients</text:span></text:p><text:p text:style-name="P160"><text:span text:style-name="T142">Applications where both the data and the application are volatile.</text:span></text:p><text:p text:style-name="P160"><text:span text:style-name="T142">Applications where data from multiple sources are integrate</text:span></text:p><text:p text:style-name="P160"><text:span text:style-name="T142"/></text:p><text:p text:style-name="P160"><text:span text:style-name="T142">Advantages of distributed object architecture</text:span></text:p><text:p text:style-name="P160"><text:span text:style-name="T142">● </text:span><text:span text:style-name="T142">It allows the system designer to delay decisions on</text:span></text:p><text:p text:style-name="P160"><text:span text:style-name="T142">where and how services should be provided.</text:span></text:p><text:p text:style-name="P160"><text:span text:style-name="T142">● </text:span><text:span text:style-name="T142">It is a very open system architecture that allows new</text:span></text:p><text:p text:style-name="P160"><text:span text:style-name="T142">resources to be added to it as required.</text:span></text:p><text:p text:style-name="P160"><text:span text:style-name="T142">● </text:span><text:span text:style-name="T142">The system is flexible and scaleable.</text:span></text:p><text:p text:style-name="P160"><text:span text:style-name="T142">● </text:span><text:span text:style-name="T142">It is possible to reconfigure the system dynamically</text:span></text:p><text:p text:style-name="P160"><text:span text:style-name="T142">with objects migrating across the network as</text:span></text:p><text:p text:style-name="P160"><text:span text:style-name="T142">required.</text:span></text:p><text:p text:style-name="P160"><text:span text:style-name="T142"/></text:p><text:p text:style-name="P160"><text:span text:style-name="T142">Peer to peer (p2p) systems are decentralised</text:span></text:p><text:p text:style-name="P160"><text:span text:style-name="T142">systems where computations may be carried out by</text:span></text:p><text:p text:style-name="P160"><text:span text:style-name="T142">any node in the network.</text:span></text:p><text:p text:style-name="P160"><text:span text:style-name="T142">● </text:span><text:span text:style-name="T142">The overall system is designed to take advantage of</text:span></text:p><text:p text:style-name="P160"><text:span text:style-name="T142">the computational power and storage of a large</text:span></text:p><text:p text:style-name="P160"><text:span text:style-name="T142">number of networked computers.</text:span></text:p><text:p text:style-name="P160"><text:span text:style-name="T142">● </text:span><text:span text:style-name="T142">Most p2p systems have been personal systems but</text:span></text:p><text:p text:style-name="P160"><text:span text:style-name="T142">there is increasing business use of this technology.</text:span></text:p><text:p text:style-name="P160"><text:span text:style-name="T142"/></text:p><text:p text:style-name="P160"><text:span text:style-name="T142">Semi-centralised p2p architecture ... there is a discovery service known by every one</text:span></text:p><text:p text:style-name="P160"><text:span text:style-name="T142"/></text:p><text:p text:style-name="P160"><text:span text:style-name="T142">Distributed systems support resource sharing,</text:span></text:p><text:p text:style-name="P160"><text:span text:style-name="T142">openness, concurrency, scalability, fault tolerance</text:span></text:p><text:p text:style-name="P160"><text:span text:style-name="T142">and transparency.</text:span></text:p><text:p text:style-name="P160"><text:span text:style-name="T142"/></text:p><text:p text:style-name="P160"><text:span text:style-name="T142">Mediator</text:span></text:p></office:annotation></text:span></text:span><text:span text:style-name="Fuente_20_de_20_párrafo_20_predeter."><text:span text:style-name="T48"> agregados de manera dinámica y transparente, lo que a su ve</text:span></text:span><text:span text:style-name="Fuente_20_de_20_párrafo_20_predeter."><text:span text:style-name="T48">z</text:span></text:span><text:span text:style-name="Fuente_20_de_20_párrafo_20_predeter."><text:span text:style-name="T48"> implica una mayor escalabildad.</text:span></text:span></text:p>
        <text:p text:style-name="Text_20_body"><text:span text:style-name="Fuente_20_de_20_párrafo_20_predeter."><text:span text:style-name="T48">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2">Broker</text:span></text:span><text:span text:style-name="Fuente_20_de_20_párrafo_20_predeter."><text:span text:style-name="T48">) que conozcan las necesidades del voluntario. Cuando los voluntarios se conectan, publican sus intereses (proyectos, requerimientos de sistema, etc). El </text:span></text:span><text:span text:style-name="Fuente_20_de_20_párrafo_20_predeter."><text:span text:style-name="T52">broker</text:span></text:span><text:span text:style-name="Fuente_20_de_20_párrafo_20_predeter."><text:span text:style-name="T48"> les notifica de proyectos en servidores que poseen conjuntos de tareas que cumplen con los requerimientos de los voluntarios. Estos comienzan a hacer </text:span></text:span><text:span text:style-name="Fuente_20_de_20_párrafo_20_predeter."><text:span text:style-name="T52">pull</text:span></text:span><text:span text:style-name="Fuente_20_de_20_párrafo_20_predeter."><text:span text:style-name="T48"> de tareas a los servidores especificados. Si un nuevo proyecto es enviado a un servidor, este notifica al </text:span></text:span><text:span text:style-name="Fuente_20_de_20_párrafo_20_predeter."><text:span text:style-name="T52">broker</text:span></text:span><text:span text:style-name="Fuente_20_de_20_párrafo_20_predeter."><text:span text:style-name="T48"> para que les avise a los voluntarios. </text:span></text:span></text:p>
        <text:p text:style-name="Text_20_body"><text:span text:style-name="Fuente_20_de_20_párrafo_20_predeter."><text:span text:style-name="T48">Los clientes, al igual que los voluntarios, se conectan al </text:span></text:span><text:span text:style-name="Fuente_20_de_20_párrafo_20_predeter."><text:span text:style-name="T52">broker</text:span></text:span><text:span text:style-name="Fuente_20_de_20_párrafo_20_predeter."><text:span text:style-name="T48">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2">broker</text:span></text:span><text:span text:style-name="Fuente_20_de_20_párrafo_20_predeter."><text:span text:style-name="T48">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48">Al igual que en la arquitectura de </text:span></text:span><text:span text:style-name="Fuente_20_de_20_párrafo_20_predeter."><text:span text:style-name="T48">XWHEP</text:span></text:span><text:span text:style-name="Fuente_20_de_20_párrafo_20_predeter."><text:span text:style-name="T48">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2">broker</text:span></text:span><text:span text:style-name="Fuente_20_de_20_párrafo_20_predeter."><text:span text:style-name="T48">. Cuando un voluntario envíe un resultado, ser</text:span></text:span><text:span text:style-name="Fuente_20_de_20_párrafo_20_predeter."><text:span text:style-name="T48">á</text:span></text:span><text:span text:style-name="Fuente_20_de_20_párrafo_20_predeter."><text:span text:style-name="T48"> notificado al </text:span></text:span><text:span text:style-name="Fuente_20_de_20_párrafo_20_predeter."><text:span text:style-name="T52">broker</text:span></text:span><text:span text:style-name="Fuente_20_de_20_párrafo_20_predeter."><text:span text:style-name="T48"> quien, </text:span></text:span><text:span text:style-name="Fuente_20_de_20_párrafo_20_predeter."><text:span text:style-name="T48">a su vez, </text:span></text:span><text:span text:style-name="Fuente_20_de_20_párrafo_20_predeter."><text:span text:style-name="T48"><text:s/>notificará a todos los subscriptores para que puedan continuar con la tarea que estaba bloqueada a la espera de nuevos datos. </text:span></text:span><text:span text:style-name="Fuente_20_de_20_párrafo_20_predeter."><text:span text:style-name="T48">Esta idea es una adaptación del sistema XtremWeb-CH y su proceso espía.</text:span></text:span></text:p>
        <text:p text:style-name="Text_20_body"><text:span text:style-name="Fuente_20_de_20_párrafo_20_predeter."><text:span text:style-name="T48"/></text:span></text:p>
        <text:p text:style-name="Text_20_body"><draw:frame draw:style-name="fr8" draw:name="graphics11" text:anchor-type="paragraph" svg:x="0cm" svg:y="0cm" svg:width="16.484cm" svg:height="12.012cm" draw:z-index="53"><draw:image xlink:href="Pictures/100000000000026F000001C6C9EC9D74.jpg" xlink:type="simple" xlink:show="embed" xlink:actuate="onLoad"/></draw:frame><text:soft-page-break/><text:span text:style-name="Fuente_20_de_20_párrafo_20_predeter."><text:span text:style-name="T48"/></text:span></text:p>
        <text:p text:style-name="Text_20_body"><text:span text:style-name="Fuente_20_de_20_párrafo_20_predeter."><text:span text:style-name="T48"/></text:span></text:p>
        <text:p text:style-name="Text_20_body"><text:span text:style-name="Fuente_20_de_20_párrafo_20_predeter."><text:span text:style-name="T4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8"/></text:span></text:p>
        <text:p text:style-name="Text_20_body"><draw:frame draw:style-name="fr9"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48"/></text:span></text:p>
        <text:p text:style-name="Text_20_body"><text:span text:style-name="Fuente_20_de_20_párrafo_20_predeter."><text:span text:style-name="T48"/></text:span></text:p>
        <text:p text:style-name="Text_20_body"><text:soft-page-break/><text:span text:style-name="Fuente_20_de_20_párrafo_20_predeter."><text:span text:style-name="T48">Un sistema </text:span></text:span><text:span text:style-name="Fuente_20_de_20_párrafo_20_predeter."><text:span text:style-name="T52">map reduce</text:span></text:span><text:span text:style-name="Fuente_20_de_20_párrafo_20_predeter."><text:span text:style-name="T48"> se</text:span></text:span><text:span text:style-name="Fuente_20_de_20_párrafo_20_predeter."><text:span text:style-name="T48">rá el enc</text:span></text:span><text:span text:style-name="Fuente_20_de_20_párrafo_20_predeter."><text:span text:style-name="T48">arga</text:span></text:span><text:span text:style-name="Fuente_20_de_20_párrafo_20_predeter."><text:span text:style-name="T48">do </text:span></text:span><text:span text:style-name="Fuente_20_de_20_párrafo_20_predeter."><text:span text:style-name="T48">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2">map reduce</text:span></text:span><text:span text:style-name="Fuente_20_de_20_párrafo_20_predeter."><text:span text:style-name="T48"> constaría </text:span></text:span><text:span text:style-name="Fuente_20_de_20_párrafo_20_predeter."><text:span text:style-name="T48">así</text:span></text:span><text:span text:style-name="Fuente_20_de_20_párrafo_20_predeter."><text:span text:style-name="T48">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8">Una de las alternativas </text:span></text:span><text:span text:style-name="Fuente_20_de_20_párrafo_20_predeter."><text:span text:style-name="T52">opensource</text:span></text:span><text:span text:style-name="Fuente_20_de_20_párrafo_20_predeter."><text:span text:style-name="T48"> que se podría utilizar para implementar esto es Hadoop</text:span></text:span><text:span text:style-name="Fuente_20_de_20_párrafo_20_predeter."><text:span text:style-name="T48"><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8">. Lo que seria necesario realizar, en caso de utilizar esa tecnología, es un nuevo </text:span></text:span><text:span text:style-name="Fuente_20_de_20_párrafo_20_predeter."><text:span text:style-name="T52">driver</text:span></text:span><text:span text:style-name="Fuente_20_de_20_párrafo_20_predeter."><text:span text:style-name="T48"> para un </text:span></text:span><text:span text:style-name="Fuente_20_de_20_párrafo_20_predeter."><text:span text:style-name="T48">sistema de archivos </text:span></text:span><text:span text:style-name="Fuente_20_de_20_párrafo_20_predeter."><text:span text:style-name="T48">que tenga en cuenta las características de las redes de voluntarios. Este </text:span></text:span><text:span text:style-name="Fuente_20_de_20_párrafo_20_predeter."><text:span text:style-name="T52">file system</text:span></text:span><text:span text:style-name="Fuente_20_de_20_párrafo_20_predeter."><text:span text:style-name="T48"> debería contemplar una arquitectura de datos similar a la de algunos de los sistemas de c</text:span></text:span><text:span text:style-name="Fuente_20_de_20_párrafo_20_predeter."><text:span text:style-name="T48">ó</text:span></text:span><text:span text:style-name="Fuente_20_de_20_párrafo_20_predeter."><text:span text:style-name="T48">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48">ó</text:span></text:span><text:span text:style-name="Fuente_20_de_20_párrafo_20_predeter."><text:span text:style-name="T48">. <text:s/>Otro tema que debería implementar este </text:span></text:span><text:span text:style-name="Fuente_20_de_20_párrafo_20_predeter."><text:span text:style-name="T52">driver</text:span></text:span><text:span text:style-name="Fuente_20_de_20_párrafo_20_predeter."><text:span text:style-name="T48"> es </text:span></text:span><text:span text:style-name="Fuente_20_de_20_párrafo_20_predeter."><text:span text:style-name="T48">la posibilidad </text:span></text:span><text:span text:style-name="Fuente_20_de_20_párrafo_20_predeter."><text:span text:style-name="T48">de </text:span></text:span><text:span text:style-name="Fuente_20_de_20_párrafo_20_predeter."><text:span text:style-name="T48">brindar </text:span></text:span><text:span text:style-name="Fuente_20_de_20_párrafo_20_predeter."><text:span text:style-name="T48">comunicaciones punto a punto entre los nodos clientes. </text:span></text:span><text:span text:style-name="Fuente_20_de_20_párrafo_20_predeter."><text:span text:style-name="T48">Además</text:span></text:span><text:span text:style-name="Fuente_20_de_20_párrafo_20_predeter."><text:span text:style-name="T48"> podría asignarles tamaños de problemas mas grandes a nodos con mayor tiempo de permanencia en el sistema </text:span></text:span><text:span text:style-name="Fuente_20_de_20_párrafo_20_predeter."><text:span text:style-name="T47">para</text:span></text:span><text:span text:style-name="Fuente_20_de_20_párrafo_20_predeter."><text:span text:style-name="T48"> reducir así la sobrecarga de administración y transferencia de datos.</text:span></text:span></text:p>
        <text:p text:style-name="P68"><text:span text:style-name="Énfasis"/></text:p>
        <text:h text:style-name="P128" text:outline-level="3">Seguridad</text:h>
        <text:p text:style-name="Text_20_body"><text:span text:style-name="Fuente_20_de_20_párrafo_20_predeter."><text:span text:style-name="T44">En sistemas de cómputo voluntario, el resultado devuelto por el </text:span></text:span><text:span text:style-name="Fuente_20_de_20_párrafo_20_predeter."><text:span text:style-name="T44">voluntario</text:span></text:span><text:span text:style-name="Fuente_20_de_20_párrafo_20_predeter."><text:span text:style-name="T44"> es lo que más importancia e interés genera. Es por ello que nos </text:span></text:span><text:span text:style-name="Fuente_20_de_20_párrafo_20_predeter."><text:span text:style-name="T44">preocupa</text:span></text:span><text:span text:style-name="Fuente_20_de_20_párrafo_20_predeter."><text:span text:style-name="T44">rá la seguridad en cuanto a <text:s/>garantizar la integridad de los resultados y la veracidad de los mismos.</text:span></text:span></text:p>
        <text:h text:style-name="P135" text:outline-level="4"><text:span text:style-name="Fuente_20_de_20_párrafo_20_predeter."><text:span text:style-name="T34">Uso de firmas digitales y </text:span></text:span><text:span text:style-name="Fuente_20_de_20_párrafo_20_predeter."><text:span text:style-name="T33">checksums</text:span></text:span></text:h>
        <text:p text:style-name="Text_20_body"><text:span text:style-name="Fuente_20_de_20_párrafo_20_predeter."><text:span text:style-name="T44">Los ataques maliciosos o de sabotaje pueden tomar muchas formas. En general, se trata de un nodo malicioso que regresa datos erróneos. Este nodo puede ser un </text:span></text:span><text:span text:style-name="Fuente_20_de_20_párrafo_20_predeter."><text:span text:style-name="T45">saboteador interno</text:span></text:span><text:span text:style-name="Fuente_20_de_20_párrafo_20_predeter."><text:span text:style-name="T44">, que es en realidad un voluntario que participó en </text:span></text:span><text:span text:style-name="Fuente_20_de_20_párrafo_20_predeter."><text:span text:style-name="T44">algún</text:span></text:span><text:span text:style-name="Fuente_20_de_20_párrafo_20_predeter."><text:span text:style-name="T44"> momento del proyecto, o puede ser un </text:span></text:span><text:span text:style-name="Fuente_20_de_20_párrafo_20_predeter."><text:span text:style-name="T50">Spoofer</text:span></text:span><text:span text:style-name="Fuente_20_de_20_párrafo_20_predeter."><text:span text:style-name="T45"> externo</text:span></text:span><text:span text:style-name="Fuente_20_de_20_párrafo_20_predeter."><text:span text:style-name="T44">, que es un nodo que no se ha ofrecido </text:span></text:span><text:span text:style-name="Fuente_20_de_20_párrafo_20_predeter."><text:span text:style-name="T46">voluntariamente</text:span></text:span><text:span text:style-name="Fuente_20_de_20_párrafo_20_predeter."><text:span text:style-name="T44">, sino que envía mensajes falsos para que parezca que proviene de uno de los voluntarios.</text:span></text:span></text:p>
        <text:p text:style-name="Text_20_body"><text:span text:style-name="Fuente_20_de_20_párrafo_20_predeter."><text:span text:style-name="T44">La suplantación de identidad se puede prevenir con firmas digitales. Estas permiten al servidor comprobar que un paquete de resultados proviene </text:span></text:span><text:span text:style-name="Fuente_20_de_20_párrafo_20_predeter."><text:span text:style-name="T44">fehacientemente </text:span></text:span><text:span text:style-name="Fuente_20_de_20_párrafo_20_predeter."><text:span text:style-name="T44">de un voluntario. También se puede utilizar en la otra dirección, para asegurar a un voluntario que un </text:span></text:span><text:span text:style-name="Fuente_20_de_20_párrafo_20_predeter."><text:span text:style-name="T51">applet</text:span></text:span><text:span text:style-name="Fuente_20_de_20_párrafo_20_predeter."><text:span text:style-name="T44"> realmente proviene del servidor, y no de un suplantador. </text:span></text:span></text:p>
        <text:p text:style-name="Text_20_body"><text:span text:style-name="Fuente_20_de_20_párrafo_20_predeter."><text:span text:style-name="T44">Las firmas digitales pueden ser una solución </text:span></text:span><text:span text:style-name="Fuente_20_de_20_párrafo_20_predeter."><text:span text:style-name="T44">a ataques externos </text:span></text:span><text:span text:style-name="Fuente_20_de_20_párrafo_20_predeter."><text:span text:style-name="T44">en sistemas </text:span></text:span><text:span text:style-name="Fuente_20_de_20_párrafo_20_predeter."><text:span text:style-name="T44">de cómputo </text:span></text:span><text:span text:style-name="Fuente_20_de_20_párrafo_20_predeter."><text:span text:style-name="T44">voluntario no anónimos, como las redes de voluntarios forzados o “NOIAs”</text:span></text:span><text:span text:style-name="Fuente_20_de_20_párrafo_20_predeter."><text:span text:style-name="T45"><text:note text:id="ftn14" text:note-class="footnote"><text:note-citation>14</text:note-citation><text:note-body><text:p text:style-name="P76">Network of Information Appliances, un ejemplo de NOIA es el decodificador del televisor.</text:p></text:note-body></text:note></text:span></text:span><text:span text:style-name="Fuente_20_de_20_párrafo_20_predeter."><text:span text:style-name="T44">.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4">pero n</text:span></text:span><text:span text:style-name="Fuente_20_de_20_párrafo_20_predeter."><text:span text:style-name="T44">ada dice de su contenido.</text:span></text:span></text:p>
        <text:p text:style-name="Text_20_body"><text:span text:style-name="Fuente_20_de_20_párrafo_20_predeter."><text:span text:style-name="T44">Una forma de autenticar el contenido de un paquete de datos es incluir un cálculo de suma de comprobación (</text:span></text:span><text:span text:style-name="Fuente_20_de_20_párrafo_20_predeter."><text:span text:style-name="T49">checksum</text:span></text:span><text:span text:style-name="Fuente_20_de_20_párrafo_20_predeter."><text:span text:style-name="T44">) en el código. De esta manera, si el nodo </text:span></text:span><text:span text:style-name="Fuente_20_de_20_párrafo_20_predeter."><text:span text:style-name="T45">no</text:span></text:span><text:span text:style-name="Fuente_20_de_20_párrafo_20_predeter."><text:span text:style-name="T44">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4">a</text:span></text:span><text:span text:style-name="Fuente_20_de_20_párrafo_20_predeter."><text:span text:style-name="T44"> clave de control diferente con cada paquete de trabajo. De esta manera, un suplantador externo no conoce la clave correcta a usar, y no puede </text:span></text:span><text:span text:style-name="Fuente_20_de_20_párrafo_20_predeter."><text:span text:style-name="T46">generar</text:span></text:span><text:span text:style-name="Fuente_20_de_20_párrafo_20_predeter."><text:span text:style-name="T44"> paquetes fraudulentos.</text:span></text:span></text:p>
        <text:p text:style-name="Text_20_body"><text:span text:style-name="Fuente_20_de_20_párrafo_20_predeter."><text:span text:style-name="T44">Ambas técnicas </text:span></text:span><text:span text:style-name="Fuente_20_de_20_párrafo_20_predeter."><text:span text:style-name="T44">solo </text:span></text:span><text:span text:style-name="Fuente_20_de_20_párrafo_20_predeter."><text:span text:style-name="T44">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49">hardware</text:span></text:span><text:span text:style-name="Fuente_20_de_20_párrafo_20_predeter."><text:span text:style-name="T44"> como </text:span></text:span><text:span text:style-name="Fuente_20_de_20_párrafo_20_predeter."><text:span text:style-name="T49">firmware</text:span></text:span><text:span text:style-name="Fuente_20_de_20_párrafo_20_predeter."><text:span text:style-name="T44">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35" text:outline-level="4"><text:span text:style-name="Fuente_20_de_20_párrafo_20_predeter."><text:span text:style-name="T34">Ofuscación</text:span></text:span></text:h>
        <text:p text:style-name="Text_20_body"><text:span text:style-name="Fuente_20_de_20_párrafo_20_predeter."><text:span text:style-name="T44">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4">d</text:span></text:span><text:bookmark-end text:name="__DdeLink__3363_1891017655"/><text:span text:style-name="Fuente_20_de_20_párrafo_20_predeter."><text:span text:style-name="T44">e ofuscación dinámica, dificultar la comprensión del código y evitar que pueda aislar el código de control.</text:span></text:span></text:p>
        <text:p text:style-name="Text_20_body"><text:soft-page-break/><text:span text:style-name="Fuente_20_de_20_párrafo_20_predeter."><text:span text:style-name="T134">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34">clásica</text:span></text:span><text:span text:style-name="Fuente_20_de_20_párrafo_20_predeter."><text:span text:style-name="T134">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4"> <text:s/></text:span></text:span><text:span text:style-name="Fuente_20_de_20_párrafo_20_predeter."><text:span text:style-name="T44">Por otro lado, l</text:span></text:span><text:span text:style-name="Fuente_20_de_20_párrafo_20_predeter."><text:span text:style-name="T44">a ofuscación dinámica extiende esta idea, ofusca</text:span></text:span><text:span text:style-name="Fuente_20_de_20_párrafo_20_predeter."><text:span text:style-name="T44">ndo</text:span></text:span><text:span text:style-name="Fuente_20_de_20_párrafo_20_predeter."><text:span text:style-name="T44"> el código de manera dinámica en el tiempo, agregando el paso de variables entre procedimientos y </text:span></text:span><text:span text:style-name="Fuente_20_de_20_párrafo_20_predeter."><text:span text:style-name="T134">bloques básicos al de flujo de control del programa, algunos de los cuales nunca van a ser ejecutados. </text:span></text:span><text:span text:style-name="Fuente_20_de_20_párrafo_20_predeter."><text:span text:style-name="T134">Dichos bloques son tan complejos que no pueden ser </text:span></text:span><text:span text:style-name="Fuente_20_de_20_párrafo_20_predeter."><text:span text:style-name="T134">determina</text:span></text:span><text:span text:style-name="Fuente_20_de_20_párrafo_20_predeter."><text:span text:style-name="T134">dos</text:span></text:span><text:span text:style-name="Fuente_20_de_20_párrafo_20_predeter."><text:span text:style-name="T134"> </text:span></text:span><text:span text:style-name="Fuente_20_de_20_párrafo_20_predeter."><text:span text:style-name="T135">a-priori</text:span></text:span><text:span text:style-name="Fuente_20_de_20_párrafo_20_predeter."><text:span text:style-name="T134"> mediante análisis estáticos, debido a que las llamadas se generan de manera dinámica durante la ejecución del programa.</text:span></text:span><text:span text:style-name="Fuente_20_de_20_párrafo_20_predeter."><text:span text:style-name="T44"> </text:span></text:span></text:p>
        <text:p text:style-name="Text_20_body"><text:span text:style-name="Fuente_20_de_20_párrafo_20_predeter."><text:span text:style-name="T44">Un ejemplo valido de ofuscación dinámica </text:span></text:span><text:span text:style-name="Fuente_20_de_20_párrafo_20_predeter."><text:span text:style-name="T44">podría ser el</text:span></text:span><text:span text:style-name="Fuente_20_de_20_párrafo_20_predeter."><text:span text:style-name="T44"> variar al azar la fórmula de suma de comprobación y su ubicación en el </text:span></text:span><text:span text:style-name="Fuente_20_de_20_párrafo_20_predeter."><text:span text:style-name="T44">código</text:span></text:span><text:span text:style-name="Fuente_20_de_20_párrafo_20_predeter."><text:span text:style-name="T44"> compilado del paquete de trabajo. Esto evita que los </text:span></text:span><text:span text:style-name="Fuente_20_de_20_párrafo_20_predeter."><text:span text:style-name="T49">hackers</text:span></text:span><text:span text:style-name="Fuente_20_de_20_párrafo_20_predeter."><text:span text:style-name="T44"> manualmente </text:span></text:span><text:span text:style-name="Fuente_20_de_20_párrafo_20_predeter."><text:span text:style-name="T44">puedan </text:span></text:span><text:span text:style-name="Fuente_20_de_20_párrafo_20_predeter."><text:span text:style-name="T44">desensambl</text:span></text:span><text:span text:style-name="Fuente_20_de_20_párrafo_20_predeter."><text:span text:style-name="T44">ar</text:span></text:span><text:span text:style-name="Fuente_20_de_20_párrafo_20_predeter."><text:span text:style-name="T44"> y modifi</text:span></text:span><text:span text:style-name="Fuente_20_de_20_párrafo_20_predeter."><text:span text:style-name="T44">car</text:span></text:span><text:span text:style-name="Fuente_20_de_20_párrafo_20_predeter."><text:span text:style-name="T44"> el código de </text:span></text:span><text:span text:style-name="Fuente_20_de_20_párrafo_20_predeter."><text:span text:style-name="T49">bytes</text:span></text:span><text:span text:style-name="Fuente_20_de_20_párrafo_20_predeter."><text:span text:style-name="T44"><office:annotation><dc:creator>javier jorge</dc:creator><dc:date>2011-04-30T14:49:53</dc:date><text:p text:style-name="P160"><text:span text:style-name="T143">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4">. </text:span></text:span><text:span text:style-name="Fuente_20_de_20_párrafo_20_predeter."><text:span text:style-name="T28">Estos esquemas intentan imitar a los virus informáticos polimórficos, que los utilizan estas tecnicas para esconderse de los programas anti-virus</text:span></text:span></text:p>
        <text:p text:style-name="P34">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33"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36">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37"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78"><text:span text:style-name="T137"><text:s/>Spot-checking = </text:span><text:span text:style-name="T138">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37"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29"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34"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33" text:outline-level="4">Automatizar la creación de proyectos</text:h>
        <text:p text:style-name="P27"><text:span text:style-name="T71">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71"> para "pensamiento" distribuido llamado Bossa</text:span><text:span text:style-name="T71"><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71">. Donde se utilizan voluntarios para realizar tareas que requieren de la inteligencia y/o el conocimiento humano. Bossa </text:span><text:span text:style-name="T71">es un </text:span><text:span text:style-name="T11">wizard </text:span><text:span text:style-name="T71">que </text:span><text:span text:style-name="T71">simplifica la tarea de creación de proyectos, de manera simple y poderosa; sin la necesidad de </text:span><text:span text:style-name="T11">royalties</text:span><text:span text:style-name="T71">, al ser libre y gratuita.</text:span></text:p>
        <text:p text:style-name="P27"><text:span text:style-name="T71">Bossa hasta mantiene un estimado del nivel de </text:span><text:span text:style-name="T11">skills</text:span><text:span text:style-name="T71"> de los voluntarios, asegurando que para cada tarea hay un consenso suficiente en el conjunto de resultados de los voluntarios. El entrenamiento de voluntarios que realicen el trabajo; es casi trivial, utilizando Bolt</text:span><text:span text:style-name="T71"><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71">, un</text:span><text:span text:style-name="T11"> framework</text:span><text:span text:style-name="T71"> de entrenamiento basado en web que se integra con Bossa.</text:span></text:p>
        <text:p text:style-name="P27"><text:span text:style-name="T71">Creemos que se </text:span><text:span text:style-name="T71">debería</text:span><text:span text:style-name="T71"> impulsar la creación de este tipo de herramientas (Bossa, Bolt, etc), que permitan tener un proyecto funcionando a partir de una GUI, para minimizar el tiempo total de </text:span><text:span text:style-name="T11">start-up</text:span><text:span text:style-name="T71"> del proyecto. </text:span></text:p>
        <text:h text:style-name="P137" text:outline-level="4">Extender la API de BOINC</text:h>
        <text:p text:style-name="P25">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41" text:outline-level="4">Mejorar la seguridad e Integridad de los datos de BOINC</text:h>
        <text:p text:style-name="P25">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5">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37" text:outline-level="4">Caracterizar los voluntarios</text:h>
        <text:p text:style-name="P25">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5">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37" text:outline-level="4">Paralelizar trabajos</text:h>
        <text:p text:style-name="P16">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40" text:outline-level="4"><text:span text:style-name="T62">Retribuir los </text:span><text:span text:style-name="T62">trabajos</text:span></text:h>
        <text:list xml:id="list826382281" text:style-name="L15">
          <text:list-item>
            <text:list>
              <text:list-item>
                <text:list>
                  <text:list-header>
                    <text:p text:style-name="P110">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7"/>
        <text:p text:style-name="P149"><text:span text:style-name="Fuente_20_de_20_párrafo_20_predeter."><text:span text:style-name="T95">Posibilidades de hacer BOINC rentado</text:span></text:span></text:p>
        <text:p text:style-name="P11">Existe la posibilidad de hacer de este tipo de sistemas, un sistema rentado. Aquí se mencionaran dos opciones pero se analizará con mayor detalle solo una de ellas. </text:p>
        <text:p text:style-name="P11">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1">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1"/>
        <text:p text:style-name="P11"><draw:frame draw:style-name="fr10" draw:name="graphics18" text:anchor-type="paragraph" svg:y="0cm" svg:width="11.324cm" svg:height="6.482cm" draw:z-index="30"><draw:image xlink:href="Pictures/10000000000001AC000000F5A77A88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123">Donde se observan los siguientes</text:span><text:span text:style-name="Fuente_20_de_20_párrafo_20_predeter."><text:span text:style-name="T53"> actores: </text:span></text:span></text:p>
        <text:p text:style-name="Text_20_body"><text:span text:style-name="Fuente_20_de_20_párrafo_20_predeter."><text:span text:style-name="T54">Agente</text:span></text:span><text:span text:style-name="Fuente_20_de_20_párrafo_20_predeter."><text:span text:style-name="T53">: un voluntario que ofrece su ordenador a cambio de una retribución</text:span></text:span></text:p>
        <text:p text:style-name="Text_20_body"><text:span text:style-name="Fuente_20_de_20_párrafo_20_predeter."><text:span text:style-name="T54">Coordinador</text:span></text:span><text:span text:style-name="Fuente_20_de_20_párrafo_20_predeter."><text:span text:style-name="T53">: intermediario, que agrupa voluntarios, co</text:span></text:span><text:span text:style-name="Fuente_20_de_20_párrafo_20_predeter."><text:span text:style-name="T53">o</text:span></text:span><text:span text:style-name="Fuente_20_de_20_párrafo_20_predeter."><text:span text:style-name="T53">rdina y distribuye el trabajo enviado por el interesado.</text:span></text:span></text:p>
        <text:p text:style-name="Text_20_body"><text:span text:style-name="Fuente_20_de_20_párrafo_20_predeter."><text:span text:style-name="T54">Cliente</text:span></text:span><text:span text:style-name="Fuente_20_de_20_párrafo_20_predeter."><text:span text:style-name="T53">: una persona física o jurídica interesada en el servicio que brinda el coordinador.</text:span></text:span></text:p>
        <text:p text:style-name="Text_20_body"><text:span text:style-name="Fuente_20_de_20_párrafo_20_predeter."><text:span text:style-name="T54">Banco</text:span></text:span><text:span text:style-name="Fuente_20_de_20_párrafo_20_predeter."><text:span text:style-name="T53">: nombre genérico para denominar a la entidad proveedora de servicios financieros.</text:span></text:span></text:p>
        <text:p text:style-name="P18"/>
        <text:p text:style-name="P11">El análisis puede ser tan complejo como se quiera o tan simple como asignar montos fijos de dinero a cada tarea. </text:p>
        <text:p text:style-name="P11">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1">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1">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3">En este sistema nos encontraremos con todos los ataques ya conocidos a sistemas de </text:span></text:span><text:span text:style-name="Fuente_20_de_20_párrafo_20_predeter."><text:span text:style-name="T55">e-co</text:span></text:span><text:span text:style-name="Fuente_20_de_20_párrafo_20_predeter."><text:span text:style-name="T55">m</text:span></text:span><text:span text:style-name="Fuente_20_de_20_párrafo_20_predeter."><text:span text:style-name="T55">merce</text:span></text:span><text:span text:style-name="Fuente_20_de_20_párrafo_20_predeter."><text:span text:style-name="T53">. Sin <text:s text:c="2"/>embargo dejaremos de lado aquellos problemas comunes a</text:span></text:span><text:span text:style-name="Fuente_20_de_20_párrafo_20_predeter."><text:span text:style-name="T53">l</text:span></text:span><text:span text:style-name="Fuente_20_de_20_párrafo_20_predeter."><text:span text:style-name="T53"> </text:span></text:span><text:span text:style-name="Fuente_20_de_20_párrafo_20_predeter."><text:span text:style-name="T55">e</text:span></text:span><text:span text:style-name="Fuente_20_de_20_párrafo_20_predeter."><text:span text:style-name="T55">-</text:span></text:span><text:span text:style-name="Fuente_20_de_20_párrafo_20_predeter."><text:span text:style-name="T55">co</text:span></text:span><text:span text:style-name="Fuente_20_de_20_párrafo_20_predeter."><text:span text:style-name="T55">m</text:span></text:span><text:span text:style-name="Fuente_20_de_20_párrafo_20_predeter."><text:span text:style-name="T55">merce</text:span></text:span><text:span text:style-name="Fuente_20_de_20_párrafo_20_predeter."><text:span text:style-name="T53"> y nos enfocaremos en lo particular de este tipo de sistemas. Para ello analizaremos en que secciones del flujo de tareas </text:span></text:span><text:span text:style-name="Fuente_20_de_20_párrafo_20_predeter."><text:span text:style-name="T53">en las que</text:span></text:span><text:span text:style-name="Fuente_20_de_20_párrafo_20_predeter."><text:span text:style-name="T53"> podría haber lugar a fallas que </text:span></text:span><text:span text:style-name="Fuente_20_de_20_párrafo_20_predeter."><text:span text:style-name="T56">posibiliten</text:span></text:span><text:span text:style-name="Fuente_20_de_20_párrafo_20_predeter."><text:span text:style-name="T53"> el uso fraudulento del sistema.</text:span></text:span></text:p>
        <text:h text:style-name="Heading_20_4" text:outline-level="4"><text:span text:style-name="Fuente_20_de_20_párrafo_20_predeter."><text:span text:style-name="T38">Sobrecarga al enviar </text:span></text:span><text:span text:style-name="Fuente_20_de_20_párrafo_20_predeter."><text:span text:style-name="T38">trabajos al coordinador</text:span></text:span></text:h>
        <text:p text:style-name="Text_20_body"><text:span text:style-name="Fuente_20_de_20_párrafo_20_predeter."><text:span text:style-name="T53">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3">barajar </text:span></text:span><text:span text:style-name="Fuente_20_de_20_párrafo_20_predeter."><text:span text:style-name="T53">la posibilidad de falsificación de identidades de los clientes. Por lo que para el envío de tareas los clientes deberían generar peticiones firmadas digitalmente. </text:span></text:span></text:p>
        <text:h text:style-name="P135" text:outline-level="4"><text:span text:style-name="Fuente_20_de_20_párrafo_20_predeter."><text:span text:style-name="T36">Falsificación de la identidad del coordinador</text:span></text:span></text:h>
        <text:p text:style-name="Text_20_body"><text:span text:style-name="Fuente_20_de_20_párrafo_20_predeter."><text:span text:style-name="T29">Podría darse el caso de que un coordinador falso este enviando tareas al cliente. Este problema ya esta solucionado por los sistemas de c</text:span></text:span><text:span text:style-name="Fuente_20_de_20_párrafo_20_predeter."><text:span text:style-name="T29">ó</text:span></text:span><text:span text:style-name="Fuente_20_de_20_párrafo_20_predeter."><text:span text:style-name="T29">mputo voluntario utilizando esquemas de claves publica/privada para garantizar la autenticidad de la tarea.</text:span></text:span></text:p>
        <text:h text:style-name="P135" text:outline-level="4"><text:span text:style-name="Fuente_20_de_20_párrafo_20_predeter."><text:span text:style-name="T36">Robo de resultados</text:span></text:span></text:h>
        <text:p text:style-name="P11">Esto se puede resolver utilizando esquemas de clave publica privada para establecer conexiones con el servidor. Y para recibir los resultados del agente a través de conexiones seguras.</text:p>
        <text:h text:style-name="P135" text:outline-level="4"><text:span text:style-name="Fuente_20_de_20_párrafo_20_predeter."><text:span text:style-name="T36">Envío de resultados erróneos</text:span></text:span></text:h>
        <text:p text:style-name="P35">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5">Se podrían ofrecer diferentes niveles de servicio, proporcionales a la probabilidad de exactitud de los resultados.</text:p>
        <text:h text:style-name="P135" text:outline-level="4"><text:soft-page-break/><text:span text:style-name="Fuente_20_de_20_párrafo_20_predeter."><text:span text:style-name="T35">Confidencialidad de la aplicación del cliente</text:span></text:span></text:h>
        <text:p text:style-name="P39"><text:span text:style-name="Énfasis"><text:span text:style-name="T57">Los clientes pueden desear mantener en secreto las tareas que realiza su aplicación, al igual que los datos de entrada o los resultados. Este ser</text:span></text:span><text:span text:style-name="Énfasis"><text:span text:style-name="T57">í</text:span></text:span><text:span text:style-name="Énfasis"><text:span text:style-name="T57">a uno de los problemas m</text:span></text:span><text:span text:style-name="Énfasis"><text:span text:style-name="T57">á</text:span></text:span><text:span text:style-name="Énfasis"><text:span text:style-name="T57">s complejos de resolver.</text:span></text:span></text:p>
        <text:p text:style-name="P39"><text:span text:style-name="Énfasis"><text:span text:style-name="T57">Los servidores tendrán disponible las aplicaciones y podrían copiar</text:span></text:span><text:span text:style-name="Énfasis"><text:span text:style-name="T57">las,</text:span></text:span><text:span text:style-name="Énfasis"><text:span text:style-name="T57"> desensamblarlas y analizarlas. Esto podría resolverse brindándole al usuario, un servidor al que solo él acceda a cargar su aplicación, y el mediador solo recibiría un </text:span></text:span><text:span text:style-name="Énfasis"><text:span text:style-name="T55">hash</text:span></text:span><text:span text:style-name="Énfasis"><text:span text:style-name="T57"> de la aplicación y la firmar</text:span></text:span><text:span text:style-name="Énfasis"><text:span text:style-name="T57">í</text:span></text:span><text:span text:style-name="Énfasis"><text:span text:style-name="T57">a a los fines de garantizar la transparencia. <text:s/>Podría también hacerse lo mismo con los datos. Respecto del lugar donde se realizan los cálculos (las m</text:span></text:span><text:span text:style-name="Énfasis"><text:span text:style-name="T57">á</text:span></text:span><text:span text:style-name="Énfasis"><text:span text:style-name="T57">quinas de los agentes), esto es mucho m</text:span></text:span><text:span text:style-name="Énfasis"><text:span text:style-name="T57">á</text:span></text:span><text:span text:style-name="Énfasis"><text:span text:style-name="T57">s difícil pues el agente tendría acceso </text:span></text:span><text:span text:style-name="Énfasis"><text:span text:style-name="T57">a </text:span></text:span><text:span text:style-name="Énfasis"><text:span text:style-name="T57">todo lo que se ejecute en su máquina. </text:span></text:span></text:p>
        <text:p text:style-name="P39"><text:span text:style-name="Énfasis"><text:span text:style-name="T57">Una alternativa interesante es la que surge en </text:span></text:span><text:span text:style-name="Énfasis"><text:span text:style-name="T55">paper</text:span></text:span><text:span text:style-name="Énfasis"><text:span text:style-name="T57"> de </text:span></text:span><text:span text:style-name="Énfasis"><text:span text:style-name="T58">B</text:span></text:span><text:span text:style-name="Énfasis"><text:span text:style-name="T58">ayanihan</text:span></text:span><text:span text:style-name="Énfasis"><text:span text:style-name="T58"><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57"> donde se menciona el uso de los NOIA (</text:span></text:span><text:span text:style-name="Énfasis"><text:span text:style-name="T55">network information apliances</text:span></text:span><text:span text:style-name="Énfasis"><text:span text:style-name="T57">) Donde </text:span></text:span><text:span text:style-name="Énfasis"><text:span text:style-name="T57">c</text:span></text:span><text:span text:style-name="Énfasis"><text:span text:style-name="T57">riptografía aplicada por hardware puede ayudar a mantener el control de dispositivo.</text:span></text:span></text:p>
        <text:h text:style-name="P123" text:outline-level="3"><text:span text:style-name="Énfasis"><text:span text:style-name="T39">Resumen de cambios requeridos por </text:span></text:span><text:span text:style-name="Énfasis"><text:span text:style-name="T39">BOINC</text:span></text:span></text:h>
        <text:p text:style-name="P39"><text:span text:style-name="Énfasis"><text:span text:style-name="T57">La arquitectura de BOINC hace que incorporar nuevas funcionalidades sea relativamente sencillo, y para realizar un proyecto pago no es necesario realizar una modificación sustancial a su arquitectura. </text:span></text:span></text:p>
        <text:p text:style-name="P39"><text:span text:style-name="Énfasis"><text:span text:style-name="T57">Basta con implementar mejores medidas de seguridad en la conexión. Modificar el m</text:span></text:span><text:span text:style-name="Énfasis"><text:span text:style-name="T57">ó</text:span></text:span><text:span text:style-name="Énfasis"><text:span text:style-name="T57">dulo de validación para que incorpore mejores algoritmos que aseguren la calidad de los resultados minimizando la redundancia; </text:span></text:span><text:span text:style-name="Énfasis"><text:span text:style-name="T57">y</text:span></text:span><text:span text:style-name="Énfasis"><text:span text:style-name="T57"> que </text:span></text:span><text:span text:style-name="Énfasis"><text:span text:style-name="T57">además</text:span></text:span><text:span text:style-name="Énfasis"><text:span text:style-name="T57"> genere la información necesaria para hacer los cobros y los pagos. La información generada ser</text:span></text:span><text:span text:style-name="Énfasis"><text:span text:style-name="T57">á</text:span></text:span><text:span text:style-name="Énfasis"><text:span text:style-name="T57"> consumida por un nuevo m</text:span></text:span><text:span text:style-name="Énfasis"><text:span text:style-name="T57">ó</text:span></text:span><text:span text:style-name="Énfasis"><text:span text:style-name="T57">dulo que evalúe los resultados de cada agente/</text:span></text:span><text:span text:style-name="Énfasis"><text:span text:style-name="T57">voluntario</text:span></text:span><text:span text:style-name="Énfasis"><text:span text:style-name="T57"> y cuando estos alcancen niveles de confianza suficientes, este m</text:span></text:span><text:span text:style-name="Énfasis"><text:span text:style-name="T57">ó</text:span></text:span><text:span text:style-name="Énfasis"><text:span text:style-name="T57">dulo entregará resultados a los clientes, los cuales a su vez deberán pagar por los mismos. Una vez que el coordinador reciba el dinero, lo deberá distribuir con los agentes </text:span></text:span><text:span text:style-name="Énfasis"><text:span text:style-name="T57">que intervinieron en el cómputo</text:span></text:span><text:span text:style-name="Énfasis"><text:span text:style-name="T57">.</text:span></text:span></text:p>
        <text:p text:style-name="P39"><text:span text:style-name="Énfasis"><text:span text:style-name="T57"/></text:span></text:p>
        <text:p text:style-name="P39"><draw:frame draw:style-name="fr7" draw:name="graphics10" text:anchor-type="paragraph" svg:x="0cm" svg:y="0cm" svg:width="15.732cm" svg:height="7.435cm" draw:z-index="50"><draw:image xlink:href="Pictures/10000000000003160000017F35E6ACE9.jpg" xlink:type="simple" xlink:show="embed" xlink:actuate="onLoad"/></draw:frame><text:span text:style-name="Énfasis"><text:span text:style-name="T40"/></text:span></text:p>
        <text:p text:style-name="P39"><draw:rect text:anchor-type="paragraph" draw:z-index="51" draw:style-name="gr1" draw:text-style-name="P162" svg:width="3.102cm" svg:height="0.883cm" svg:x="8.354cm" svg:y="4.249cm"><text:p text:style-name="P161"><text:span text:style-name="T144">Cobros y pagos</text:span></text:p></draw:rect><draw:line text:anchor-type="paragraph" draw:z-index="52" draw:style-name="gr2" draw:text-style-name="P161" svg:x1="11.455cm" svg:y1="4.634cm" svg:x2="11.854cm" svg:y2="4.634cm"><text:p/></draw:line><text:span text:style-name="Énfasis"><text:span text:style-name="T30"/></text:span></text:p>
        <text:h text:style-name="P135" text:outline-level="4"><text:soft-page-break/><text:span text:style-name="Fuente_20_de_20_párrafo_20_predeter."><text:span text:style-name="T37">Análisis económico</text:span></text:span></text:h>
        <text:p text:style-name="P11">Si bien este análisis escapa a los alcances de la especialidad se realizará un análisis preliminar, simplificado y con gran cantidad de suposiciones. Se dejará para un trabajo posterior un estudio de mercado más concluyente.</text:p>
        <text:p text:style-name="P11">Para que este sistema sea de interés es necesario que tanto los clientes (necesitan resolver un problema) como los voluntarios (poseen los recursos) salgan beneficiados.</text:p>
        <text:p text:style-name="P11">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1">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1"/>
        <table:table table:name="Table21" table:style-name="Table21">
          <table:table-column table:style-name="Table21.A"/>
          <table:table-column table:style-name="Table21.B"/>
          <table:table-header-rows>
            <table:table-row>
              <table:table-cell table:style-name="Table21.A1" office:value-type="string">
                <text:p text:style-name="P87"><draw:frame draw:style-name="fr12" draw:name="Object19" text:anchor-type="as-char" svg:y="-0.395cm" svg:width="7.191cm" svg:height="0.506cm"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88">(<text:sequence text:ref-name="refText0" text:name="Text" text:formula="ooow:Text+1" style:num-format="1">1</text:sequence>)</text:p>
              </table:table-cell>
            </table:table-row>
          </table:table-header-rows>
        </table:table>
        <text:p text:style-name="Standard"><text:span text:style-name="Fuente_20_de_20_párrafo_20_predeter."><text:span text:style-name="T126"/></text:span></text:p>
        <text:p text:style-name="Text_20_body"><text:span text:style-name="T123">El costo del uso del ordenador del voluntario depende del </text:span><text:span text:style-name="Fuente_20_de_20_párrafo_20_predeter."><text:span text:style-name="T128">tiempo,</text:span></text:span><text:span text:style-name="T123"> el </text:span><text:span text:style-name="Fuente_20_de_20_párrafo_20_predeter."><text:span text:style-name="T128">costo de la pc, </text:span></text:span><text:span text:style-name="T123">costo del </text:span><text:span text:style-name="Fuente_20_de_20_párrafo_20_predeter."><text:span text:style-name="T128">desgaste</text:span></text:span><text:span text:style-name="T123"> de la PC y el </text:span><text:span text:style-name="Fuente_20_de_20_párrafo_20_predeter."><text:span text:style-name="T128">costo de la energía</text:span></text:span><text:span text:style-name="T123"> eléctrica consumida.</text:span></text:p>
        <text:p text:style-name="P11">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1"/>
        <table:table table:name="Table22" table:style-name="Table22">
          <table:table-column table:style-name="Table22.A"/>
          <table:table-column table:style-name="Table22.B"/>
          <table:table-header-rows>
            <table:table-row>
              <table:table-cell table:style-name="Table22.A1" office:value-type="string">
                <text:p text:style-name="P87"><draw:frame draw:style-name="fr13" draw:name="Object20" text:anchor-type="as-char" svg:width="14.669cm" svg:height="0.506cm"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88">(<text:sequence text:ref-name="refText1" text:name="Text" text:formula="ooow:Text+1" style:num-format="1">2</text:sequence>)</text:p>
              </table:table-cell>
            </table:table-row>
          </table:table-header-rows>
        </table:table>
        <text:p text:style-name="P59"/>
        <text:p text:style-name="P11">Ej:</text:p>
        <text:p text:style-name="P61"/>
        <table:table table:name="Table23" table:style-name="Table23">
          <table:table-column table:style-name="Table23.A"/>
          <table:table-column table:style-name="Table23.B"/>
          <table:table-header-rows>
            <table:table-row>
              <table:table-cell table:style-name="Table23.A1" office:value-type="string">
                <text:p text:style-name="P87"><draw:frame draw:style-name="fr13" draw:name="Object21" text:anchor-type="as-char" svg:width="10.22cm" svg:height="1.035cm"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88">(<text:sequence text:ref-name="refText2" text:name="Text" text:formula="ooow:Text+1" style:num-format="1">3</text:sequence>)</text:p>
              </table:table-cell>
            </table:table-row>
          </table:table-header-rows>
        </table:table>
        <text:p text:style-name="P61"/>
        <text:p text:style-name="P11">donde “t” es el tiempo de duración de la tarea expresado en horas.</text:p>
        <text:p text:style-name="P11">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1">Si el sistema descubre que el voluntario envió datos erróneos no se le debería pagar ninguna de las tareas que realizó correctamente pues todas ellas deberán ser corroboradas nuevamente. Y debería se bloqueado por fraude.</text:p>
        <text:p text:style-name="P11">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1">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1">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1"/>
        <table:table table:name="Table24" table:style-name="Table24">
          <table:table-column table:style-name="Table24.A"/>
          <table:table-column table:style-name="Table24.B"/>
          <table:table-header-rows>
            <table:table-row>
              <table:table-cell table:style-name="Table24.A1" office:value-type="string">
                <text:p text:style-name="P87"><draw:frame draw:style-name="fr13" draw:name="Object22" text:anchor-type="as-char" svg:width="12.913cm" svg:height="0.508cm"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88">(<text:sequence text:ref-name="refText3" text:name="Text" text:formula="ooow:Text+1" style:num-format="1">4</text:sequence>)</text:p>
              </table:table-cell>
            </table:table-row>
          </table:table-header-rows>
        </table:table>
        <text:p text:style-name="P61"/>
        <text:p text:style-name="P61">El costo de utilizar el servidor puede estimarse suponiendo un consumo de 300w constante. Por lo que utilizando la ecuación 2 el costo de utilización del servidor sera de:</text:p>
        <text:p text:style-name="P61"/>
        <table:table table:name="Table25" table:style-name="Table25">
          <table:table-column table:style-name="Table25.A"/>
          <table:table-column table:style-name="Table25.B"/>
          <table:table-header-rows>
            <table:table-row>
              <table:table-cell table:style-name="Table25.A1" office:value-type="string">
                <text:p text:style-name="P87"><draw:frame draw:style-name="fr13" draw:name="Object23" text:anchor-type="as-char" svg:width="7.528cm" svg:height="0.508cm"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88">(<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87"><draw:frame draw:style-name="fr12" draw:name="Object24" text:anchor-type="as-char" svg:y="-0.43cm" svg:width="4.366cm" svg:height="0.508cm"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88">(<text:sequence text:ref-name="refText5" text:name="Text" text:formula="ooow:Text+1" style:num-format="1">6</text:sequence>)</text:p>
              </table:table-cell>
            </table:table-row>
          </table:table-header-rows>
        </table:table>
        <text:p text:style-name="Text_20_body"><text:span text:style-name="T123">Si suponemos que solo conseguimos un voluntario con una PC </text:span><text:span text:style-name="T126">W</text:span><text:span text:style-name="T126">indows</text:span><text:span text:style-name="T123"> y solo alquilamos una </text:span><text:span text:style-name="T123">PC</text:span><text:span text:style-name="T123"> Windows equivalente a la del voluntario en </text:span><text:span text:style-name="T126">Am</text:span><text:span text:style-name="T126">azon</text:span><text:span text:style-name="T123">, y suponiendo además que el tiempo total que esta el proyecto en el servidor es “k” veces lo que estaría en </text:span><text:span text:style-name="T126">amazon</text:span><text:span text:style-name="T123"> por la disponibilidad de la </text:span><text:span text:style-name="T123">PC</text:span><text:span text:style-name="T123"> del voluntario. Suponemos </text:span><text:span text:style-name="T123">además</text:span><text:span text:style-name="T123"> que tenemos “N” tareas que duran “t” horas. Y tenemos en cuenta además que el costo de rentar en </text:span><text:span text:style-name="T126">A</text:span><text:span text:style-name="T126">mazon</text:span><text:span text:style-name="Fuente_20_de_20_párrafo_20_predeter."><text:span text:style-name="T126"> </text:span></text:span><text:span text:style-name="Fuente_20_de_20_párrafo_20_predeter."><text:span text:style-name="T127">una</text:span></text:span><text:span text:style-name="Fuente_20_de_20_párrafo_20_predeter."><text:span text:style-name="T126"> </text:span></text:span><text:span text:style-name="Fuente_20_de_20_párrafo_20_predeter."><text:span text:style-name="T126">PC W</text:span></text:span><text:span text:style-name="Fuente_20_de_20_párrafo_20_predeter."><text:span text:style-name="T126">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87"><draw:frame draw:style-name="fr12" draw:name="Object25" text:anchor-type="as-char" svg:y="-0.406cm" svg:width="10.43cm" svg:height="0.508cm"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88">(<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87"><draw:frame draw:style-name="fr13" draw:name="Object26" text:anchor-type="as-char" svg:width="10.156cm" svg:height="0.508cm"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88">(<text:sequence text:ref-name="refText7" text:name="Text" text:formula="ooow:Text+1" style:num-format="1">8</text:sequence>)</text:p>
              </table:table-cell>
            </table:table-row>
          </table:table-header-rows>
        </table:table>
        <text:p text:style-name="P11">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87"><draw:frame draw:style-name="fr13" draw:name="Object27" text:anchor-type="as-char" svg:width="10.95cm" svg:height="0.508cm"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88">(<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87"><draw:frame draw:style-name="fr13" draw:name="Object28" text:anchor-type="as-char" svg:width="9.788cm" svg:height="0.508cm"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88">(<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87"><draw:frame draw:style-name="fr13" draw:name="Object29" text:anchor-type="as-char" svg:width="9.186cm" svg:height="1.039cm"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88">(<text:sequence text:ref-name="refText10" text:name="Text" text:formula="ooow:Text+1" style:num-format="1">11</text:sequence>)</text:p>
              </table:table-cell>
            </table:table-row>
          </table:table-header-rows>
        </table:table>
        <text:p text:style-name="P12"><draw:frame draw:style-name="fr7" draw:name="graphics6" text:anchor-type="paragraph" svg:x="0cm" svg:y="0cm" svg:width="17.59cm" svg:height="13.192cm"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1"><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1">Otro análisis que interesante es el del la posible ganancia de los agentes, en este caso retomando la cota de la paga, y la definición de costo para el agente nos queda:</text:p>
        <text:p text:style-name="P61"/>
        <table:table table:name="Table32" table:style-name="Table32">
          <table:table-column table:style-name="Table32.A"/>
          <table:table-column table:style-name="Table32.B"/>
          <table:table-header-rows>
            <table:table-row>
              <table:table-cell table:style-name="Table32.A1" office:value-type="string">
                <text:p text:style-name="P87"><draw:frame draw:style-name="fr13" draw:name="Object30" text:anchor-type="as-char" svg:width="4.604cm" svg:height="0.467cm"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88">(<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87"><draw:frame draw:style-name="fr13" draw:name="Object31" text:anchor-type="as-char" svg:width="8.585cm" svg:height="0.506cm"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88">(<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87"><draw:frame draw:style-name="fr13" draw:name="Object32" text:anchor-type="as-char" svg:width="10.68cm" svg:height="0.506cm"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88">(<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87"><draw:frame draw:style-name="fr12" draw:name="Object33" text:anchor-type="as-char" svg:y="-0.404cm" svg:width="10.668cm" svg:height="0.506cm"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88">(<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87"><draw:frame draw:style-name="fr13" draw:name="Object34" text:anchor-type="as-char" svg:width="8.846cm" svg:height="0.506cm"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88">(<text:sequence text:ref-name="refText15" text:name="Text" text:formula="ooow:Text+1" style:num-format="1">16</text:sequence>)</text:p>
              </table:table-cell>
            </table:table-row>
          </table:table-header-rows>
        </table:table>
        <text:p text:style-name="Standard"><text:span text:style-name="Fuente_20_de_20_párrafo_20_predeter."><text:span text:style-name="T126"/></text:span></text:p>
        <text:p text:style-name="Text_20_body"><draw:frame draw:style-name="fr7" draw:name="graphics7" text:anchor-type="paragraph" svg:x="0cm" svg:y="0cm" svg:width="17.59cm" svg:height="13.192cm" draw:z-index="33"><draw:image xlink:href="Pictures/10000000000004B0000003847EC2F909.jpg" xlink:type="simple" xlink:show="embed" xlink:actuate="onLoad"/></draw:frame><text:soft-page-break/><text:span text:style-name="Fuente_20_de_20_párrafo_20_predeter."><text:span text:style-name="T126"/></text:span></text:p>
        <text:p text:style-name="P12">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27">Para un k razonable de 15 y un tiempo por tarea de 1h.</text:span></text:span><text:bookmark-end text:name="__DdeLink__3790_16440832381"/></text:p>
        <text:p text:style-name="P61"/>
        <table:table table:name="Table37" table:style-name="Table37">
          <table:table-column table:style-name="Table37.A"/>
          <table:table-column table:style-name="Table37.B"/>
          <table:table-header-rows>
            <table:table-row>
              <table:table-cell table:style-name="Table37.A1" office:value-type="string">
                <text:p text:style-name="P87"><draw:frame draw:style-name="fr12" draw:name="Object35" text:anchor-type="as-char" svg:y="-0.404cm" svg:width="8.846cm" svg:height="0.506cm"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88">(<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87"><draw:frame draw:style-name="fr13" draw:name="Object36" text:anchor-type="as-char" svg:width="8.072cm" svg:height="0.506cm"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88">(<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87"><draw:frame draw:style-name="fr13" draw:name="Object37" text:anchor-type="as-char" svg:width="3.604cm" svg:height="0.506cm"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88">(<text:sequence text:ref-name="refText18" text:name="Text" text:formula="ooow:Text+1" style:num-format="1">19</text:sequence>)</text:p>
              </table:table-cell>
            </table:table-row>
          </table:table-header-rows>
        </table:table>
        <text:p text:style-name="Standard"><text:span text:style-name="Fuente_20_de_20_párrafo_20_predeter."><text:span text:style-name="T126"/></text:span></text:p>
        <text:p text:style-name="P38"><text:span text:style-name="Fuente_20_de_20_párrafo_20_predeter."><text:span text:style-name="T127">por lo que para tareas de 1 hora se podría llegar a ganar hasta 22 centavos y pagar el gasto de energía consumida por el ordenador mientras el voluntario realiza tareas que dejan recursos ociosos.</text:span></text:span></text:p>
        <text:p text:style-name="P154"/>
        <text:p text:style-name="P155"><text:span text:style-name="Fuente_20_de_20_párrafo_20_predeter."><text:span text:style-name="T90"/></text:span></text:p>
        <text:p text:style-name="P151"><text:span text:style-name="Fuente_20_de_20_párrafo_20_predeter."><text:span text:style-name="T90">Conclusiones y Trabajo Futuro</text:span></text:span></text:p>
        <text:list xml:id="list729798495" text:continue-numbering="true" text:style-name="L15">
          <text:list-item>
            <text:list>
              <text:list-item>
                <text:list>
                  <text:list-header>
                    <text:p text:style-name="P110"><text:span text:style-name="Fuente_20_de_20_párrafo_20_predeter."><text:span text:style-name="T116">Cada día m</text:span></text:span><text:span text:style-name="Fuente_20_de_20_párrafo_20_predeter."><text:span text:style-name="T117">á</text:span></text:span><text:span text:style-name="Fuente_20_de_20_párrafo_20_predeter."><text:span text:style-name="T116">s y m</text:span></text:span><text:span text:style-name="Fuente_20_de_20_párrafo_20_predeter."><text:span text:style-name="T117">á</text:span></text:span><text:span text:style-name="Fuente_20_de_20_párrafo_20_predeter."><text:span text:style-name="T116">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17">es siempre</text:span></text:span><text:span text:style-name="Fuente_20_de_20_párrafo_20_predeter."><text:span text:style-name="T116">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17">volumen</text:span></text:span><text:span text:style-name="Fuente_20_de_20_párrafo_20_predeter."><text:span text:style-name="T116"> de datos y poder de cómputo comparable con grandes </text:span></text:span><text:span text:style-name="Fuente_20_de_20_párrafo_20_predeter."><text:span text:style-name="T119">clusters</text:span></text:span><text:span text:style-name="Fuente_20_de_20_párrafo_20_predeter."><text:span text:style-name="T116"> de súper computadoras, cuesta creer que máquinas hogareñas unidas logren un poder de cómputo cercano a 1.5 petaflops, cuando su dueño esta haciendo un </text:span></text:span><text:span text:style-name="Fuente_20_de_20_párrafo_20_predeter."><text:span text:style-name="T119">break, </text:span></text:span><text:span text:style-name="Fuente_20_de_20_párrafo_20_predeter."><text:span text:style-name="T120">dejando que funcione</text:span></text:span><text:span text:style-name="Fuente_20_de_20_párrafo_20_predeter."><text:span text:style-name="T116"> el </text:span></text:span><text:span text:style-name="Fuente_20_de_20_párrafo_20_predeter."><text:span text:style-name="T121">protector de pantallas.</text:span></text:span><text:span text:style-name="Fuente_20_de_20_párrafo_20_predeter."><text:span text:style-name="T116"> </text:span></text:span></text:p>
                    <text:p text:style-name="P110"><text:span text:style-name="Fuente_20_de_20_párrafo_20_predeter."><text:span text:style-name="T116">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19">GPL</text:span></text:span><text:span text:style-name="Fuente_20_de_20_párrafo_20_predeter."><text:span text:style-name="T116">, </text:span></text:span><text:span text:style-name="Fuente_20_de_20_párrafo_20_predeter."><text:span text:style-name="T119">LGPL</text:span></text:span><text:span text:style-name="Fuente_20_de_20_párrafo_20_predeter."><text:span text:style-name="T116">,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1547352215" text:style-name="L16">
          <text:list-item>
            <text:list>
              <text:list-item>
                <text:list>
                  <text:list-item>
                    <text:p text:style-name="P111"><text:span text:style-name="Fuente_20_de_20_párrafo_20_predeter."><text:span text:style-name="T116">Se analizaron y estudiaron el estado del arte de los sistemas de cómputo voluntario. </text:span></text:span></text:p>
                  </text:list-item>
                  <text:list-item>
                    <text:p text:style-name="P111"><text:span text:style-name="Fuente_20_de_20_párrafo_20_predeter."><text:span text:style-name="T116">Se relevaron tecnologías y frameworks utilizados. </text:span></text:span></text:p>
                  </text:list-item>
                  <text:list-item>
                    <text:p text:style-name="P111"><text:span text:style-name="Fuente_20_de_20_párrafo_20_predeter."><text:span text:style-name="T116">Se identificaron las arquitecturas de cada sistema en particular, describiendo sus componentes principales, su funcionamiento y su ciclo de vida. </text:span></text:span></text:p>
                  </text:list-item>
                  <text:list-item>
                    <text:p text:style-name="P111"><text:span text:style-name="Fuente_20_de_20_párrafo_20_predeter."><text:span text:style-name="T116">Se realizaron comparaciones de cada uno de ellos mediante un cuadro resumen, con las características más importantes de cada uno. </text:span></text:span></text:p>
                  </text:list-item>
                  <text:list-item>
                    <text:p text:style-name="P111"><text:span text:style-name="Fuente_20_de_20_párrafo_20_predeter."><text:span text:style-name="T116">Se relevaron los proyectos que estén utilizando esta metodología actualmente. </text:span></text:span></text:p>
                  </text:list-item>
                  <text:list-item>
                    <text:p text:style-name="P111"><text:span text:style-name="Fuente_20_de_20_párrafo_20_predeter."><text:span text:style-name="T116">Se cuantificaron este tipo de proyectos: poder de cómputo, cantidad de usuarios, países involucrados. </text:span></text:span></text:p>
                  </text:list-item>
                  <text:list-item>
                    <text:p text:style-name="P111"><text:span text:style-name="Fuente_20_de_20_párrafo_20_predeter."><text:span text:style-name="T116">Se identificaron las fortalezas y debilidades de estos sistemas. </text:span></text:span></text:p>
                  </text:list-item>
                  <text:list-item>
                    <text:p text:style-name="P111"><text:span text:style-name="Fuente_20_de_20_párrafo_20_predeter."><text:span text:style-name="T116">Se propusieron mejoras tanto a BOINC como a estos sistemas en general. </text:span></text:span></text:p>
                  </text:list-item>
                  <text:list-item>
                    <text:p text:style-name="P111"><text:span text:style-name="Fuente_20_de_20_párrafo_20_predeter."><text:span text:style-name="T116">Se efectuó un estudio de costos, aunque preliminar, que </text:span></text:span><text:span text:style-name="Fuente_20_de_20_párrafo_20_predeter."><text:span text:style-name="T122">dem</text:span></text:span><text:span text:style-name="Fuente_20_de_20_párrafo_20_predeter."><text:span text:style-name="T122">o</text:span></text:span><text:span text:style-name="Fuente_20_de_20_párrafo_20_predeter."><text:span text:style-name="T122">stró</text:span></text:span><text:span text:style-name="Fuente_20_de_20_párrafo_20_predeter."><text:span text:style-name="T116"> la factibilidad de hacer rentado este tipo de sistemas. </text:span></text:span></text:p>
                  </text:list-item>
                  <text:list-item>
                    <text:p text:style-name="P111"><text:span text:style-name="Fuente_20_de_20_párrafo_20_predeter."><text:span text:style-name="T116">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208009640" text:continue-list="list729798495" text:style-name="L15">
          <text:list-item>
            <text:list>
              <text:list-item>
                <text:list>
                  <text:list-header>
                    <text:p text:style-name="P110"><text:span text:style-name="Fuente_20_de_20_párrafo_20_predeter."><text:span text:style-name="T116">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10"><text:span text:style-name="Fuente_20_de_20_párrafo_20_predeter."><text:span text:style-name="T116">Lo anterior </text:span></text:span><text:span text:style-name="Fuente_20_de_20_párrafo_20_predeter."><text:span text:style-name="T116">no hace más que ejemplificar la gran</text:span></text:span><text:span text:style-name="Fuente_20_de_20_párrafo_20_predeter."><text:span text:style-name="T116"> heterogeneidad de los sistemas, no puede </text:span></text:span><text:soft-page-break/><text:span text:style-name="Fuente_20_de_20_párrafo_20_predeter."><text:span text:style-name="T116">identificarse claramente y "</text:span></text:span><text:span text:style-name="Fuente_20_de_20_párrafo_20_predeter."><text:span text:style-name="T119">a priori</text:span></text:span><text:span text:style-name="Fuente_20_de_20_párrafo_20_predeter."><text:span text:style-name="T116">" el mejor sistema de cómputo voluntario; sino que el investigador </text:span></text:span><text:span text:style-name="Fuente_20_de_20_párrafo_20_predeter."><text:span text:style-name="T116">(o administrador)</text:span></text:span><text:span text:style-name="Fuente_20_de_20_párrafo_20_predeter."><text:span text:style-name="T116"> encargado del proyecto debe evaluar cada uno de ellos dependiendo la arquitectura que se amolde m</text:span></text:span><text:span text:style-name="Fuente_20_de_20_párrafo_20_predeter."><text:span text:style-name="T116">á</text:span></text:span><text:span text:style-name="Fuente_20_de_20_párrafo_20_predeter."><text:span text:style-name="T116">s a sus necesidades y a los recursos voluntarios con los que disponga. </text:span></text:span></text:p>
                    <text:p text:style-name="P110"><text:span text:style-name="Fuente_20_de_20_párrafo_20_predeter."><text:span text:style-name="T116"/></text:span></text:p>
                    <text:p text:style-name="P110"><text:span text:style-name="Fuente_20_de_20_párrafo_20_predeter."><text:span text:style-name="T118">Trabajos futuros</text:span></text:span><text:span text:style-name="Fuente_20_de_20_párrafo_20_predeter."><text:span text:style-name="T116">: </text:span></text:span></text:p>
                    <text:p text:style-name="P110"><text:span text:style-name="Fuente_20_de_20_párrafo_20_predeter."><text:span text:style-name="T116">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0"><text:span text:style-name="Fuente_20_de_20_párrafo_20_predeter."><text:span text:style-name="T116">Por otro lado, </text:span></text:span><text:span text:style-name="Fuente_20_de_20_párrafo_20_predeter."><text:span text:style-name="T116">creemos que </text:span></text:span><text:span text:style-name="Fuente_20_de_20_párrafo_20_predeter."><text:span text:style-name="T116">las mejoras que dejamos </text:span></text:span><text:span text:style-name="Fuente_20_de_20_párrafo_20_predeter."><text:span text:style-name="T116">aquí </text:span></text:span><text:span text:style-name="Fuente_20_de_20_párrafo_20_predeter."><text:span text:style-name="T116">planteadas, deberían </text:span></text:span><text:span text:style-name="Fuente_20_de_20_párrafo_20_predeter."><text:span text:style-name="T116">ser </text:span></text:span><text:span text:style-name="Fuente_20_de_20_párrafo_20_predeter."><text:span text:style-name="T116">implementadas finalmente en sistemas de cómputo voluntario, para ayudar a la comunidad </text:span></text:span><text:span text:style-name="Fuente_20_de_20_párrafo_20_predeter."><text:span text:style-name="T116">tanto </text:span></text:span><text:span text:style-name="Fuente_20_de_20_párrafo_20_predeter."><text:span text:style-name="T116">de investigadores </text:span></text:span><text:span text:style-name="Fuente_20_de_20_párrafo_20_predeter."><text:span text:style-name="T116">como</text:span></text:span><text:span text:style-name="Fuente_20_de_20_párrafo_20_predeter."><text:span text:style-name="T116"> de voluntarios a tener sistemas más seguros, </text:span></text:span><text:span text:style-name="Fuente_20_de_20_párrafo_20_predeter."><text:span text:style-name="T116">eficientes</text:span></text:span><text:span text:style-name="Fuente_20_de_20_párrafo_20_predeter."><text:span text:style-name="T116"> y confiables. </text:span></text:span></text:p>
                    <text:p text:style-name="P110"><text:span text:style-name="Fuente_20_de_20_párrafo_20_predeter."><text:span text:style-name="T116">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2"><text:span text:style-name="Fuente_20_de_20_párrafo_20_predeter."><text:span text:style-name="T115"/></text:span></text:p>
        <text:p text:style-name="P149"><text:span text:style-name="Fuente_20_de_20_párrafo_20_predeter."><text:span text:style-name="T90">Bibliografía</text:span></text:span></text:p>
        <text:list xml:id="list876273672" text:continue-numbering="true" text:style-name="L15">
          <text:list-item>
            <text:list>
              <text:list-item>
                <text:list>
                  <text:list-header>
                    <text:p text:style-name="P110"><text:a xlink:type="simple" xlink:href="http://en.wikipedia.org/wiki/Volunteer_computing"><text:span text:style-name="Fuente_20_de_20_párrafo_20_predeter."><text:span text:style-name="T90">http://en.wikipedia.org/wiki/Volunteer_computing</text:span></text:span></text:a><text:span text:style-name="Fuente_20_de_20_párrafo_20_predeter."><text:span text:style-name="T90"> </text:span></text:span></text:p>
                    <text:p text:style-name="P110"><text:a xlink:type="simple" xlink:href="http://www.jgroups.org/taskdistribution.html"><text:span text:style-name="Fuente_20_de_20_párrafo_20_predeter."><text:span text:style-name="T90">http://www.jgroups.org/taskdistribution.html</text:span></text:span></text:a><text:span text:style-name="Fuente_20_de_20_párrafo_20_predeter."><text:span text:style-name="T90"> </text:span></text:span></text:p>
                    <text:p text:style-name="P110"><text:a xlink:type="simple" xlink:href="http://boinc.berkeley.edu/"><text:span text:style-name="Fuente_20_de_20_párrafo_20_predeter."><text:span text:style-name="T90">http://boinc.berkeley.edu</text:span></text:span></text:a><text:span text:style-name="Fuente_20_de_20_párrafo_20_predeter."><text:span text:style-name="T90"> </text:span></text:span></text:p>
                    <text:p text:style-name="P110"><text:a xlink:type="simple" xlink:href="http://boinc.berkeley.edu/trac/wiki/SecurityIssues"><text:span text:style-name="Fuente_20_de_20_párrafo_20_predeter."><text:span text:style-name="T90">http://boinc.berkeley.edu/trac/wiki/SecurityIssues</text:span></text:span></text:a><text:span text:style-name="Fuente_20_de_20_párrafo_20_predeter."><text:span text:style-name="T90"> </text:span></text:span></text:p>
                    <text:p text:style-name="P110"><text:a xlink:type="simple" xlink:href="http://boinc.berkeley.edu/trac/wiki/BoincPapers"><text:span text:style-name="Fuente_20_de_20_párrafo_20_predeter."><text:span text:style-name="T90">http://boinc.berkeley.edu/trac/wiki/BoincPapers</text:span></text:span></text:a><text:span text:style-name="Fuente_20_de_20_párrafo_20_predeter."><text:span text:style-name="T90"> </text:span></text:span></text:p>
                    <text:p text:style-name="P110"><text:a xlink:type="simple" xlink:href="http://www.spiritus-temporis.com/volunteer-computing/"><text:span text:style-name="Fuente_20_de_20_párrafo_20_predeter."><text:span text:style-name="T90">http://www.spiritus-temporis.com/volunteer-computing/</text:span></text:span></text:a></text:p>
                    <text:p text:style-name="P110"><text:a xlink:type="simple" xlink:href="http://www.xtremwebch.net/"><text:span text:style-name="Fuente_20_de_20_párrafo_20_predeter."><text:span text:style-name="T90">http://www.xtremwebch.net/</text:span></text:span></text:a><text:span text:style-name="Fuente_20_de_20_párrafo_20_predeter."><text:span text:style-name="T90"> </text:span></text:span></text:p>
                    <text:p text:style-name="P110"><text:a xlink:type="simple" xlink:href="http://tengrid.com/wiki1/index.php?title=Xgrid"><text:span text:style-name="Fuente_20_de_20_párrafo_20_predeter."><text:span text:style-name="T90">http://tengrid.com/wiki1/index.php?title=Xgrid</text:span></text:span></text:a><text:span text:style-name="Fuente_20_de_20_párrafo_20_predeter."><text:span text:style-name="T90"> </text:span></text:span></text:p>
                    <text:p text:style-name="P110"><text:a xlink:type="simple" xlink:href="http://www.univa.com/products/grid-mp.php"><text:span text:style-name="Fuente_20_de_20_párrafo_20_predeter."><text:span text:style-name="T90">http://www.univa.com/products/grid-mp.php</text:span></text:span></text:a><text:span text:style-name="Fuente_20_de_20_párrafo_20_predeter."><text:span text:style-name="T90"> </text:span></text:span></text:p>
                    <text:p text:style-name="P110"><text:a xlink:type="simple" xlink:href="http://sourceforge.net/projects/slinc/"><text:span text:style-name="Fuente_20_de_20_párrafo_20_predeter."><text:span text:style-name="T90">http://sourceforge.net/projects/slinc/</text:span></text:span></text:a><text:span text:style-name="Fuente_20_de_20_párrafo_20_predeter."><text:span text:style-name="T90"> </text:span></text:span></text:p>
                    <text:p text:style-name="P110"><text:a xlink:type="simple" xlink:href="http://ostatic.com/slinc"><text:span text:style-name="Fuente_20_de_20_párrafo_20_predeter."><text:span text:style-name="T90">http://ostatic.com/slinc</text:span></text:span></text:a><text:span text:style-name="Fuente_20_de_20_párrafo_20_predeter."><text:span text:style-name="T90"> </text:span></text:span></text:p>
                    <text:p text:style-name="P110"><text:a xlink:type="simple" xlink:href="http://dghep.lal.in2p3.fr/lal/doc/xwhep.html"><text:span text:style-name="Fuente_20_de_20_párrafo_20_predeter."><text:span text:style-name="T90">http://dghep.lal.in2p3.fr/lal/doc/xwhep.html</text:span></text:span></text:a><text:span text:style-name="Fuente_20_de_20_párrafo_20_predeter."><text:span text:style-name="T90"> </text:span></text:span></text:p>
                    <text:p text:style-name="P110"><text:a xlink:type="simple" xlink:href="http://www.mersenne.org/"><text:span text:style-name="Fuente_20_de_20_párrafo_20_predeter."><text:span text:style-name="T90">http://www.mersenne.org/</text:span></text:span></text:a><text:span text:style-name="Fuente_20_de_20_párrafo_20_predeter."><text:span text:style-name="T90"> </text:span></text:span></text:p>
                    <text:p text:style-name="P110"><text:a xlink:type="simple" xlink:href="http://setiathome.berkeley.edu/"><text:span text:style-name="Fuente_20_de_20_párrafo_20_predeter."><text:span text:style-name="T90">http://setiathome.berkeley.edu</text:span></text:span></text:a><text:span text:style-name="Fuente_20_de_20_párrafo_20_predeter."><text:span text:style-name="T90"> </text:span></text:span></text:p>
                    <text:p text:style-name="P110"><text:a xlink:type="simple" xlink:href="http://cnmm.tsinghua.edu.cn/contents/51/263.html"><text:span text:style-name="Fuente_20_de_20_párrafo_20_predeter."><text:span text:style-name="T90">http://cnmm.tsinghua.edu.cn/contents/51/263.html</text:span></text:span></text:a><text:span text:style-name="Fuente_20_de_20_párrafo_20_predeter."><text:span text:style-name="T90"> </text:span></text:span></text:p>
                    <text:p text:style-name="P110"><text:a xlink:type="simple" xlink:href="http://cleanenergy.harvard.edu/go/"><text:span text:style-name="Fuente_20_de_20_párrafo_20_predeter."><text:span text:style-name="T90">http://cleanenergy.harvard.edu/go/</text:span></text:span></text:a><text:span text:style-name="Fuente_20_de_20_párrafo_20_predeter."><text:span text:style-name="T90"> </text:span></text:span></text:p>
                    <text:p text:style-name="P110"><text:a xlink:type="simple" xlink:href="http://www.ibercivis.es/index.php?module=public&amp;section=channels&amp;action=view&amp;id_channel=5&amp;id_subchannel=42"><text:span text:style-name="Fuente_20_de_20_párrafo_20_predeter."><text:span text:style-name="T90">http://www.ibercivis.es/index.php?module=public&amp;section=channels&amp;action=view&amp;id_channel=5&amp;id_subchannel=42</text:span></text:span></text:a></text:p>
                    <text:p text:style-name="P110"><text:a xlink:type="simple" xlink:href="http://lhcathome.cern.ch/"><text:span text:style-name="Fuente_20_de_20_párrafo_20_predeter."><text:span text:style-name="T90">http://lhcathome.cern.ch/</text:span></text:span></text:a><text:span text:style-name="Fuente_20_de_20_párrafo_20_predeter."><text:span text:style-name="T90"> </text:span></text:span></text:p>
                    <text:p text:style-name="P110"><text:a xlink:type="simple" xlink:href="http://www.ps3grid.net/pub/ps3grid_chapter.pdf"><text:span text:style-name="Fuente_20_de_20_párrafo_20_predeter."><text:span text:style-name="T90">http://www.ps3grid.net/pub/ps3grid_chapter.pdf</text:span></text:span></text:a><text:span text:style-name="Fuente_20_de_20_párrafo_20_predeter."><text:span text:style-name="T90"> </text:span></text:span><text:a xlink:type="simple" xlink:href="http://www.upf.edu/enoticies/es/0708/0705.html"><text:span text:style-name="Fuente_20_de_20_párrafo_20_predeter."><text:span text:style-name="T91">http://www.upf.edu/enoticies/es/0708/0705.html</text:span></text:span></text:a><text:span text:style-name="Fuente_20_de_20_párrafo_20_predeter."><text:span text:style-name="T91"> </text:span></text:span></text:p>
                    <text:p text:style-name="P110"><text:a xlink:type="simple" xlink:href="http://www.ps3grid.net/"><text:span text:style-name="Fuente_20_de_20_párrafo_20_predeter."><text:span text:style-name="T91">http://www.ps3grid.net/</text:span></text:span></text:a><text:span text:style-name="Fuente_20_de_20_párrafo_20_predeter."><text:span text:style-name="T91"> </text:span></text:span></text:p>
                    <text:p text:style-name="P110"><text:a xlink:type="simple" xlink:href="http://www.unitedboinc.com/projects/116-ps3grid"><text:span text:style-name="Fuente_20_de_20_párrafo_20_predeter."><text:span text:style-name="T91">http://www.unitedboinc.com/projects/116-ps3grid</text:span></text:span></text:a><text:span text:style-name="Fuente_20_de_20_párrafo_20_predeter."><text:span text:style-name="T91"> </text:span></text:span></text:p>
                    <text:p text:style-name="P110"><text:a xlink:type="simple" xlink:href="http://home.edges-grid.eu/home/"><text:span text:style-name="Fuente_20_de_20_párrafo_20_predeter."><text:span text:style-name="T91">http://home.edges-grid.eu/home/</text:span></text:span></text:a><text:span text:style-name="Fuente_20_de_20_párrafo_20_predeter."><text:span text:style-name="T91"> </text:span></text:span></text:p>
                    <text:p text:style-name="P110"><text:a xlink:type="simple" xlink:href="http://setiathome.berkeley.edu/forum_thread.php?id=28132"><text:span text:style-name="Fuente_20_de_20_párrafo_20_predeter."><text:span text:style-name="T91">http://setiathome.berkeley.edu/forum_thread.php?id=28132</text:span></text:span></text:a><text:span text:style-name="Fuente_20_de_20_párrafo_20_predeter."><text:span text:style-name="T91"> </text:span></text:span></text:p>
                    <text:p text:style-name="P110"><text:a xlink:type="simple" xlink:href="http://boinc.berkeley.edu/trac/wiki/SecurityIssues"><text:span text:style-name="Fuente_20_de_20_párrafo_20_predeter."><text:span text:style-name="T91">http://boinc.berkeley.edu/trac/wiki/SecurityIssues</text:span></text:span></text:a><text:span text:style-name="Fuente_20_de_20_párrafo_20_predeter."><text:span text:style-name="T91"> </text:span></text:span></text:p>
                    <text:p text:style-name="P110"><text:a xlink:type="simple" xlink:href="http://www.boinc-wiki.info/Security_in_BOINC"><text:span text:style-name="Fuente_20_de_20_párrafo_20_predeter."><text:span text:style-name="T91">http://www.boinc-wiki.info/Security_in_BOINC</text:span></text:span></text:a><text:span text:style-name="Fuente_20_de_20_párrafo_20_predeter."><text:span text:style-name="T91"> </text:span></text:span></text:p>
                    <text:p text:style-name="P110"><text:a xlink:type="simple" xlink:href="http://www.boinc-wiki.info/BOINC_FAQ:_Security"><text:span text:style-name="Fuente_20_de_20_párrafo_20_predeter."><text:span text:style-name="T91">http://www.boinc-wiki.info/BOINC_FAQ:_Security</text:span></text:span></text:a><text:span text:style-name="Fuente_20_de_20_párrafo_20_predeter."><text:span text:style-name="T91"> </text:span></text:span></text:p>
                    <text:p text:style-name="P110"><text:a xlink:type="simple" xlink:href="http://www.allprojectstats.com/"><text:span text:style-name="Fuente_20_de_20_párrafo_20_predeter."><text:span text:style-name="T91">http://www.allprojectstats.com/</text:span></text:span></text:a><text:span text:style-name="Fuente_20_de_20_párrafo_20_predeter."><text:span text:style-name="T91"> </text:span></text:span></text:p>
                    <text:p text:style-name="P110"><text:a xlink:type="simple" xlink:href="http://tengrid.com/wiki1/index.php?title=Bugs_and_Missing_Functionality"><text:span text:style-name="Fuente_20_de_20_párrafo_20_predeter."><text:span text:style-name="T91">http://tengrid.com/wiki1/index.php?title=Bugs_and_Missing_Functionality</text:span></text:span></text:a><text:span text:style-name="Fuente_20_de_20_párrafo_20_predeter."><text:span text:style-name="T91"> </text:span></text:span></text:p>
                    <text:p text:style-name="P110"><text:a xlink:type="simple" xlink:href="http://www.sg.com.mx/content/view/767"><text:span text:style-name="Fuente_20_de_20_párrafo_20_predeter."><text:span text:style-name="T91">http://www.sg.com.mx/content/view/767</text:span></text:span></text:a></text:p>
                  </text:list-header>
                </text:list>
              </text:list-item>
            </text:list>
          </text:list-item>
        </text:list>
        <text:p text:style-name="P62"><text:span text:style-name="Fuente_20_de_20_párrafo_20_predeter."><text:span text:style-name="T90"/></text:span></text:p>
        <text:list xml:id="list1460024006" text:style-name="L17">
          <text:list-item>
            <text:p text:style-name="P114"><text:soft-page-break/><text:span text:style-name="Fuente_20_de_20_párrafo_20_predeter."><text:span text:style-name="T90">Advances in Grid and Pervasive Computing: 5th International Conference, Bellavista, Paolo Chang; Ruay-Shiung; Chao, Han-Chieh; Lin, Shin-Feng </text:span></text:span></text:p>
          </text:list-item>
          <text:list-item>
            <text:p text:style-name="P114"><text:span text:style-name="Fuente_20_de_20_párrafo_20_predeter."><text:span text:style-name="T90">WordWide computing and its applications, Yoshifumi, Takuya Katayama, Michiharu Tsukamoto. </text:span></text:span></text:p>
          </text:list-item>
          <text:list-item>
            <text:p text:style-name="P114"><text:span text:style-name="Fuente_20_de_20_párrafo_20_predeter."><text:span text:style-name="T90">The Pillars of Computation Theory: State, Encoding, Nondeterminis, Arnold L. Rosenberg. </text:span></text:span></text:p>
          </text:list-item>
          <text:list-item>
            <text:p text:style-name="P114"><text:span text:style-name="Fuente_20_de_20_párrafo_20_predeter."><text:span text:style-name="T90">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14"><text:span text:style-name="Fuente_20_de_20_párrafo_20_predeter."><text:span text:style-name="T90">"RPC-V: Toward Fault-Tolerant RPC for Internet Connected Desktop Grids with Volatile Nodes." - </text:span></text:span><text:a xlink:type="simple" xlink:href="http://portal.acm.org/citation.cfm?id=1049983"><text:span text:style-name="Fuente_20_de_20_párrafo_20_predeter."><text:span text:style-name="T90">http://portal.acm.org/citation.cfm?id=1049983</text:span></text:span></text:a></text:p>
          </text:list-item>
          <text:list-item>
            <text:p text:style-name="P114"><text:span text:style-name="Fuente_20_de_20_párrafo_20_predeter."><text:span text:style-name="T90">Ian Sommerville - Software Engineering 8th Edition.pdf</text:span></text:span></text:p>
          </text:list-item>
        </text:list>
        <text:p text:style-name="P149"><text:span text:style-name="Fuente_20_de_20_párrafo_20_predeter."><text:span text:style-name="T90">Apéndice A</text:span></text:span></text:p>
        <text:p text:style-name="Text_20_body"><text:span text:style-name="Fuente_20_de_20_párrafo_20_predeter."><text:span text:style-name="T124">Esta seccion debe llenarse con datos formateados de la demo.</text:span></text:span><text:span text:style-name="Fuente_20_de_20_párrafo_20_predeter."><text:span text:style-name="T124">.</text:span></text:span></text:p>
        <text:p text:style-name="Text_20_body"><text:span text:style-name="Fuente_20_de_20_párrafo_20_predeter."><text:span text:style-name="T90"/></text:span></text:p>
        <text:h text:style-name="P122" text:outline-level="3"><text:span text:style-name="Fuente_20_de_20_párrafo_20_predeter."><text:span text:style-name="T125"/></text:span></text:h>
        <text:p text:style-name="P74"><text:span text:style-name="Fuente_20_de_20_párrafo_20_predeter."><text:span text:style-name="T125"/></text:span></text:p>
        <text:p text:style-name="P38"><draw:frame draw:style-name="fr6" draw:name="gráficos17" text:anchor-type="paragraph" svg:x="5.787cm" svg:y="0.079cm" svg:width="4.105cm" svg:height="1.61cm" draw:z-index="27"><draw:image xlink:href="Pictures/10000000000000580000001F5C86DAED.png" xlink:type="simple" xlink:show="embed" xlink:actuate="onLoad"/></draw:frame><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Análisis y Mejoras de Sistemas de Cómputo Voluntario by Javier Jorge, Eduardo Sanchez is licensed under a </text:span></text:span><text:a xlink:type="simple" xlink:href="http://creativecommons.org/licenses/by-nc-sa/3.0/"><text:span text:style-name="Fuente_20_de_20_párrafo_20_predeter."><text:span text:style-name="T125">Creative Commons Atribución-NoComercial-CompartirDerivadasIgual 3.0 Unported License</text:span></text:span></text:a><text:span text:style-name="Fuente_20_de_20_párrafo_20_predeter."><text:span text:style-name="T125">.</text:span></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text:span></text:p>
        <text:p text:style-name="P38"><text:span text:style-name="Fuente_20_de_20_párrafo_20_predeter."><text:span text:style-name="T125">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7</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7</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2-04T17:54:05</dc:date>
    <meta:editing-cycles>502</meta:editing-cycles>
    <meta:editing-duration>PT171H12M47S</meta:editing-duration>
    <meta:document-statistic meta:table-count="22" meta:image-count="31" meta:object-count="20" meta:page-count="68" meta:paragraph-count="916" meta:word-count="19315" meta:character-count="123245"/>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